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49.41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40.11pt"/>
    </style:style>
    <style:style style:name="co7" style:family="table-column">
      <style:table-column-properties fo:break-before="auto" style:column-width="114.24pt"/>
    </style:style>
    <style:style style:name="co8" style:family="table-column">
      <style:table-column-properties fo:break-before="auto" style:column-width="104.94pt"/>
    </style:style>
    <style:style style:name="co9" style:family="table-column">
      <style:table-column-properties fo:break-before="auto" style:column-width="95.7pt"/>
    </style:style>
    <style:style style:name="co10" style:family="table-column">
      <style:table-column-properties fo:break-before="auto" style:column-width="111.91pt"/>
    </style:style>
    <style:style style:name="co11" style:family="table-column">
      <style:table-column-properties fo:break-before="auto" style:column-width="55.56pt"/>
    </style:style>
    <style:style style:name="co12" style:family="table-column">
      <style:table-column-properties fo:break-before="auto" style:column-width="115pt"/>
    </style:style>
    <style:style style:name="co13" style:family="table-column">
      <style:table-column-properties fo:break-before="auto" style:column-width="108.06pt"/>
    </style:style>
    <style:style style:name="co14" style:family="table-column">
      <style:table-column-properties fo:break-before="auto" style:column-width="125.04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52.05pt"/>
    </style:style>
    <style:style style:name="co17" style:family="table-column">
      <style:table-column-properties fo:break-before="auto" style:column-width="148.2pt"/>
    </style:style>
    <style:style style:name="co18" style:family="table-column">
      <style:table-column-properties fo:break-before="auto" style:column-width="239.3pt"/>
    </style:style>
    <style:style style:name="co19" style:family="table-column">
      <style:table-column-properties fo:break-before="auto" style:column-width="121.21pt"/>
    </style:style>
    <style:style style:name="co20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 style:data-style-name="N6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Standard</text:p>
          </table:table-cell>
          <table:table-cell office:value-type="float" office:value="0.207318874394479" calcext:value-type="float">
            <text:p>0.2073188743944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ddition</text:p>
          </table:table-cell>
          <table:table-cell table:number-columns-repeated="2"/>
          <table:table-cell table:style-name="ce1" office:value-type="string" calcext:value-type="string">
            <text:p>1 / 10</text:p>
          </table:table-cell>
          <table:table-cell/>
          <table:table-cell office:value-type="string" calcext:value-type="string">
            <text:p>1 / 50</text:p>
          </table:table-cell>
          <table:table-cell/>
          <table:table-cell office:value-type="string" calcext:value-type="string">
            <text:p>1 / 100</text:p>
          </table:table-cell>
          <table:table-cell/>
          <table:table-cell office:value-type="string" calcext:value-type="string">
            <text:p>1 / 500</text:p>
          </table:table-cell>
          <table:table-cell/>
          <table:table-cell office:value-type="string" calcext:value-type="string">
            <text:p>1 / 1000</text:p>
          </table:table-cell>
          <table:table-cell/>
          <table:table-cell office:value-type="string" calcext:value-type="string">
            <text:p>1 / 5000</text:p>
          </table:table-cell>
          <table:table-cell/>
          <table:table-cell office:value-type="string" calcext:value-type="string">
            <text:p>1 / 1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Parameter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f1</text:p>
          </table:table-cell>
          <table:table-cell office:value-type="float" office:value="1.24995235090175" calcext:value-type="float">
            <text:p>1.24995235090175</text:p>
          </table:table-cell>
          <table:table-cell table:formula="of:=[.$D4]+(1/10)*[.$D4]" office:value-type="float" office:value="1.37494758599193" calcext:value-type="float">
            <text:p>1.37494758599193</text:p>
          </table:table-cell>
          <table:table-cell office:value-type="float" office:value="0.666047457598817" calcext:value-type="float">
            <text:p>0.666047457598817</text:p>
          </table:table-cell>
          <table:table-cell table:formula="of:=[.$D4]+(1/50)*[.$D4]" office:value-type="float" office:value="1.27495139791979" calcext:value-type="float">
            <text:p>1.27495139791979</text:p>
          </table:table-cell>
          <table:table-cell office:value-type="float" office:value="0.277901824368565" calcext:value-type="float">
            <text:p>0.277901824368565</text:p>
          </table:table-cell>
          <table:table-cell table:formula="of:=[.$D4]+(1/100)*[.$D4]" office:value-type="float" office:value="1.26245187441077" calcext:value-type="float">
            <text:p>1.26245187441077</text:p>
          </table:table-cell>
          <table:table-cell office:value-type="float" office:value="0.241226784029387" calcext:value-type="float">
            <text:p>0.241226784029387</text:p>
          </table:table-cell>
          <table:table-cell table:formula="of:=[.$D4]+(1/500)*[.$D4]" office:value-type="float" office:value="1.25245225560355" calcext:value-type="float">
            <text:p>1.25245225560355</text:p>
          </table:table-cell>
          <table:table-cell office:value-type="float" office:value="0.213877080871049" calcext:value-type="float">
            <text:p>0.213877080871049</text:p>
          </table:table-cell>
          <table:table-cell table:formula="of:=[.$D4]+(1/1000)*[.$D4]" office:value-type="float" office:value="1.25120230325265" calcext:value-type="float">
            <text:p>1.25120230325265</text:p>
          </table:table-cell>
          <table:table-cell office:value-type="float" office:value="0.21058395366108" calcext:value-type="float">
            <text:p>0.21058395366108</text:p>
          </table:table-cell>
          <table:table-cell table:formula="of:=[.$D4]+(1/5000)*[.$D4]" office:value-type="float" office:value="1.25020234137193" calcext:value-type="float">
            <text:p>1.25020234137193</text:p>
          </table:table-cell>
          <table:table-cell office:value-type="float" office:value="0.207969644390332" calcext:value-type="float">
            <text:p>0.207969644390332</text:p>
          </table:table-cell>
          <table:table-cell table:formula="of:=[.$D4]+(1/10000)*[.$D4]" office:value-type="float" office:value="1.25007734613684" calcext:value-type="float">
            <text:p>1.25007734613684</text:p>
          </table:table-cell>
          <table:table-cell office:value-type="float" office:value="0.207644118963093" calcext:value-type="float">
            <text:p>0.2076441189630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b1</text:p>
          </table:table-cell>
          <table:table-cell office:value-type="float" office:value="0.0000324923652092156" calcext:value-type="float">
            <text:p>3.24923652092156E-05</text:p>
          </table:table-cell>
          <table:table-cell table:formula="of:=[.$D5]+(1/10)*[.$D5]" office:value-type="float" office:value="0.0000357416017301372" calcext:value-type="float">
            <text:p>3.57416017301372E-05</text:p>
          </table:table-cell>
          <table:table-cell office:value-type="float" office:value="0.207318782250394" calcext:value-type="float">
            <text:p>0.207318782250394</text:p>
          </table:table-cell>
          <table:table-cell table:formula="of:=[.$D5]+(1/50)*[.$D5]" office:value-type="float" office:value="0.0000331422125133999" calcext:value-type="float">
            <text:p>3.31422125133999E-05</text:p>
          </table:table-cell>
          <table:table-cell office:value-type="float" office:value="0.207318857117459" calcext:value-type="float">
            <text:p>0.207318857117459</text:p>
          </table:table-cell>
          <table:table-cell table:formula="of:=[.$D5]+(1/100)*[.$D5]" office:value-type="float" office:value="0.0000328172888613077" calcext:value-type="float">
            <text:p>3.28172888613077E-05</text:p>
          </table:table-cell>
          <table:table-cell office:value-type="float" office:value="0.207318865755972" calcext:value-type="float">
            <text:p>0.207318865755972</text:p>
          </table:table-cell>
          <table:table-cell table:formula="of:=[.$D5]+(1/500)*[.$D5]" office:value-type="float" office:value="0.000032557349939634" calcext:value-type="float">
            <text:p>3.2557349939634E-05</text:p>
          </table:table-cell>
          <table:table-cell office:value-type="float" office:value="0.207318871514977" calcext:value-type="float">
            <text:p>0.207318871514977</text:p>
          </table:table-cell>
          <table:table-cell table:formula="of:=[.$D5]+(1/1000)*[.$D5]" office:value-type="float" office:value="0.0000325248575744248" calcext:value-type="float">
            <text:p>3.25248575744248E-05</text:p>
          </table:table-cell>
          <table:table-cell office:value-type="float" office:value="0.207318874394479" calcext:value-type="float">
            <text:p>0.207318874394479</text:p>
          </table:table-cell>
          <table:table-cell table:formula="of:=[.$D5]+(1/5000)*[.$D5]" office:value-type="float" office:value="0.0000324988636822574" calcext:value-type="float">
            <text:p>3.24988636822574E-05</text:p>
          </table:table-cell>
          <table:table-cell office:value-type="float" office:value="0.207318874394479" calcext:value-type="float">
            <text:p>0.207318874394479</text:p>
          </table:table-cell>
          <table:table-cell table:formula="of:=[.$D5]+(1/10000)*[.$D5]" office:value-type="float" office:value="0.0000324956144457365" calcext:value-type="float">
            <text:p>3.24956144457365E-05</text:p>
          </table:table-cell>
          <table:table-cell office:value-type="float" office:value="0.207318874394479" calcext:value-type="float">
            <text:p>0.2073188743944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f2</text:p>
          </table:table-cell>
          <table:table-cell office:value-type="float" office:value="0.00470222341941004" calcext:value-type="float">
            <text:p>0.00470222341941</text:p>
          </table:table-cell>
          <table:table-cell table:formula="of:=[.$D6]+(1/10)*[.$D6]" office:value-type="float" office:value="0.00517244576135105" calcext:value-type="float">
            <text:p>0.005172445761351</text:p>
          </table:table-cell>
          <table:table-cell/>
          <table:table-cell table:formula="of:=[.$D6]+(1/50)*[.$D6]" office:value-type="float" office:value="0.00479626788779824" calcext:value-type="float">
            <text:p>0.004796267887798</text:p>
          </table:table-cell>
          <table:table-cell office:value-type="float" office:value="0.217074870457042" calcext:value-type="float">
            <text:p>0.217074870457042</text:p>
          </table:table-cell>
          <table:table-cell table:formula="of:=[.$D6]+(1/100)*[.$D6]" office:value-type="float" office:value="0.00474924565360414" calcext:value-type="float">
            <text:p>0.004749245653604</text:p>
          </table:table-cell>
          <table:table-cell office:value-type="float" office:value="0.210842125680988" calcext:value-type="float">
            <text:p>0.210842125680988</text:p>
          </table:table-cell>
          <table:table-cell table:formula="of:=[.$D6]+(1/500)*[.$D6]" office:value-type="float" office:value="0.00471162786624886" calcext:value-type="float">
            <text:p>0.004711627866249</text:p>
          </table:table-cell>
          <table:table-cell office:value-type="float" office:value="0.207803745027984" calcext:value-type="float">
            <text:p>0.207803745027984</text:p>
          </table:table-cell>
          <table:table-cell table:formula="of:=[.$D6]+(1/1000)*[.$D6]" office:value-type="float" office:value="0.00470692564282945" calcext:value-type="float">
            <text:p>0.004706925642829</text:p>
          </table:table-cell>
          <table:table-cell office:value-type="float" office:value="0.207547477906531" calcext:value-type="float">
            <text:p>0.207547477906531</text:p>
          </table:table-cell>
          <table:table-cell table:formula="of:=[.$D6]+(1/5000)*[.$D6]" office:value-type="float" office:value="0.00470316386409392" calcext:value-type="float">
            <text:p>0.004703163864094</text:p>
          </table:table-cell>
          <table:table-cell office:value-type="float" office:value="0.207362378929576" calcext:value-type="float">
            <text:p>0.207362378929576</text:p>
          </table:table-cell>
          <table:table-cell table:formula="of:=[.$D6]+(1/10000)*[.$D6]" office:value-type="float" office:value="0.00470269364175198" calcext:value-type="float">
            <text:p>0.004702693641752</text:p>
          </table:table-cell>
          <table:table-cell office:value-type="float" office:value="0.207340488055247" calcext:value-type="float">
            <text:p>0.2073404880552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b2</text:p>
          </table:table-cell>
          <table:table-cell office:value-type="float" office:value="0" calcext:value-type="float">
            <text:p>0</text:p>
          </table:table-cell>
          <table:table-cell table:formula="of:=(1/10)*1/10000" office:value-type="float" office:value="0.00001" calcext:value-type="float">
            <text:p>1E-05</text:p>
          </table:table-cell>
          <table:table-cell office:value-type="float" office:value="0.207323714758178" calcext:value-type="float">
            <text:p>0.207323714758178</text:p>
          </table:table-cell>
          <table:table-cell table:formula="of:=(1/50)*1/10000" office:value-type="float" office:value="0.000002" calcext:value-type="float">
            <text:p>2E-06</text:p>
          </table:table-cell>
          <table:table-cell office:value-type="float" office:value="0.207319840291282" calcext:value-type="float">
            <text:p>0.207319840291282</text:p>
          </table:table-cell>
          <table:table-cell table:formula="of:=(1/100)*1/10000" office:value-type="float" office:value="0.000001" calcext:value-type="float">
            <text:p>1E-06</text:p>
          </table:table-cell>
          <table:table-cell office:value-type="float" office:value="0.207319357206869" calcext:value-type="float">
            <text:p>0.207319357206869</text:p>
          </table:table-cell>
          <table:table-cell table:formula="of:=(1/500)*1/10000" office:value-type="float" office:value="0.0000002" calcext:value-type="float">
            <text:p>2E-07</text:p>
          </table:table-cell>
          <table:table-cell office:value-type="float" office:value="0.207318970935194" calcext:value-type="float">
            <text:p>0.207318970935194</text:p>
          </table:table-cell>
          <table:table-cell table:formula="of:=(1/1000)*1/10000" office:value-type="float" office:value="0.0000001" calcext:value-type="float">
            <text:p>1E-07</text:p>
          </table:table-cell>
          <table:table-cell office:value-type="float" office:value="0.207318922663476" calcext:value-type="float">
            <text:p>0.207318922663476</text:p>
          </table:table-cell>
          <table:table-cell table:formula="of:=(1/5000)*1/10000" office:value-type="float" office:value="0.00000002" calcext:value-type="float">
            <text:p>2E-08</text:p>
          </table:table-cell>
          <table:table-cell office:value-type="float" office:value="0.20731888404806" calcext:value-type="float">
            <text:p>0.20731888404806</text:p>
          </table:table-cell>
          <table:table-cell table:formula="of:=(1/10000)*1/10000" office:value-type="float" office:value="0.00000001" calcext:value-type="float">
            <text:p>1E-08</text:p>
          </table:table-cell>
          <table:table-cell office:value-type="float" office:value="0.207318879221255" calcext:value-type="float">
            <text:p>0.2073188792212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f3</text:p>
          </table:table-cell>
          <table:table-cell office:value-type="float" office:value="10.3854909350185" calcext:value-type="float">
            <text:p>10.3854909350185</text:p>
          </table:table-cell>
          <table:table-cell table:formula="of:=[.$D8]+(1/10)*[.$D8]" office:value-type="float" office:value="11.4240400285204" calcext:value-type="float">
            <text:p>11.4240400285204</text:p>
          </table:table-cell>
          <table:table-cell/>
          <table:table-cell table:formula="of:=[.$D8]+(1/50)*[.$D8]" office:value-type="float" office:value="10.5932007537189" calcext:value-type="float">
            <text:p>10.5932007537189</text:p>
          </table:table-cell>
          <table:table-cell office:value-type="float" office:value="0.223240078568887" calcext:value-type="float">
            <text:p>0.223240078568887</text:p>
          </table:table-cell>
          <table:table-cell table:formula="of:=[.$D8]+(1/100)*[.$D8]" office:value-type="float" office:value="10.4893458443687" calcext:value-type="float">
            <text:p>10.4893458443687</text:p>
          </table:table-cell>
          <table:table-cell office:value-type="float" office:value="0.215204744441335" calcext:value-type="float">
            <text:p>0.215204744441335</text:p>
          </table:table-cell>
          <table:table-cell table:formula="of:=[.$D8]+(1/500)*[.$D8]" office:value-type="float" office:value="10.4062619168885" calcext:value-type="float">
            <text:p>10.4062619168885</text:p>
          </table:table-cell>
          <table:table-cell office:value-type="float" office:value="0.208884003912339" calcext:value-type="float">
            <text:p>0.208884003912339</text:p>
          </table:table-cell>
          <table:table-cell table:formula="of:=[.$D8]+(1/1000)*[.$D8]" office:value-type="float" office:value="10.3958764259535" calcext:value-type="float">
            <text:p>10.3958764259535</text:p>
          </table:table-cell>
          <table:table-cell office:value-type="float" office:value="0.208100683625587" calcext:value-type="float">
            <text:p>0.208100683625587</text:p>
          </table:table-cell>
          <table:table-cell table:formula="of:=[.$D8]+(1/5000)*[.$D8]" office:value-type="float" office:value="10.3875680332055" calcext:value-type="float">
            <text:p>10.3875680332055</text:p>
          </table:table-cell>
          <table:table-cell office:value-type="float" office:value="0.207475115268058" calcext:value-type="float">
            <text:p>0.207475115268058</text:p>
          </table:table-cell>
          <table:table-cell table:formula="of:=[.$D8]+(1/10000)*[.$D8]" office:value-type="float" office:value="10.386529484112" calcext:value-type="float">
            <text:p>10.386529484112</text:p>
          </table:table-cell>
          <table:table-cell office:value-type="float" office:value="0.20739698726772" calcext:value-type="float">
            <text:p>0.207396987267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b3</text:p>
          </table:table-cell>
          <table:table-cell office:value-type="float" office:value="0.00619716585496436" calcext:value-type="float">
            <text:p>0.006197165854964</text:p>
          </table:table-cell>
          <table:table-cell table:formula="of:=[.$D9]+(1/10)*[.$D9]" office:value-type="float" office:value="0.0068168824404608" calcext:value-type="float">
            <text:p>0.006816882440461</text:p>
          </table:table-cell>
          <table:table-cell/>
          <table:table-cell table:formula="of:=[.$D9]+(1/50)*[.$D9]" office:value-type="float" office:value="0.00632110917206365" calcext:value-type="float">
            <text:p>0.006321109172064</text:p>
          </table:table-cell>
          <table:table-cell office:value-type="float" office:value="0.20710057303365" calcext:value-type="float">
            <text:p>0.20710057303365</text:p>
          </table:table-cell>
          <table:table-cell table:formula="of:=[.$D9]+(1/100)*[.$D9]" office:value-type="float" office:value="0.006259137513514" calcext:value-type="float">
            <text:p>0.006259137513514</text:p>
          </table:table-cell>
          <table:table-cell office:value-type="float" office:value="0.20720969847783" calcext:value-type="float">
            <text:p>0.20720969847783</text:p>
          </table:table-cell>
          <table:table-cell table:formula="of:=[.$D9]+(1/500)*[.$D9]" office:value-type="float" office:value="0.00620956018667429" calcext:value-type="float">
            <text:p>0.006209560186674</text:p>
          </table:table-cell>
          <table:table-cell office:value-type="float" office:value="0.207297035173083" calcext:value-type="float">
            <text:p>0.207297035173083</text:p>
          </table:table-cell>
          <table:table-cell table:formula="of:=[.$D9]+(1/1000)*[.$D9]" office:value-type="float" office:value="0.00620336302081933" calcext:value-type="float">
            <text:p>0.006203363020819</text:p>
          </table:table-cell>
          <table:table-cell office:value-type="float" office:value="0.207307954531395" calcext:value-type="float">
            <text:p>0.207307954531395</text:p>
          </table:table-cell>
          <table:table-cell table:formula="of:=[.$D9]+(1/5000)*[.$D9]" office:value-type="float" office:value="0.00619840528813535" calcext:value-type="float">
            <text:p>0.006198405288135</text:p>
          </table:table-cell>
          <table:table-cell office:value-type="float" office:value="0.20731669038148" calcext:value-type="float">
            <text:p>0.20731669038148</text:p>
          </table:table-cell>
          <table:table-cell table:formula="of:=[.$D9]+(1/10000)*[.$D9]" office:value-type="float" office:value="0.00619778557154986" calcext:value-type="float">
            <text:p>0.00619778557155</text:p>
          </table:table-cell>
          <table:table-cell office:value-type="float" office:value="0.207317782385456" calcext:value-type="float">
            <text:p>0.2073177823854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f4</text:p>
          </table:table-cell>
          <table:table-cell office:value-type="float" office:value="25.0157384084507" calcext:value-type="float">
            <text:p>25.0157384084507</text:p>
          </table:table-cell>
          <table:table-cell table:formula="of:=[.$D10]+(1/10)*[.$D10]" office:value-type="float" office:value="27.5173122492958" calcext:value-type="float">
            <text:p>27.5173122492958</text:p>
          </table:table-cell>
          <table:table-cell/>
          <table:table-cell table:formula="of:=[.$D10]+(1/50)*[.$D10]" office:value-type="float" office:value="25.5160531766197" calcext:value-type="float">
            <text:p>25.5160531766197</text:p>
          </table:table-cell>
          <table:table-cell office:value-type="float" office:value="0.206447752711565" calcext:value-type="float">
            <text:p>0.206447752711565</text:p>
          </table:table-cell>
          <table:table-cell table:formula="of:=[.$D10]+(1/100)*[.$D10]" office:value-type="float" office:value="25.2658957925352" calcext:value-type="float">
            <text:p>25.2658957925352</text:p>
          </table:table-cell>
          <table:table-cell office:value-type="float" office:value="0.206864478579973" calcext:value-type="float">
            <text:p>0.206864478579973</text:p>
          </table:table-cell>
          <table:table-cell table:formula="of:=[.$D10]+(1/500)*[.$D10]" office:value-type="float" office:value="25.0657698852676" calcext:value-type="float">
            <text:p>25.0657698852676</text:p>
          </table:table-cell>
          <table:table-cell office:value-type="float" office:value="0.207224906052231" calcext:value-type="float">
            <text:p>0.207224906052231</text:p>
          </table:table-cell>
          <table:table-cell table:formula="of:=[.$D10]+(1/1000)*[.$D10]" office:value-type="float" office:value="25.0407541468592" calcext:value-type="float">
            <text:p>25.0407541468592</text:p>
          </table:table-cell>
          <table:table-cell office:value-type="float" office:value="0.207271694736105" calcext:value-type="float">
            <text:p>0.207271694736105</text:p>
          </table:table-cell>
          <table:table-cell table:formula="of:=[.$D10]+(1/5000)*[.$D10]" office:value-type="float" office:value="25.0207415561324" calcext:value-type="float">
            <text:p>25.0207415561324</text:p>
          </table:table-cell>
          <table:table-cell office:value-type="float" office:value="0.207309407106743" calcext:value-type="float">
            <text:p>0.207309407106743</text:p>
          </table:table-cell>
          <table:table-cell table:formula="of:=[.$D10]+(1/10000)*[.$D10]" office:value-type="float" office:value="25.0182399822915" calcext:value-type="float">
            <text:p>25.0182399822915</text:p>
          </table:table-cell>
          <table:table-cell office:value-type="float" office:value="0.207314138788409" calcext:value-type="float">
            <text:p>0.207314138788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b4</text:p>
          </table:table-cell>
          <table:table-cell office:value-type="float" office:value="0.00528920709445636" calcext:value-type="float">
            <text:p>0.005289207094456</text:p>
          </table:table-cell>
          <table:table-cell table:formula="of:=[.$D11]+(1/10)*[.$D11]" office:value-type="float" office:value="0.005818127803902" calcext:value-type="float">
            <text:p>0.005818127803902</text:p>
          </table:table-cell>
          <table:table-cell/>
          <table:table-cell table:formula="of:=[.$D11]+(1/50)*[.$D11]" office:value-type="float" office:value="0.00539499123634549" calcext:value-type="float">
            <text:p>0.005394991236345</text:p>
          </table:table-cell>
          <table:table-cell office:value-type="float" office:value="0.207343245499598" calcext:value-type="float">
            <text:p>0.207343245499598</text:p>
          </table:table-cell>
          <table:table-cell table:formula="of:=[.$D11]+(1/100)*[.$D11]" office:value-type="float" office:value="0.00534209916540092" calcext:value-type="float">
            <text:p>0.005342099165401</text:p>
          </table:table-cell>
          <table:table-cell office:value-type="float" office:value="0.207329644800287" calcext:value-type="float">
            <text:p>0.207329644800287</text:p>
          </table:table-cell>
          <table:table-cell table:formula="of:=[.$D11]+(1/500)*[.$D11]" office:value-type="float" office:value="0.00529978550864527" calcext:value-type="float">
            <text:p>0.005299785508645</text:p>
          </table:table-cell>
          <table:table-cell office:value-type="float" office:value="0.207320801594451" calcext:value-type="float">
            <text:p>0.207320801594451</text:p>
          </table:table-cell>
          <table:table-cell table:formula="of:=[.$D11]+(1/1000)*[.$D11]" office:value-type="float" office:value="0.00529449630155082" calcext:value-type="float">
            <text:p>0.005294496301551</text:p>
          </table:table-cell>
          <table:table-cell office:value-type="float" office:value="0.207319823800044" calcext:value-type="float">
            <text:p>0.207319823800044</text:p>
          </table:table-cell>
          <table:table-cell table:formula="of:=[.$D11]+(1/5000)*[.$D11]" office:value-type="float" office:value="0.00529026493587525" calcext:value-type="float">
            <text:p>0.005290264935875</text:p>
          </table:table-cell>
          <table:table-cell office:value-type="float" office:value="0.207319062004026" calcext:value-type="float">
            <text:p>0.207319062004026</text:p>
          </table:table-cell>
          <table:table-cell table:formula="of:=[.$D11]+(1/10000)*[.$D11]" office:value-type="float" office:value="0.00528973601516581" calcext:value-type="float">
            <text:p>0.005289736015166</text:p>
          </table:table-cell>
          <table:table-cell office:value-type="float" office:value="0.207318968057266" calcext:value-type="float">
            <text:p>0.207318968057266</text:p>
          </table:table-cell>
          <table:table-cell table:number-columns-repeated="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Subtraction</text:p>
          </table:table-cell>
          <table:table-cell table:number-columns-repeated="2"/>
          <table:table-cell table:style-name="ce1" office:value-type="string" calcext:value-type="string">
            <text:p>1 / 10</text:p>
          </table:table-cell>
          <table:table-cell/>
          <table:table-cell office:value-type="string" calcext:value-type="string">
            <text:p>1 / 50</text:p>
          </table:table-cell>
          <table:table-cell/>
          <table:table-cell office:value-type="string" calcext:value-type="string">
            <text:p>1 / 100</text:p>
          </table:table-cell>
          <table:table-cell/>
          <table:table-cell office:value-type="string" calcext:value-type="string">
            <text:p>1 / 500</text:p>
          </table:table-cell>
          <table:table-cell/>
          <table:table-cell office:value-type="string" calcext:value-type="string">
            <text:p>1 / 1000</text:p>
          </table:table-cell>
          <table:table-cell/>
          <table:table-cell office:value-type="string" calcext:value-type="string">
            <text:p>1 / 5000</text:p>
          </table:table-cell>
          <table:table-cell/>
          <table:table-cell office:value-type="string" calcext:value-type="string">
            <text:p>1 / 1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Parameter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f1</text:p>
          </table:table-cell>
          <table:table-cell office:value-type="float" office:value="1.24995235090175" calcext:value-type="float">
            <text:p>1.24995235090175</text:p>
          </table:table-cell>
          <table:table-cell table:formula="of:=[.$D16]-(1/10)*[.$D16]" office:value-type="float" office:value="1.12495711581158" calcext:value-type="float">
            <text:p>1.12495711581158</text:p>
          </table:table-cell>
          <table:table-cell office:value-type="float" office:value="0.029903949387382" calcext:value-type="float">
            <text:p>0.029903949387382</text:p>
          </table:table-cell>
          <table:table-cell table:formula="of:=[.$D16]-(1/50)*[.$D16]" office:value-type="float" office:value="1.22495330388372" calcext:value-type="float">
            <text:p>1.22495330388372</text:p>
          </table:table-cell>
          <table:table-cell office:value-type="float" office:value="0.147972616166612" calcext:value-type="float">
            <text:p>0.147972616166612</text:p>
          </table:table-cell>
          <table:table-cell table:formula="of:=[.$D16]-(1/100)*[.$D16]" office:value-type="float" office:value="1.23745282739273" calcext:value-type="float">
            <text:p>1.23745282739273</text:p>
          </table:table-cell>
          <table:table-cell office:value-type="float" office:value="0.176220013922447" calcext:value-type="float">
            <text:p>0.176220013922447</text:p>
          </table:table-cell>
          <table:table-cell table:formula="of:=[.$D16]-(1/500)*[.$D16]" office:value-type="float" office:value="1.24745244619995" calcext:value-type="float">
            <text:p>1.24745244619995</text:p>
          </table:table-cell>
          <table:table-cell office:value-type="float" office:value="0.200873028300017" calcext:value-type="float">
            <text:p>0.200873028300017</text:p>
          </table:table-cell>
          <table:table-cell table:formula="of:=[.$D16]-(1/1000)*[.$D16]" office:value-type="float" office:value="1.24870239855085" calcext:value-type="float">
            <text:p>1.24870239855085</text:p>
          </table:table-cell>
          <table:table-cell office:value-type="float" office:value="0.204081885211031" calcext:value-type="float">
            <text:p>0.204081885211031</text:p>
          </table:table-cell>
          <table:table-cell table:formula="of:=[.$D16]-(1/5000)*[.$D16]" office:value-type="float" office:value="1.24970236043157" calcext:value-type="float">
            <text:p>1.24970236043157</text:p>
          </table:table-cell>
          <table:table-cell office:value-type="float" office:value="0.206669228001796" calcext:value-type="float">
            <text:p>0.206669228001796</text:p>
          </table:table-cell>
          <table:table-cell table:formula="of:=[.$D16]-(1/10000)*[.$D16]" office:value-type="float" office:value="1.24982735566666" calcext:value-type="float">
            <text:p>1.24982735566666</text:p>
          </table:table-cell>
          <table:table-cell office:value-type="float" office:value="0.206993910726659" calcext:value-type="float">
            <text:p>0.2069939107266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b1</text:p>
          </table:table-cell>
          <table:table-cell office:value-type="float" office:value="0.0000324923652092156" calcext:value-type="float">
            <text:p>3.24923652092156E-05</text:p>
          </table:table-cell>
          <table:table-cell table:formula="of:=[.$D17]-(1/10)*[.$D17]" office:value-type="float" office:value="0.000029243128688294" calcext:value-type="float">
            <text:p>2.9243128688294E-05</text:p>
          </table:table-cell>
          <table:table-cell/>
          <table:table-cell table:formula="of:=[.$D17]-(1/50)*[.$D17]" office:value-type="float" office:value="0.0000318425179050313" calcext:value-type="float">
            <text:p>3.18425179050313E-05</text:p>
          </table:table-cell>
          <table:table-cell office:value-type="float" office:value="0.207318894551001" calcext:value-type="float">
            <text:p>0.207318894551001</text:p>
          </table:table-cell>
          <table:table-cell table:formula="of:=[.$D17]-(1/100)*[.$D17]" office:value-type="float" office:value="0.0000321674415571234" calcext:value-type="float">
            <text:p>3.21674415571234E-05</text:p>
          </table:table-cell>
          <table:table-cell office:value-type="float" office:value="0.207318883032985" calcext:value-type="float">
            <text:p>0.207318883032985</text:p>
          </table:table-cell>
          <table:table-cell table:formula="of:=[.$D17]-(1/500)*[.$D17]" office:value-type="float" office:value="0.0000324273804787972" calcext:value-type="float">
            <text:p>3.24273804787972E-05</text:p>
          </table:table-cell>
          <table:table-cell office:value-type="float" office:value="0.20731887727398" calcext:value-type="float">
            <text:p>0.20731887727398</text:p>
          </table:table-cell>
          <table:table-cell table:formula="of:=[.$D17]-(1/1000)*[.$D17]" office:value-type="float" office:value="0.0000324598728440064" calcext:value-type="float">
            <text:p>3.24598728440064E-05</text:p>
          </table:table-cell>
          <table:table-cell office:value-type="float" office:value="0.207318874394479" calcext:value-type="float">
            <text:p>0.207318874394479</text:p>
          </table:table-cell>
          <table:table-cell table:formula="of:=[.$D17]-(1/5000)*[.$D17]" office:value-type="float" office:value="0.0000324858667361738" calcext:value-type="float">
            <text:p>3.24858667361738E-05</text:p>
          </table:table-cell>
          <table:table-cell office:value-type="float" office:value="0.207318874394479" calcext:value-type="float">
            <text:p>0.207318874394479</text:p>
          </table:table-cell>
          <table:table-cell table:formula="of:=[.$D17]-(1/10000)*[.$D17]" office:value-type="float" office:value="0.0000324891159726947" calcext:value-type="float">
            <text:p>3.24891159726947E-05</text:p>
          </table:table-cell>
          <table:table-cell office:value-type="float" office:value="0.207318874394479" calcext:value-type="float">
            <text:p>0.2073188743944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f2</text:p>
          </table:table-cell>
          <table:table-cell office:value-type="float" office:value="0.00470222341941004" calcext:value-type="float">
            <text:p>0.00470222341941</text:p>
          </table:table-cell>
          <table:table-cell table:formula="of:=[.$D18]-(1/10)*[.$D18]" office:value-type="float" office:value="0.00423200107746904" calcext:value-type="float">
            <text:p>0.004232001077469</text:p>
          </table:table-cell>
          <table:table-cell/>
          <table:table-cell table:formula="of:=[.$D18]-(1/50)*[.$D18]" office:value-type="float" office:value="0.00460817895102184" calcext:value-type="float">
            <text:p>0.004608178951022</text:p>
          </table:table-cell>
          <table:table-cell office:value-type="float" office:value="0.208656289362012" calcext:value-type="float">
            <text:p>0.208656289362012</text:p>
          </table:table-cell>
          <table:table-cell table:formula="of:=[.$D18]-(1/100)*[.$D18]" office:value-type="float" office:value="0.00465520118521594" calcext:value-type="float">
            <text:p>0.004655201185216</text:p>
          </table:table-cell>
          <table:table-cell office:value-type="float" office:value="0.20656854503521" calcext:value-type="float">
            <text:p>0.20656854503521</text:p>
          </table:table-cell>
          <table:table-cell table:formula="of:=[.$D18]-(1/500)*[.$D18]" office:value-type="float" office:value="0.00469281897257122" calcext:value-type="float">
            <text:p>0.004692818972571</text:p>
          </table:table-cell>
          <table:table-cell office:value-type="float" office:value="0.206944915124666" calcext:value-type="float">
            <text:p>0.206944915124666</text:p>
          </table:table-cell>
          <table:table-cell table:formula="of:=[.$D18]-(1/1000)*[.$D18]" office:value-type="float" office:value="0.00469752119599063" calcext:value-type="float">
            <text:p>0.004697521195991</text:p>
          </table:table-cell>
          <table:table-cell office:value-type="float" office:value="0.207117998680273" calcext:value-type="float">
            <text:p>0.207117998680273</text:p>
          </table:table-cell>
          <table:table-cell table:formula="of:=[.$D18]-(1/5000)*[.$D18]" office:value-type="float" office:value="0.00470128297472616" calcext:value-type="float">
            <text:p>0.004701282974726</text:p>
          </table:table-cell>
          <table:table-cell office:value-type="float" office:value="0.20727647897074" calcext:value-type="float">
            <text:p>0.20727647897074</text:p>
          </table:table-cell>
          <table:table-cell table:formula="of:=[.$D18]-(1/10000)*[.$D18]" office:value-type="float" office:value="0.0047017531970681" calcext:value-type="float">
            <text:p>0.004701753197068</text:p>
          </table:table-cell>
          <table:table-cell office:value-type="float" office:value="0.207297538011552" calcext:value-type="float">
            <text:p>0.2072975380115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b2</text:p>
          </table:table-cell>
          <table:table-cell office:value-type="float" office:value="0" calcext:value-type="float">
            <text:p>0</text:p>
          </table:table-cell>
          <table:table-cell table:formula="of:=-(1/10)*1/10000" office:value-type="float" office:value="-0.00001" calcext:value-type="float">
            <text:p>-1E-05</text:p>
          </table:table-cell>
          <table:table-cell/>
          <table:table-cell table:formula="of:=-(1/50)*1/10000" office:value-type="float" office:value="-0.000002" calcext:value-type="float">
            <text:p>-2E-06</text:p>
          </table:table-cell>
          <table:table-cell office:value-type="float" office:value="0.207317909585821" calcext:value-type="float">
            <text:p>0.207317909585821</text:p>
          </table:table-cell>
          <table:table-cell table:formula="of:=-(1/100)*1/10000" office:value-type="float" office:value="-0.000001" calcext:value-type="float">
            <text:p>-1E-06</text:p>
          </table:table-cell>
          <table:table-cell office:value-type="float" office:value="0.207318391854128" calcext:value-type="float">
            <text:p>0.207318391854128</text:p>
          </table:table-cell>
          <table:table-cell table:formula="of:=-(1/500)*1/10000" office:value-type="float" office:value="-0.0000002" calcext:value-type="float">
            <text:p>-2E-07</text:p>
          </table:table-cell>
          <table:table-cell office:value-type="float" office:value="0.207318777864643" calcext:value-type="float">
            <text:p>0.207318777864643</text:p>
          </table:table-cell>
          <table:table-cell table:formula="of:=-(1/1000)*1/10000" office:value-type="float" office:value="-0.0000001" calcext:value-type="float">
            <text:p>-1E-07</text:p>
          </table:table-cell>
          <table:table-cell office:value-type="float" office:value="0.207318826128204" calcext:value-type="float">
            <text:p>0.207318826128204</text:p>
          </table:table-cell>
          <table:table-cell table:formula="of:=-(1/5000)*1/10000" office:value-type="float" office:value="-0.00000002" calcext:value-type="float">
            <text:p>-2E-08</text:p>
          </table:table-cell>
          <table:table-cell office:value-type="float" office:value="0.207318864741006" calcext:value-type="float">
            <text:p>0.207318864741006</text:p>
          </table:table-cell>
          <table:table-cell table:formula="of:=-(1/10000)*1/10000" office:value-type="float" office:value="-0.00000001" calcext:value-type="float">
            <text:p>-1E-08</text:p>
          </table:table-cell>
          <table:table-cell office:value-type="float" office:value="0.207318869567727" calcext:value-type="float">
            <text:p>0.2073188695677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f3</text:p>
          </table:table-cell>
          <table:table-cell office:value-type="float" office:value="10.3854909350185" calcext:value-type="float">
            <text:p>10.3854909350185</text:p>
          </table:table-cell>
          <table:table-cell table:formula="of:=[.$D20]-(1/10)*[.$D20]" office:value-type="float" office:value="9.34694184151665" calcext:value-type="float">
            <text:p>9.34694184151665</text:p>
          </table:table-cell>
          <table:table-cell/>
          <table:table-cell table:formula="of:=[.$D20]-(1/50)*[.$D20]" office:value-type="float" office:value="10.1777811163181" calcext:value-type="float">
            <text:p>10.1777811163181</text:p>
          </table:table-cell>
          <table:table-cell office:value-type="float" office:value="0.192002859636634" calcext:value-type="float">
            <text:p>0.192002859636634</text:p>
          </table:table-cell>
          <table:table-cell table:formula="of:=[.$D20]-(1/100)*[.$D20]" office:value-type="float" office:value="10.2816360256683" calcext:value-type="float">
            <text:p>10.2816360256683</text:p>
          </table:table-cell>
          <table:table-cell office:value-type="float" office:value="0.199584295693767" calcext:value-type="float">
            <text:p>0.199584295693767</text:p>
          </table:table-cell>
          <table:table-cell table:formula="of:=[.$D20]-(1/500)*[.$D20]" office:value-type="float" office:value="10.3647199531485" calcext:value-type="float">
            <text:p>10.3647199531485</text:p>
          </table:table-cell>
          <table:table-cell office:value-type="float" office:value="0.205759796453567" calcext:value-type="float">
            <text:p>0.205759796453567</text:p>
          </table:table-cell>
          <table:table-cell table:formula="of:=[.$D20]-(1/1000)*[.$D20]" office:value-type="float" office:value="10.3751054440835" calcext:value-type="float">
            <text:p>10.3751054440835</text:p>
          </table:table-cell>
          <table:table-cell office:value-type="float" office:value="0.206538578057011" calcext:value-type="float">
            <text:p>0.206538578057011</text:p>
          </table:table-cell>
          <table:table-cell table:formula="of:=[.$D20]-(1/5000)*[.$D20]" office:value-type="float" office:value="10.3834138368315" calcext:value-type="float">
            <text:p>10.3834138368315</text:p>
          </table:table-cell>
          <table:table-cell office:value-type="float" office:value="0.207162694036633" calcext:value-type="float">
            <text:p>0.207162694036633</text:p>
          </table:table-cell>
          <table:table-cell table:formula="of:=[.$D20]-(1/10000)*[.$D20]" office:value-type="float" office:value="10.384452385925" calcext:value-type="float">
            <text:p>10.384452385925</text:p>
          </table:table-cell>
          <table:table-cell office:value-type="float" office:value="0.20724077665017" calcext:value-type="float">
            <text:p>0.20724077665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b3</text:p>
          </table:table-cell>
          <table:table-cell office:value-type="float" office:value="0.00619716585496436" calcext:value-type="float">
            <text:p>0.006197165854964</text:p>
          </table:table-cell>
          <table:table-cell table:formula="of:=[.$D21]-(1/10)*[.$D21]" office:value-type="float" office:value="0.00557744926946792" calcext:value-type="float">
            <text:p>0.005577449269468</text:p>
          </table:table-cell>
          <table:table-cell/>
          <table:table-cell table:formula="of:=[.$D21]-(1/50)*[.$D21]" office:value-type="float" office:value="0.00607322253786507" calcext:value-type="float">
            <text:p>0.006073222537865</text:p>
          </table:table-cell>
          <table:table-cell office:value-type="float" office:value="0.207537377667475" calcext:value-type="float">
            <text:p>0.207537377667475</text:p>
          </table:table-cell>
          <table:table-cell table:formula="of:=[.$D21]-(1/100)*[.$D21]" office:value-type="float" office:value="0.00613519419641472" calcext:value-type="float">
            <text:p>0.006135194196415</text:p>
          </table:table-cell>
          <table:table-cell office:value-type="float" office:value="0.20742810078917" calcext:value-type="float">
            <text:p>0.20742810078917</text:p>
          </table:table-cell>
          <table:table-cell table:formula="of:=[.$D21]-(1/500)*[.$D21]" office:value-type="float" office:value="0.00618477152325443" calcext:value-type="float">
            <text:p>0.006184771523254</text:p>
          </table:table-cell>
          <table:table-cell office:value-type="float" office:value="0.207340715634994" calcext:value-type="float">
            <text:p>0.207340715634994</text:p>
          </table:table-cell>
          <table:table-cell table:formula="of:=[.$D21]-(1/1000)*[.$D21]" office:value-type="float" office:value="0.0061909686891094" calcext:value-type="float">
            <text:p>0.006190968689109</text:p>
          </table:table-cell>
          <table:table-cell office:value-type="float" office:value="0.207329794762343" calcext:value-type="float">
            <text:p>0.207329794762343</text:p>
          </table:table-cell>
          <table:table-cell table:formula="of:=[.$D21]-(1/5000)*[.$D21]" office:value-type="float" office:value="0.00619592642179337" calcext:value-type="float">
            <text:p>0.006195926421793</text:p>
          </table:table-cell>
          <table:table-cell office:value-type="float" office:value="0.207321058427669" calcext:value-type="float">
            <text:p>0.207321058427669</text:p>
          </table:table-cell>
          <table:table-cell table:formula="of:=[.$D21]-(1/10000)*[.$D21]" office:value-type="float" office:value="0.00619654613837886" calcext:value-type="float">
            <text:p>0.006196546138379</text:p>
          </table:table-cell>
          <table:table-cell office:value-type="float" office:value="0.207319966408549" calcext:value-type="float">
            <text:p>0.2073199664085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f4</text:p>
          </table:table-cell>
          <table:table-cell office:value-type="float" office:value="25.0157384084507" calcext:value-type="float">
            <text:p>25.0157384084507</text:p>
          </table:table-cell>
          <table:table-cell table:formula="of:=[.$D22]-(1/10)*[.$D22]" office:value-type="float" office:value="22.5141645676056" calcext:value-type="float">
            <text:p>22.5141645676056</text:p>
          </table:table-cell>
          <table:table-cell/>
          <table:table-cell table:formula="of:=[.$D22]-(1/50)*[.$D22]" office:value-type="float" office:value="24.5154236402817" calcext:value-type="float">
            <text:p>24.5154236402817</text:p>
          </table:table-cell>
          <table:table-cell office:value-type="float" office:value="0.208347137319482" calcext:value-type="float">
            <text:p>0.208347137319482</text:p>
          </table:table-cell>
          <table:table-cell table:formula="of:=[.$D22]-(1/100)*[.$D22]" office:value-type="float" office:value="24.7655810243662" calcext:value-type="float">
            <text:p>24.7655810243662</text:p>
          </table:table-cell>
          <table:table-cell office:value-type="float" office:value="0.207812536777784" calcext:value-type="float">
            <text:p>0.207812536777784</text:p>
          </table:table-cell>
          <table:table-cell table:formula="of:=[.$D22]-(1/500)*[.$D22]" office:value-type="float" office:value="24.9657069316338" calcext:value-type="float">
            <text:p>24.9657069316338</text:p>
          </table:table-cell>
          <table:table-cell office:value-type="float" office:value="0.207414413159685" calcext:value-type="float">
            <text:p>0.207414413159685</text:p>
          </table:table-cell>
          <table:table-cell table:formula="of:=[.$D22]-(1/1000)*[.$D22]" office:value-type="float" office:value="24.9907226700422" calcext:value-type="float">
            <text:p>24.9907226700422</text:p>
          </table:table-cell>
          <table:table-cell office:value-type="float" office:value="0.207366446656719" calcext:value-type="float">
            <text:p>0.207366446656719</text:p>
          </table:table-cell>
          <table:table-cell table:formula="of:=[.$D22]-(1/5000)*[.$D22]" office:value-type="float" office:value="25.010735260769" calcext:value-type="float">
            <text:p>25.010735260769</text:p>
          </table:table-cell>
          <table:table-cell office:value-type="float" office:value="0.207328357386347" calcext:value-type="float">
            <text:p>0.207328357386347</text:p>
          </table:table-cell>
          <table:table-cell table:formula="of:=[.$D22]-(1/10000)*[.$D22]" office:value-type="float" office:value="25.0132368346099" calcext:value-type="float">
            <text:p>25.0132368346099</text:p>
          </table:table-cell>
          <table:table-cell office:value-type="float" office:value="0.20732361392658" calcext:value-type="float">
            <text:p>0.207323613926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b4</text:p>
          </table:table-cell>
          <table:table-cell office:value-type="float" office:value="0.00528920709445636" calcext:value-type="float">
            <text:p>0.005289207094456</text:p>
          </table:table-cell>
          <table:table-cell table:formula="of:=[.$D23]-(1/10)*[.$D23]" office:value-type="float" office:value="0.00476028638501072" calcext:value-type="float">
            <text:p>0.004760286385011</text:p>
          </table:table-cell>
          <table:table-cell/>
          <table:table-cell table:formula="of:=[.$D23]-(1/50)*[.$D23]" office:value-type="float" office:value="0.00518342295256723" calcext:value-type="float">
            <text:p>0.005183422952567</text:p>
          </table:table-cell>
          <table:table-cell office:value-type="float" office:value="0.207305862719148" calcext:value-type="float">
            <text:p>0.207305862719148</text:p>
          </table:table-cell>
          <table:table-cell table:formula="of:=[.$D23]-(1/100)*[.$D23]" office:value-type="float" office:value="0.0052363150235118" calcext:value-type="float">
            <text:p>0.005236315023512</text:p>
          </table:table-cell>
          <table:table-cell office:value-type="float" office:value="0.207310943832665" calcext:value-type="float">
            <text:p>0.207310943832665</text:p>
          </table:table-cell>
          <table:table-cell table:formula="of:=[.$D23]-(1/500)*[.$D23]" office:value-type="float" office:value="0.00527862868026745" calcext:value-type="float">
            <text:p>0.005278628680267</text:p>
          </table:table-cell>
          <table:table-cell office:value-type="float" office:value="0.207317060788177" calcext:value-type="float">
            <text:p>0.207317060788177</text:p>
          </table:table-cell>
          <table:table-cell table:formula="of:=[.$D23]-(1/1000)*[.$D23]" office:value-type="float" office:value="0.0052839178873619" calcext:value-type="float">
            <text:p>0.005283917887362</text:p>
          </table:table-cell>
          <table:table-cell office:value-type="float" office:value="0.207317953387329" calcext:value-type="float">
            <text:p>0.207317953387329</text:p>
          </table:table-cell>
          <table:table-cell table:formula="of:=[.$D23]-(1/5000)*[.$D23]" office:value-type="float" office:value="0.00528814925303747" calcext:value-type="float">
            <text:p>0.005288149253037</text:p>
          </table:table-cell>
          <table:table-cell office:value-type="float" office:value="0.207318687920868" calcext:value-type="float">
            <text:p>0.207318687920868</text:p>
          </table:table-cell>
          <table:table-cell table:formula="of:=[.$D23]-(1/10000)*[.$D23]" office:value-type="float" office:value="0.00528867817374691" calcext:value-type="float">
            <text:p>0.005288678173747</text:p>
          </table:table-cell>
          <table:table-cell office:value-type="float" office:value="0.207318781015677" calcext:value-type="float">
            <text:p>0.207318781015677</text:p>
          </table:table-cell>
          <table:table-cell table:number-columns-repeated="2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4"/>
          <table:table-cell table:style-name="ce1" office:value-type="string" calcext:value-type="string">
            <text:p>1 / 10</text:p>
          </table:table-cell>
          <table:table-cell/>
          <table:table-cell office:value-type="string" calcext:value-type="string">
            <text:p>1 / 50</text:p>
          </table:table-cell>
          <table:table-cell/>
          <table:table-cell office:value-type="string" calcext:value-type="string">
            <text:p>1 / 100</text:p>
          </table:table-cell>
          <table:table-cell/>
          <table:table-cell office:value-type="string" calcext:value-type="string">
            <text:p>1 / 500</text:p>
          </table:table-cell>
          <table:table-cell/>
          <table:table-cell office:value-type="string" calcext:value-type="string">
            <text:p>1 / 1000</text:p>
          </table:table-cell>
          <table:table-cell/>
          <table:table-cell office:value-type="string" calcext:value-type="string">
            <text:p>1 / 5000</text:p>
          </table:table-cell>
          <table:table-cell/>
          <table:table-cell office:value-type="string" calcext:value-type="string">
            <text:p>1 / 10000</text:p>
          </table:table-cell>
          <table:table-cell/>
          <table:table-cell office:value-type="string" calcext:value-type="string">
            <text:p>Automatic Differenti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ope Positive</text:p>
          </table:table-cell>
          <table:table-cell table:number-columns-repeated="2"/>
          <table:table-cell table:formula="of:=([.F4]-[.$D$1])/([.$D4]*(1/10))" office:value-type="float" office:value="3.66996856218878" calcext:value-type="float">
            <text:p>3.66996856218878</text:p>
          </table:table-cell>
          <table:table-cell/>
          <table:table-cell table:formula="of:=([.H4]-[.$D$1])/([.$D4]*(1/50))" office:value-type="float" office:value="2.82342562591145" calcext:value-type="float">
            <text:p>2.82342562591145</text:p>
          </table:table-cell>
          <table:table-cell/>
          <table:table-cell table:formula="of:=([.J4]-[.$D$1])/([.$D4]*(1/100))" office:value-type="float" office:value="2.71273617833877" calcext:value-type="float">
            <text:p>2.71273617833877</text:p>
          </table:table-cell>
          <table:table-cell/>
          <table:table-cell table:formula="of:=([.L4]-[.$D$1])/([.$D4]*(1/500))" office:value-type="float" office:value="2.62338259207966" calcext:value-type="float">
            <text:p>2.62338259207966</text:p>
          </table:table-cell>
          <table:table-cell/>
          <table:table-cell table:formula="of:=([.N4]-[.$D$1])/([.$D4]*(1/1000))" office:value-type="float" office:value="2.6121629870496" calcext:value-type="float">
            <text:p>2.6121629870496</text:p>
          </table:table-cell>
          <table:table-cell/>
          <table:table-cell table:formula="of:=([.P4]-[.$D$1])/([.$D4]*(1/5000))" office:value-type="float" office:value="2.60317921472298" calcext:value-type="float">
            <text:p>2.60317921472298</text:p>
          </table:table-cell>
          <table:table-cell/>
          <table:table-cell table:formula="of:=([.R4]-[.$D$1])/([.$D4]*(1/10000))" office:value-type="float" office:value="2.6020557373973" calcext:value-type="float">
            <text:p>2.6020557373973</text:p>
          </table:table-cell>
          <table:table-cell/>
          <table:table-cell office:value-type="float" office:value="2.60093214460079" calcext:value-type="float">
            <text:p>2.60093214460079</text:p>
          </table:table-cell>
          <table:table-cell/>
        </table:table-row>
        <table:table-row table:style-name="ro1">
          <table:table-cell table:number-columns-repeated="4"/>
          <table:table-cell table:formula="of:=([.F5]-[.$D$1])/([.$D5]*(1/10))" office:value-type="float" office:value="-0.028358688073324" calcext:value-type="float">
            <text:p>-0.028358688073324</text:p>
          </table:table-cell>
          <table:table-cell/>
          <table:table-cell table:formula="of:=([.H17]-[.$D$1])/([.$D5]*(1/50))" office:value-type="float" office:value="0.0310173201280948" calcext:value-type="float">
            <text:p>0.031017320128095</text:p>
          </table:table-cell>
          <table:table-cell/>
          <table:table-cell table:formula="of:=([.J5]-[.$D$1])/([.$D5]*(1/100))" office:value-type="float" office:value="-0.0265862680987001" calcext:value-type="float">
            <text:p>-0.0265862680987</text:p>
          </table:table-cell>
          <table:table-cell/>
          <table:table-cell table:formula="of:=([.L5]-[.$D$1])/([.$D5]*(1/500))" office:value-type="float" office:value="-0.0443104468311668" calcext:value-type="float">
            <text:p>-0.044310446831167</text:p>
          </table:table-cell>
          <table:table-cell/>
          <table:table-cell table:formula="of:=([.N5]-[.$D$1])/([.$D5]*(1/1000))" office:value-type="float" office:value="0" calcext:value-type="float">
            <text:p>0</text:p>
          </table:table-cell>
          <table:table-cell/>
          <table:table-cell table:formula="of:=([.P5]-[.$D$1])/([.$D5]*(1/5000))" office:value-type="float" office:value="0" calcext:value-type="float">
            <text:p>0</text:p>
          </table:table-cell>
          <table:table-cell/>
          <table:table-cell table:formula="of:=([.R5]-[.$D$1])/([.$D5]*(1/10000))" office:value-type="float" office:value="0" calcext:value-type="float">
            <text:p>0</text:p>
          </table:table-cell>
          <table:table-cell/>
          <table:table-cell office:value-type="float" office:value="-0.0287950306186464" calcext:value-type="float">
            <text:p>-0.028795030618646</text:p>
          </table:table-cell>
          <table:table-cell/>
        </table:table-row>
        <table:table-row table:style-name="ro1">
          <table:table-cell table:number-columns-repeated="4"/>
          <table:table-cell table:formula="of:=([.H6]-[.$D$1])/([.$D6]*(1/10))" office:value-type="float" office:value="20.7476233951196" calcext:value-type="float">
            <text:p>20.7476233951196</text:p>
          </table:table-cell>
          <table:table-cell/>
          <table:table-cell table:formula="of:=([.H6]-[.$D$1])/([.$D6]*(1/50))" office:value-type="float" office:value="-2204.47707289598" calcext:value-type="float">
            <text:p>-2204.47707289598</text:p>
          </table:table-cell>
          <table:table-cell/>
          <table:table-cell table:formula="of:=([.J6]-[.$D$1])/([.$D6]*(1/100))" office:value-type="float" office:value="74.9273476025205" calcext:value-type="float">
            <text:p>74.9273476025205</text:p>
          </table:table-cell>
          <table:table-cell/>
          <table:table-cell table:formula="of:=([.L6]-[.$D$1])/([.$D6]*(1/500))" office:value-type="float" office:value="51.5575920429087" calcext:value-type="float">
            <text:p>51.5575920429087</text:p>
          </table:table-cell>
          <table:table-cell/>
          <table:table-cell table:formula="of:=([.N6]-[.$D$1])/([.$D6]*(1/1000))" office:value-type="float" office:value="48.6160464236048" calcext:value-type="float">
            <text:p>48.6160464236048</text:p>
          </table:table-cell>
          <table:table-cell/>
          <table:table-cell table:formula="of:=([.P6]-[.$D$1])/([.$D6]*(1/5000))" office:value-type="float" office:value="46.2595364114204" calcext:value-type="float">
            <text:p>46.2595364114204</text:p>
          </table:table-cell>
          <table:table-cell/>
          <table:table-cell table:formula="of:=([.R6]-[.$D$1])/([.$D6]*(1/10000))" office:value-type="float" office:value="45.9647678121186" calcext:value-type="float">
            <text:p>45.9647678121186</text:p>
          </table:table-cell>
          <table:table-cell/>
          <table:table-cell office:value-type="float" office:value="45.6699542144337" calcext:value-type="float">
            <text:p>45.6699542144337</text:p>
          </table:table-cell>
          <table:table-cell/>
        </table:table-row>
        <table:table-row table:style-name="ro1">
          <table:table-cell table:number-columns-repeated="4"/>
          <table:table-cell table:formula="of:=([.F7]-[.$D$1])/((1/10)*(1/10000))" office:value-type="float" office:value="0.484036369854945" calcext:value-type="float">
            <text:p>0.484036369854945</text:p>
          </table:table-cell>
          <table:table-cell/>
          <table:table-cell table:formula="of:=([.H7]-[.$D$1])/((1/50)*(1/10000))" office:value-type="float" office:value="0.482948401603345" calcext:value-type="float">
            <text:p>0.482948401603345</text:p>
          </table:table-cell>
          <table:table-cell/>
          <table:table-cell table:formula="of:=([.J7]-[.$D$1])/((1/100)*(1/10000))" office:value-type="float" office:value="0.482812389401843" calcext:value-type="float">
            <text:p>0.482812389401843</text:p>
          </table:table-cell>
          <table:table-cell/>
          <table:table-cell table:formula="of:=([.L7]-[.$D$1])/((1/500)*(1/10000))" office:value-type="float" office:value="0.482703573778664" calcext:value-type="float">
            <text:p>0.482703573778664</text:p>
          </table:table-cell>
          <table:table-cell/>
          <table:table-cell table:formula="of:=([.N7]-[.$D$1])/((1/1000)*(1/10000))" office:value-type="float" office:value="0.482689970493499" calcext:value-type="float">
            <text:p>0.482689970493499</text:p>
          </table:table-cell>
          <table:table-cell/>
          <table:table-cell table:formula="of:=([.P7]-[.$D$1])/((1/5000)*(1/10000))" office:value-type="float" office:value="0.482679034241595" calcext:value-type="float">
            <text:p>0.482679034241595</text:p>
          </table:table-cell>
          <table:table-cell/>
          <table:table-cell table:formula="of:=([.R7]-[.$D$1])/((1/10000)*(1/10000))" office:value-type="float" office:value="0.482677564583867" calcext:value-type="float">
            <text:p>0.482677564583867</text:p>
          </table:table-cell>
          <table:table-cell/>
          <table:table-cell office:value-type="float" office:value="0.4826765114698" calcext:value-type="float">
            <text:p>0.4826765114698</text:p>
          </table:table-cell>
          <table:table-cell/>
        </table:table-row>
        <table:table-row table:style-name="ro1">
          <table:table-cell table:number-columns-repeated="4"/>
          <table:table-cell table:formula="of:=([.F8]-[.$D$1])/([.$D8]*(1/10))" office:value-type="float" office:value="-0.199623566850776" calcext:value-type="float">
            <text:p>-0.199623566850776</text:p>
          </table:table-cell>
          <table:table-cell/>
          <table:table-cell table:formula="of:=([.H8]-[.$D$1])/([.$D8]*(1/50))" office:value-type="float" office:value="0.0766511870937338" calcext:value-type="float">
            <text:p>0.076651187093734</text:p>
          </table:table-cell>
          <table:table-cell/>
          <table:table-cell table:formula="of:=([.J8]-[.$D$1])/([.$D8]*(1/100))" office:value-type="float" office:value="0.075931605893238" calcext:value-type="float">
            <text:p>0.075931605893238</text:p>
          </table:table-cell>
          <table:table-cell/>
          <table:table-cell table:formula="of:=([.L8]-[.$D$1])/([.$D8]*(1/500))" office:value-type="float" office:value="0.0753517348218216" calcext:value-type="float">
            <text:p>0.075351734821822</text:p>
          </table:table-cell>
          <table:table-cell/>
          <table:table-cell table:formula="of:=([.N8]-[.$D$1])/([.$D8]*(1/1000))" office:value-type="float" office:value="0.0752789864243627" calcext:value-type="float">
            <text:p>0.075278986424363</text:p>
          </table:table-cell>
          <table:table-cell/>
          <table:table-cell table:formula="of:=([.P8]-[.$D$1])/([.$D8]*(1/5000))" office:value-type="float" office:value="0.075220745247316" calcext:value-type="float">
            <text:p>0.075220745247316</text:p>
          </table:table-cell>
          <table:table-cell/>
          <table:table-cell table:formula="of:=([.R8]-[.$D$1])/([.$D8]*(1/10000))" office:value-type="float" office:value="0.0752134624440884" calcext:value-type="float">
            <text:p>0.075213462444088</text:p>
          </table:table-cell>
          <table:table-cell/>
          <table:table-cell office:value-type="float" office:value="0.075206179059007" calcext:value-type="float">
            <text:p>0.075206179059007</text:p>
          </table:table-cell>
          <table:table-cell/>
        </table:table-row>
        <table:table-row table:style-name="ro1">
          <table:table-cell table:number-columns-repeated="4"/>
          <table:table-cell table:formula="of:=([.F9]-[.$D$1])/([.$D9]*(1/10))" office:value-type="float" office:value="-334.538205441771" calcext:value-type="float">
            <text:p>-334.538205441771</text:p>
          </table:table-cell>
          <table:table-cell/>
          <table:table-cell table:formula="of:=([.H9]-[.$D$1])/([.$D9]*(1/50))" office:value-type="float" office:value="-1.76129997113135" calcext:value-type="float">
            <text:p>-1.76129997113135</text:p>
          </table:table-cell>
          <table:table-cell/>
          <table:table-cell table:formula="of:=([.J9]-[.$D$1])/([.$D9]*(1/100))" office:value-type="float" office:value="-1.76170719331877" calcext:value-type="float">
            <text:p>-1.76170719331877</text:p>
          </table:table-cell>
          <table:table-cell/>
          <table:table-cell table:formula="of:=([.L9]-[.$D$1])/([.$D9]*(1/500))" office:value-type="float" office:value="-1.76203299278796" calcext:value-type="float">
            <text:p>-1.76203299278796</text:p>
          </table:table-cell>
          <table:table-cell/>
          <table:table-cell table:formula="of:=([.N9]-[.$D$1])/([.$D9]*(1/1000))" office:value-type="float" office:value="-1.76207371882641" calcext:value-type="float">
            <text:p>-1.76207371882641</text:p>
          </table:table-cell>
          <table:table-cell/>
          <table:table-cell table:formula="of:=([.P9]-[.$D$1])/([.$D9]*(1/5000))" office:value-type="float" office:value="-1.76210630020089" calcext:value-type="float">
            <text:p>-1.76210630020089</text:p>
          </table:table-cell>
          <table:table-cell/>
          <table:table-cell table:formula="of:=([.R9]-[.$D$1])/([.$D9]*(1/10000))" office:value-type="float" office:value="-1.76211037282063" calcext:value-type="float">
            <text:p>-1.76211037282063</text:p>
          </table:table-cell>
          <table:table-cell/>
          <table:table-cell office:value-type="float" office:value="-1.76211444324133" calcext:value-type="float">
            <text:p>-1.76211444324133</text:p>
          </table:table-cell>
          <table:table-cell/>
        </table:table-row>
        <table:table-row table:style-name="ro1">
          <table:table-cell table:number-columns-repeated="4"/>
          <table:table-cell table:formula="of:=([.F10]-[.$D$1])/([.$D10]*(1/10))" office:value-type="float" office:value="-0.0828753766966334" calcext:value-type="float">
            <text:p>-0.082875376696634</text:p>
          </table:table-cell>
          <table:table-cell/>
          <table:table-cell table:formula="of:=([.H10]-[.$D$1])/([.$D10]*(1/50))" office:value-type="float" office:value="-0.00174114725036394" calcext:value-type="float">
            <text:p>-0.001741147250364</text:p>
          </table:table-cell>
          <table:table-cell/>
          <table:table-cell table:formula="of:=([.J10]-[.$D$1])/([.$D10]*(1/100))" office:value-type="float" office:value="-0.0018164397432001" calcext:value-type="float">
            <text:p>-0.0018164397432</text:p>
          </table:table-cell>
          <table:table-cell/>
          <table:table-cell table:formula="of:=([.L10]-[.$D$1])/([.$D10]*(1/500))" office:value-type="float" office:value="-0.0018781844595972" calcext:value-type="float">
            <text:p>-0.001878184459597</text:p>
          </table:table-cell>
          <table:table-cell/>
          <table:table-cell table:formula="of:=([.N10]-[.$D$1])/([.$D10]*(1/1000))" office:value-type="float" office:value="-0.00188599903003832" calcext:value-type="float">
            <text:p>-0.001885999030038</text:p>
          </table:table-cell>
          <table:table-cell/>
          <table:table-cell table:formula="of:=([.P10]-[.$D$1])/([.$D10]*(1/5000))" office:value-type="float" office:value="-0.00189226629686335" calcext:value-type="float">
            <text:p>-0.001892266296863</text:p>
          </table:table-cell>
          <table:table-cell/>
          <table:table-cell table:formula="of:=([.R10]-[.$D$1])/([.$D10]*(1/10000))" office:value-type="float" office:value="-0.00189305068374042" calcext:value-type="float">
            <text:p>-0.00189305068374</text:p>
          </table:table-cell>
          <table:table-cell/>
          <table:table-cell office:value-type="float" office:value="-0.00189383536377851" calcext:value-type="float">
            <text:p>-0.001893835363779</text:p>
          </table:table-cell>
          <table:table-cell/>
        </table:table-row>
        <table:table-row table:style-name="ro1">
          <table:table-cell table:number-columns-repeated="4"/>
          <table:table-cell table:formula="of:=([.F11]-[.$D$1])/([.$D11]*(1/10))" office:value-type="float" office:value="-391.965885797459" calcext:value-type="float">
            <text:p>-391.965885797459</text:p>
          </table:table-cell>
          <table:table-cell/>
          <table:table-cell table:formula="of:=([.H11]-[.$D$1])/([.$D11]*(1/50))" office:value-type="float" office:value="0.230385241904869" calcext:value-type="float">
            <text:p>0.230385241904869</text:p>
          </table:table-cell>
          <table:table-cell/>
          <table:table-cell table:formula="of:=([.J11]-[.$D$1])/([.$D11]*(1/100))" office:value-type="float" office:value="0.203629875243225" calcext:value-type="float">
            <text:p>0.203629875243225</text:p>
          </table:table-cell>
          <table:table-cell/>
          <table:table-cell table:formula="of:=([.L11]-[.$D$1])/([.$D11]*(1/500))" office:value-type="float" office:value="0.182182313689987" calcext:value-type="float">
            <text:p>0.182182313689987</text:p>
          </table:table-cell>
          <table:table-cell/>
          <table:table-cell table:formula="of:=([.N11]-[.$D$1])/([.$D11]*(1/1000))" office:value-type="float" office:value="0.179498656076437" calcext:value-type="float">
            <text:p>0.179498656076437</text:p>
          </table:table-cell>
          <table:table-cell/>
          <table:table-cell table:formula="of:=([.P11]-[.$D$1])/([.$D11]*(1/5000))" office:value-type="float" office:value="0.177351295806527" calcext:value-type="float">
            <text:p>0.177351295806527</text:p>
          </table:table-cell>
          <table:table-cell/>
          <table:table-cell table:formula="of:=([.R11]-[.$D$1])/([.$D11]*(1/10000))" office:value-type="float" office:value="0.177082850024189" calcext:value-type="float">
            <text:p>0.177082850024189</text:p>
          </table:table-cell>
          <table:table-cell/>
          <table:table-cell office:value-type="float" office:value="0.176814512085559" calcext:value-type="float">
            <text:p>0.176814512085559</text:p>
          </table:table-cell>
          <table:table-cell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4"/>
          <table:table-cell table:style-name="ce1" office:value-type="string" calcext:value-type="string">
            <text:p>1 / 10</text:p>
          </table:table-cell>
          <table:table-cell/>
          <table:table-cell office:value-type="string" calcext:value-type="string">
            <text:p>1 / 50</text:p>
          </table:table-cell>
          <table:table-cell/>
          <table:table-cell office:value-type="string" calcext:value-type="string">
            <text:p>1 / 100</text:p>
          </table:table-cell>
          <table:table-cell/>
          <table:table-cell office:value-type="string" calcext:value-type="string">
            <text:p>1 / 500</text:p>
          </table:table-cell>
          <table:table-cell/>
          <table:table-cell office:value-type="string" calcext:value-type="string">
            <text:p>1 / 1000</text:p>
          </table:table-cell>
          <table:table-cell/>
          <table:table-cell office:value-type="string" calcext:value-type="string">
            <text:p>1 / 5000</text:p>
          </table:table-cell>
          <table:table-cell/>
          <table:table-cell office:value-type="string" calcext:value-type="string">
            <text:p>1 / 10000</text:p>
          </table:table-cell>
          <table:table-cell/>
          <table:table-cell office:value-type="string" calcext:value-type="string">
            <text:p>Automatic Differentiation</text:p>
          </table:table-cell>
          <table:table-cell/>
        </table:table-row>
        <table:table-row table:style-name="ro1">
          <table:table-cell table:number-columns-repeated="4"/>
          <table:table-cell table:formula="of:=([.F16]-[.$D$1])/([.$D16]*(1/10))" office:value-type="float" office:value="-1.41937350555087" calcext:value-type="float">
            <text:p>-1.41937350555087</text:p>
          </table:table-cell>
          <table:table-cell/>
          <table:table-cell table:formula="of:=([.H16]-[.$D$1])/([.$D16]*(1/50))" office:value-type="float" office:value="-2.37394082202626" calcext:value-type="float">
            <text:p>-2.37394082202626</text:p>
          </table:table-cell>
          <table:table-cell/>
          <table:table-cell table:formula="of:=([.J16]-[.$D$1])/([.$D16]*(1/100))" office:value-type="float" office:value="-2.48800367866798" calcext:value-type="float">
            <text:p>-2.48800367866798</text:p>
          </table:table-cell>
          <table:table-cell/>
          <table:table-cell table:formula="of:=([.L16]-[.$D$1])/([.$D16]*(1/500))" office:value-type="float" office:value="-2.57843672593275" calcext:value-type="float">
            <text:p>-2.57843672593275</text:p>
          </table:table-cell>
          <table:table-cell/>
          <table:table-cell table:formula="of:=([.N16]-[.$D$1])/([.$D16]*(1/1000))" office:value-type="float" office:value="-2.58969006387543" calcext:value-type="float">
            <text:p>-2.58969006387543</text:p>
          </table:table-cell>
          <table:table-cell/>
          <table:table-cell table:formula="of:=([.P16]-[.$D$1])/([.$D16]*(1/5000))" office:value-type="float" office:value="-2.59868463071754" calcext:value-type="float">
            <text:p>-2.59868463071754</text:p>
          </table:table-cell>
          <table:table-cell/>
          <table:table-cell table:formula="of:=([.R16]-[.$D$1])/([.$D16]*(1/10000))" office:value-type="float" office:value="-2.59980844538092" calcext:value-type="float">
            <text:p>-2.59980844538092</text:p>
          </table:table-cell>
          <table:table-cell/>
          <table:table-cell office:value-type="float" office:value="2.60093214460079" calcext:value-type="float">
            <text:p>2.60093214460079</text:p>
          </table:table-cell>
          <table:table-cell/>
        </table:table-row>
        <table:table-row table:style-name="ro1">
          <table:table-cell table:number-columns-repeated="4"/>
          <table:table-cell table:formula="of:=([.F17]-[.$D$1])/([.$D17]*(1/10))" office:value-type="float" office:value="-63805.4118435425" calcext:value-type="float">
            <text:p>-63805.4118435425</text:p>
          </table:table-cell>
          <table:table-cell/>
          <table:table-cell table:formula="of:=([.H17]-[.$D$1])/([.$D17]*(1/50))" office:value-type="float" office:value="0.0310173201280948" calcext:value-type="float">
            <text:p>0.031017320128095</text:p>
          </table:table-cell>
          <table:table-cell/>
          <table:table-cell table:formula="of:=([.J17]-[.$D$1])/([.$D17]*(1/100))" office:value-type="float" office:value="0.0265862641692955" calcext:value-type="float">
            <text:p>0.026586264169296</text:p>
          </table:table-cell>
          <table:table-cell/>
          <table:table-cell table:formula="of:=([.L17]-[.$D$1])/([.$D17]*(1/500))" office:value-type="float" office:value="0.0443104229130521" calcext:value-type="float">
            <text:p>0.044310422913052</text:p>
          </table:table-cell>
          <table:table-cell/>
          <table:table-cell table:formula="of:=([.N17]-[.$D$1])/([.$D17]*(1/1000))" office:value-type="float" office:value="0" calcext:value-type="float">
            <text:p>0</text:p>
          </table:table-cell>
          <table:table-cell/>
          <table:table-cell table:formula="of:=([.P17]-[.$D$1])/([.$D17]*(1/5000))" office:value-type="float" office:value="0" calcext:value-type="float">
            <text:p>0</text:p>
          </table:table-cell>
          <table:table-cell/>
          <table:table-cell table:formula="of:=([.R17]-[.$D$1])/([.$D17]*(1/10000))" office:value-type="float" office:value="0" calcext:value-type="float">
            <text:p>0</text:p>
          </table:table-cell>
          <table:table-cell/>
          <table:table-cell office:value-type="float" office:value="-0.0287950306186464" calcext:value-type="float">
            <text:p>-0.028795030618646</text:p>
          </table:table-cell>
          <table:table-cell/>
        </table:table-row>
        <table:table-row table:style-name="ro1">
          <table:table-cell table:number-columns-repeated="4"/>
          <table:table-cell table:formula="of:=([.F18]-[.$D$1])/([.$D18]*(1/10))" office:value-type="float" office:value="-440.895414579196" calcext:value-type="float">
            <text:p>-440.895414579196</text:p>
          </table:table-cell>
          <table:table-cell/>
          <table:table-cell table:formula="of:=([.H18]-[.$D$1])/([.$D18]*(1/50))" office:value-type="float" office:value="14.2210912609183" calcext:value-type="float">
            <text:p>14.2210912609183</text:p>
          </table:table-cell>
          <table:table-cell/>
          <table:table-cell table:formula="of:=([.J18]-[.$D$1])/([.$D18]*(1/100))" office:value-type="float" office:value="-15.9569057516831" calcext:value-type="float">
            <text:p>-15.9569057516831</text:p>
          </table:table-cell>
          <table:table-cell/>
          <table:table-cell table:formula="of:=([.L18]-[.$D$1])/([.$D18]*(1/500))" office:value-type="float" office:value="-39.7640899271041" calcext:value-type="float">
            <text:p>-39.7640899271041</text:p>
          </table:table-cell>
          <table:table-cell/>
          <table:table-cell table:formula="of:=([.N18]-[.$D$1])/([.$D18]*(1/1000))" office:value-type="float" office:value="-42.719304526775" calcext:value-type="float">
            <text:p>-42.719304526775</text:p>
          </table:table-cell>
          <table:table-cell/>
          <table:table-cell table:formula="of:=([.P18]-[.$D$1])/([.$D18]*(1/5000))" office:value-type="float" office:value="-45.0801886231552" calcext:value-type="float">
            <text:p>-45.0801886231552</text:p>
          </table:table-cell>
          <table:table-cell/>
          <table:table-cell table:formula="of:=([.R18]-[.$D$1])/([.$D18]*(1/10000))" office:value-type="float" office:value="-45.3750939170121" calcext:value-type="float">
            <text:p>-45.3750939170121</text:p>
          </table:table-cell>
          <table:table-cell/>
          <table:table-cell office:value-type="float" office:value="45.6699542144337" calcext:value-type="float">
            <text:p>45.6699542144337</text:p>
          </table:table-cell>
          <table:table-cell/>
        </table:table-row>
        <table:table-row table:style-name="ro1">
          <table:table-cell table:number-columns-repeated="4"/>
          <table:table-cell table:formula="of:=([.F19]-[.$D$1])/((1/10)*(1/10000))" office:value-type="float" office:value="-20731.8874394479" calcext:value-type="float">
            <text:p>-20731.8874394479</text:p>
          </table:table-cell>
          <table:table-cell/>
          <table:table-cell table:formula="of:=([.H19]-[.$D$1])/((1/50)*(1/10000))" office:value-type="float" office:value="-0.482404329038566" calcext:value-type="float">
            <text:p>-0.482404329038566</text:p>
          </table:table-cell>
          <table:table-cell/>
          <table:table-cell table:formula="of:=([.J19]-[.$D$1])/((1/100)*(1/10000))" office:value-type="float" office:value="-0.482540350954519" calcext:value-type="float">
            <text:p>-0.482540350954519</text:p>
          </table:table-cell>
          <table:table-cell/>
          <table:table-cell table:formula="of:=([.L19]-[.$D$1])/((1/500)*(1/10000))" office:value-type="float" office:value="-0.482649182426131" calcext:value-type="float">
            <text:p>-0.482649182426131</text:p>
          </table:table-cell>
          <table:table-cell/>
          <table:table-cell table:formula="of:=([.N19]-[.$D$1])/((1/1000)*(1/10000))" office:value-type="float" office:value="-0.482662756429164" calcext:value-type="float">
            <text:p>-0.482662756429164</text:p>
          </table:table-cell>
          <table:table-cell/>
          <table:table-cell table:formula="of:=([.P19]-[.$D$1])/((1/5000)*(1/10000))" office:value-type="float" office:value="-0.482673680191059" calcext:value-type="float">
            <text:p>-0.482673680191059</text:p>
          </table:table-cell>
          <table:table-cell/>
          <table:table-cell table:formula="of:=([.R19]-[.$D$1])/((1/10000)*(1/10000))" office:value-type="float" office:value="-0.4826752275644" calcext:value-type="float">
            <text:p>-0.4826752275644</text:p>
          </table:table-cell>
          <table:table-cell/>
          <table:table-cell office:value-type="float" office:value="0.4826765114698" calcext:value-type="float">
            <text:p>0.4826765114698</text:p>
          </table:table-cell>
          <table:table-cell/>
        </table:table-row>
        <table:table-row table:style-name="ro1">
          <table:table-cell table:number-columns-repeated="4"/>
          <table:table-cell table:formula="of:=([.F20]-[.$D$1])/([.$D20]*(1/10))" office:value-type="float" office:value="-0.199623566850776" calcext:value-type="float">
            <text:p>-0.199623566850776</text:p>
          </table:table-cell>
          <table:table-cell/>
          <table:table-cell table:formula="of:=([.H20]-[.$D$1])/([.$D20]*(1/50))" office:value-type="float" office:value="-0.0737375577797753" calcext:value-type="float">
            <text:p>-0.073737557779775</text:p>
          </table:table-cell>
          <table:table-cell/>
          <table:table-cell table:formula="of:=([.J20]-[.$D$1])/([.$D20]*(1/100))" office:value-type="float" office:value="-0.0744748490861687" calcext:value-type="float">
            <text:p>-0.074474849086169</text:p>
          </table:table-cell>
          <table:table-cell/>
          <table:table-cell table:formula="of:=([.L20]-[.$D$1])/([.$D20]*(1/500))" office:value-type="float" office:value="-0.0750603871626075" calcext:value-type="float">
            <text:p>-0.075060387162608</text:p>
          </table:table-cell>
          <table:table-cell/>
          <table:table-cell table:formula="of:=([.N20]-[.$D$1])/([.$D20]*(1/1000))" office:value-type="float" office:value="-0.0751333126522492" calcext:value-type="float">
            <text:p>-0.075133312652249</text:p>
          </table:table-cell>
          <table:table-cell/>
          <table:table-cell table:formula="of:=([.P20]-[.$D$1])/([.$D20]*(1/5000))" office:value-type="float" office:value="-0.0751916104992181" calcext:value-type="float">
            <text:p>-0.075191610499218</text:p>
          </table:table-cell>
          <table:table-cell/>
          <table:table-cell table:formula="of:=([.R20]-[.$D$1])/([.$D20]*(1/10000))" office:value-type="float" office:value="-0.0751988950716764" calcext:value-type="float">
            <text:p>-0.075198895071676</text:p>
          </table:table-cell>
          <table:table-cell/>
          <table:table-cell office:value-type="float" office:value="0.075206179059007" calcext:value-type="float">
            <text:p>0.075206179059007</text:p>
          </table:table-cell>
          <table:table-cell/>
        </table:table-row>
        <table:table-row table:style-name="ro1">
          <table:table-cell table:number-columns-repeated="4"/>
          <table:table-cell table:formula="of:=([.F21]-[.$D$1])/([.$D21]*(1/10))" office:value-type="float" office:value="-334.538205441771" calcext:value-type="float">
            <text:p>-334.538205441771</text:p>
          </table:table-cell>
          <table:table-cell/>
          <table:table-cell table:formula="of:=([.H21]-[.$D$1])/([.$D21]*(1/50))" office:value-type="float" office:value="1.762929039739" calcext:value-type="float">
            <text:p>1.762929039739</text:p>
          </table:table-cell>
          <table:table-cell/>
          <table:table-cell table:formula="of:=([.J21]-[.$D$1])/([.$D21]*(1/100))" office:value-type="float" office:value="1.76252172761889" calcext:value-type="float">
            <text:p>1.76252172761889</text:p>
          </table:table-cell>
          <table:table-cell/>
          <table:table-cell table:formula="of:=([.L21]-[.$D$1])/([.$D21]*(1/500))" office:value-type="float" office:value="1.76219589938938" calcext:value-type="float">
            <text:p>1.76219589938938</text:p>
          </table:table-cell>
          <table:table-cell/>
          <table:table-cell table:formula="of:=([.N21]-[.$D$1])/([.$D21]*(1/1000))" office:value-type="float" office:value="1.76215517205434" calcext:value-type="float">
            <text:p>1.76215517205434</text:p>
          </table:table-cell>
          <table:table-cell/>
          <table:table-cell table:formula="of:=([.P21]-[.$D$1])/([.$D21]*(1/5000))" office:value-type="float" office:value="1.76212259009762" calcext:value-type="float">
            <text:p>1.76212259009762</text:p>
          </table:table-cell>
          <table:table-cell/>
          <table:table-cell table:formula="of:=([.R21]-[.$D$1])/([.$D21]*(1/10000))" office:value-type="float" office:value="1.76211851537287" calcext:value-type="float">
            <text:p>1.76211851537287</text:p>
          </table:table-cell>
          <table:table-cell/>
          <table:table-cell office:value-type="float" office:value="-1.76211444324133" calcext:value-type="float">
            <text:p>-1.76211444324133</text:p>
          </table:table-cell>
          <table:table-cell/>
        </table:table-row>
        <table:table-row table:style-name="ro1">
          <table:table-cell table:number-columns-repeated="4"/>
          <table:table-cell table:formula="of:=([.F22]-[.$D$1])/([.$D22]*(1/10))" office:value-type="float" office:value="-0.0828753766966334" calcext:value-type="float">
            <text:p>-0.082875376696634</text:p>
          </table:table-cell>
          <table:table-cell/>
          <table:table-cell table:formula="of:=([.H22]-[.$D$1])/([.$D22]*(1/50))" office:value-type="float" office:value="0.00205523200677503" calcext:value-type="float">
            <text:p>0.002055232006775</text:p>
          </table:table-cell>
          <table:table-cell/>
          <table:table-cell table:formula="of:=([.J22]-[.$D$1])/([.$D22]*(1/100))" office:value-type="float" office:value="0.00197340720167517" calcext:value-type="float">
            <text:p>0.001973407201675</text:p>
          </table:table-cell>
          <table:table-cell/>
          <table:table-cell table:formula="of:=([.L22]-[.$D$1])/([.$D22]*(1/500))" office:value-type="float" office:value="0.00190957315842863" calcext:value-type="float">
            <text:p>0.001909573158429</text:p>
          </table:table-cell>
          <table:table-cell/>
          <table:table-cell table:formula="of:=([.N22]-[.$D$1])/([.$D22]*(1/1000))" office:value-type="float" office:value="0.0019016933045356" calcext:value-type="float">
            <text:p>0.001901693304536</text:p>
          </table:table-cell>
          <table:table-cell/>
          <table:table-cell table:formula="of:=([.P22]-[.$D$1])/([.$D22]*(1/5000))" office:value-type="float" office:value="0.00189540514716982" calcext:value-type="float">
            <text:p>0.00189540514717</text:p>
          </table:table-cell>
          <table:table-cell/>
          <table:table-cell table:formula="of:=([.R22]-[.$D$1])/([.$D22]*(1/10000))" office:value-type="float" office:value="0.00189462010799772" calcext:value-type="float">
            <text:p>0.001894620107998</text:p>
          </table:table-cell>
          <table:table-cell/>
          <table:table-cell office:value-type="float" office:value="-0.00189383536377851" calcext:value-type="float">
            <text:p>-0.001893835363779</text:p>
          </table:table-cell>
          <table:table-cell/>
        </table:table-row>
        <table:table-row table:style-name="ro1">
          <table:table-cell table:number-columns-repeated="4"/>
          <table:table-cell table:formula="of:=([.F23]-[.$D$1])/([.$D23]*(1/10))" office:value-type="float" office:value="-391.965885797459" calcext:value-type="float">
            <text:p>-391.965885797459</text:p>
          </table:table-cell>
          <table:table-cell/>
          <table:table-cell table:formula="of:=([.H23]-[.$D$1])/([.$D23]*(1/50))" office:value-type="float" office:value="-0.123002135277699" calcext:value-type="float">
            <text:p>-0.123002135277699</text:p>
          </table:table-cell>
          <table:table-cell/>
          <table:table-cell table:formula="of:=([.J23]-[.$D$1])/([.$D23]*(1/100))" office:value-type="float" office:value="-0.149938576287671" calcext:value-type="float">
            <text:p>-0.149938576287671</text:p>
          </table:table-cell>
          <table:table-cell/>
          <table:table-cell table:formula="of:=([.L23]-[.$D$1])/([.$D23]*(1/500))" office:value-type="float" office:value="-0.171444062355993" calcext:value-type="float">
            <text:p>-0.171444062355993</text:p>
          </table:table-cell>
          <table:table-cell/>
          <table:table-cell table:formula="of:=([.N23]-[.$D$1])/([.$D23]*(1/1000))" office:value-type="float" office:value="-0.174129530940758" calcext:value-type="float">
            <text:p>-0.174129530940758</text:p>
          </table:table-cell>
          <table:table-cell/>
          <table:table-cell table:formula="of:=([.P23]-[.$D$1])/([.$D23]*(1/5000))" office:value-type="float" office:value="-0.176277472165804" calcext:value-type="float">
            <text:p>-0.176277472165804</text:p>
          </table:table-cell>
          <table:table-cell/>
          <table:table-cell table:formula="of:=([.R23]-[.$D$1])/([.$D23]*(1/10000))" office:value-type="float" office:value="-0.176545936209745" calcext:value-type="float">
            <text:p>-0.176545936209745</text:p>
          </table:table-cell>
          <table:table-cell/>
          <table:table-cell office:value-type="float" office:value="0.176814512085559" calcext:value-type="float">
            <text:p>0.176814512085559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Addition</text:p>
          </table:table-cell>
          <table:table-cell table:number-columns-repeated="2"/>
          <table:table-cell table:style-name="ce1" office:value-type="string" calcext:value-type="string">
            <text:p>1 / 10</text:p>
          </table:table-cell>
          <table:table-cell/>
          <table:table-cell office:value-type="string" calcext:value-type="string">
            <text:p>1 / 50</text:p>
          </table:table-cell>
          <table:table-cell/>
          <table:table-cell office:value-type="string" calcext:value-type="string">
            <text:p>1 / 100</text:p>
          </table:table-cell>
          <table:table-cell/>
          <table:table-cell office:value-type="string" calcext:value-type="string">
            <text:p>1 / 500</text:p>
          </table:table-cell>
          <table:table-cell/>
          <table:table-cell office:value-type="string" calcext:value-type="string">
            <text:p>1 / 1000</text:p>
          </table:table-cell>
          <table:table-cell/>
          <table:table-cell office:value-type="string" calcext:value-type="string">
            <text:p>1 / 5000</text:p>
          </table:table-cell>
          <table:table-cell/>
          <table:table-cell office:value-type="string" calcext:value-type="string">
            <text:p>1 / 1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Parameter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f1</text:p>
          </table:table-cell>
          <table:table-cell office:value-type="float" office:value="1.24995235090175" calcext:value-type="float">
            <text:p>1.24995235090175</text:p>
          </table:table-cell>
          <table:table-cell table:formula="of:=[.$D52]+2*(1/10)*[.$D52]" office:value-type="float" office:value="1.4999428210821" calcext:value-type="float">
            <text:p>1.4999428210821</text:p>
          </table:table-cell>
          <table:table-cell/>
          <table:table-cell table:formula="of:=[.$D52]+2*(1/50)*[.$D52]" office:value-type="float" office:value="1.29995044493782" calcext:value-type="float">
            <text:p>1.29995044493782</text:p>
          </table:table-cell>
          <table:table-cell/>
          <table:table-cell table:formula="of:=[.$D52]+2*(1/100)*[.$D52]" office:value-type="float" office:value="1.27495139791979" calcext:value-type="float">
            <text:p>1.27495139791979</text:p>
          </table:table-cell>
          <table:table-cell/>
          <table:table-cell table:formula="of:=[.$D52]+2*(1/500)*[.$D52]" office:value-type="float" office:value="1.25495216030536" calcext:value-type="float">
            <text:p>1.25495216030536</text:p>
          </table:table-cell>
          <table:table-cell/>
          <table:table-cell table:formula="of:=[.$D52]+(1/1000)*[.$D52]" office:value-type="float" office:value="1.25120230325265" calcext:value-type="float">
            <text:p>1.25120230325265</text:p>
          </table:table-cell>
          <table:table-cell/>
          <table:table-cell table:formula="of:=[.$D52]+(1/5000)*[.$D52]" office:value-type="float" office:value="1.25020234137193" calcext:value-type="float">
            <text:p>1.25020234137193</text:p>
          </table:table-cell>
          <table:table-cell/>
          <table:table-cell table:formula="of:=[.$D52]+(1/10000)*[.$D52]" office:value-type="float" office:value="1.25007734613684" calcext:value-type="float">
            <text:p>1.250077346136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b1</text:p>
          </table:table-cell>
          <table:table-cell office:value-type="float" office:value="0.0000324923652092156" calcext:value-type="float">
            <text:p>3.24923652092156E-05</text:p>
          </table:table-cell>
          <table:table-cell table:formula="of:=[.$D53]+2*(1/10)*[.$D53]" office:value-type="float" office:value="0.0000389908382510587" calcext:value-type="float">
            <text:p>3.89908382510587E-05</text:p>
          </table:table-cell>
          <table:table-cell/>
          <table:table-cell table:formula="of:=[.$D53]+2*(1/50)*[.$D53]" office:value-type="float" office:value="0.0000337920598175842" calcext:value-type="float">
            <text:p>3.37920598175842E-05</text:p>
          </table:table-cell>
          <table:table-cell/>
          <table:table-cell table:formula="of:=[.$D53]+2*(1/100)*[.$D53]" office:value-type="float" office:value="0.0000331422125133999" calcext:value-type="float">
            <text:p>3.31422125133999E-05</text:p>
          </table:table-cell>
          <table:table-cell/>
          <table:table-cell table:formula="of:=[.$D53]+2*(1/500)*[.$D53]" office:value-type="float" office:value="0.0000326223346700525" calcext:value-type="float">
            <text:p>3.26223346700525E-05</text:p>
          </table:table-cell>
          <table:table-cell/>
          <table:table-cell table:formula="of:=[.$D53]+(1/1000)*[.$D53]" office:value-type="float" office:value="0.0000325248575744248" calcext:value-type="float">
            <text:p>3.25248575744248E-05</text:p>
          </table:table-cell>
          <table:table-cell/>
          <table:table-cell table:formula="of:=[.$D53]+(1/5000)*[.$D53]" office:value-type="float" office:value="0.0000324988636822574" calcext:value-type="float">
            <text:p>3.24988636822574E-05</text:p>
          </table:table-cell>
          <table:table-cell/>
          <table:table-cell table:formula="of:=[.$D53]+(1/10000)*[.$D53]" office:value-type="float" office:value="0.0000324956144457365" calcext:value-type="float">
            <text:p>3.24956144457365E-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f2</text:p>
          </table:table-cell>
          <table:table-cell office:value-type="float" office:value="0.00470222341941004" calcext:value-type="float">
            <text:p>0.00470222341941</text:p>
          </table:table-cell>
          <table:table-cell table:formula="of:=[.$D54]+2*(1/10)*[.$D54]" office:value-type="float" office:value="0.00564266810329205" calcext:value-type="float">
            <text:p>0.005642668103292</text:p>
          </table:table-cell>
          <table:table-cell/>
          <table:table-cell table:formula="of:=[.$D54]+2*(1/50)*[.$D54]" office:value-type="float" office:value="0.00489031235618644" calcext:value-type="float">
            <text:p>0.004890312356186</text:p>
          </table:table-cell>
          <table:table-cell/>
          <table:table-cell table:formula="of:=[.$D54]+2*(1/100)*[.$D54]" office:value-type="float" office:value="0.00479626788779824" calcext:value-type="float">
            <text:p>0.004796267887798</text:p>
          </table:table-cell>
          <table:table-cell/>
          <table:table-cell table:formula="of:=[.$D54]+2*(1/500)*[.$D54]" office:value-type="float" office:value="0.00472103231308768" calcext:value-type="float">
            <text:p>0.004721032313088</text:p>
          </table:table-cell>
          <table:table-cell/>
          <table:table-cell table:formula="of:=[.$D54]+(1/1000)*[.$D54]" office:value-type="float" office:value="0.00470692564282945" calcext:value-type="float">
            <text:p>0.004706925642829</text:p>
          </table:table-cell>
          <table:table-cell/>
          <table:table-cell table:formula="of:=[.$D54]+(1/5000)*[.$D54]" office:value-type="float" office:value="0.00470316386409392" calcext:value-type="float">
            <text:p>0.004703163864094</text:p>
          </table:table-cell>
          <table:table-cell/>
          <table:table-cell table:formula="of:=[.$D54]+(1/10000)*[.$D54]" office:value-type="float" office:value="0.00470269364175198" calcext:value-type="float">
            <text:p>0.0047026936417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b2</text:p>
          </table:table-cell>
          <table:table-cell office:value-type="float" office:value="0" calcext:value-type="float">
            <text:p>0</text:p>
          </table:table-cell>
          <table:table-cell table:formula="of:=[.$D55]+2*(1/10)*[.$D55]" office:value-type="float" office:value="0" calcext:value-type="float">
            <text:p>0</text:p>
          </table:table-cell>
          <table:table-cell/>
          <table:table-cell table:formula="of:=[.$D55]+2*(1/50)*[.$D55]" office:value-type="float" office:value="0" calcext:value-type="float">
            <text:p>0</text:p>
          </table:table-cell>
          <table:table-cell/>
          <table:table-cell table:formula="of:=[.$D55]+2*(1/100)*[.$D55]" office:value-type="float" office:value="0" calcext:value-type="float">
            <text:p>0</text:p>
          </table:table-cell>
          <table:table-cell/>
          <table:table-cell table:formula="of:=[.$D55]+2*(1/500)*[.$D55]" office:value-type="float" office:value="0" calcext:value-type="float">
            <text:p>0</text:p>
          </table:table-cell>
          <table:table-cell/>
          <table:table-cell table:formula="of:=[.$D55]+(1/1000)*[.$D55]" office:value-type="float" office:value="0" calcext:value-type="float">
            <text:p>0</text:p>
          </table:table-cell>
          <table:table-cell/>
          <table:table-cell table:formula="of:=[.$D55]+(1/5000)*[.$D55]" office:value-type="float" office:value="0" calcext:value-type="float">
            <text:p>0</text:p>
          </table:table-cell>
          <table:table-cell/>
          <table:table-cell table:formula="of:=[.$D55]+(1/10000)*[.$D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f3</text:p>
          </table:table-cell>
          <table:table-cell office:value-type="float" office:value="10.3854909350185" calcext:value-type="float">
            <text:p>10.3854909350185</text:p>
          </table:table-cell>
          <table:table-cell table:formula="of:=[.$D56]+2*(1/10)*[.$D56]" office:value-type="float" office:value="12.4625891220222" calcext:value-type="float">
            <text:p>12.4625891220222</text:p>
          </table:table-cell>
          <table:table-cell/>
          <table:table-cell table:formula="of:=[.$D56]+2*(1/50)*[.$D56]" office:value-type="float" office:value="10.8009105724192" calcext:value-type="float">
            <text:p>10.8009105724192</text:p>
          </table:table-cell>
          <table:table-cell/>
          <table:table-cell table:formula="of:=[.$D56]+2*(1/100)*[.$D56]" office:value-type="float" office:value="10.5932007537189" calcext:value-type="float">
            <text:p>10.5932007537189</text:p>
          </table:table-cell>
          <table:table-cell/>
          <table:table-cell table:formula="of:=[.$D56]+2*(1/500)*[.$D56]" office:value-type="float" office:value="10.4270328987586" calcext:value-type="float">
            <text:p>10.4270328987586</text:p>
          </table:table-cell>
          <table:table-cell/>
          <table:table-cell table:formula="of:=[.$D56]+(1/1000)*[.$D56]" office:value-type="float" office:value="10.3958764259535" calcext:value-type="float">
            <text:p>10.3958764259535</text:p>
          </table:table-cell>
          <table:table-cell/>
          <table:table-cell table:formula="of:=[.$D56]+(1/5000)*[.$D56]" office:value-type="float" office:value="10.3875680332055" calcext:value-type="float">
            <text:p>10.3875680332055</text:p>
          </table:table-cell>
          <table:table-cell/>
          <table:table-cell table:formula="of:=[.$D56]+(1/10000)*[.$D56]" office:value-type="float" office:value="10.386529484112" calcext:value-type="float">
            <text:p>10.3865294841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b3</text:p>
          </table:table-cell>
          <table:table-cell office:value-type="float" office:value="0.00619716585496436" calcext:value-type="float">
            <text:p>0.006197165854964</text:p>
          </table:table-cell>
          <table:table-cell table:formula="of:=[.$D57]+2*(1/10)*[.$D57]" office:value-type="float" office:value="0.00743659902595723" calcext:value-type="float">
            <text:p>0.007436599025957</text:p>
          </table:table-cell>
          <table:table-cell/>
          <table:table-cell table:formula="of:=[.$D57]+2*(1/50)*[.$D57]" office:value-type="float" office:value="0.00644505248916294" calcext:value-type="float">
            <text:p>0.006445052489163</text:p>
          </table:table-cell>
          <table:table-cell/>
          <table:table-cell table:formula="of:=[.$D57]+2*(1/100)*[.$D57]" office:value-type="float" office:value="0.00632110917206365" calcext:value-type="float">
            <text:p>0.006321109172064</text:p>
          </table:table-cell>
          <table:table-cell/>
          <table:table-cell table:formula="of:=[.$D57]+2*(1/500)*[.$D57]" office:value-type="float" office:value="0.00622195451838422" calcext:value-type="float">
            <text:p>0.006221954518384</text:p>
          </table:table-cell>
          <table:table-cell/>
          <table:table-cell table:formula="of:=[.$D57]+(1/1000)*[.$D57]" office:value-type="float" office:value="0.00620336302081933" calcext:value-type="float">
            <text:p>0.006203363020819</text:p>
          </table:table-cell>
          <table:table-cell/>
          <table:table-cell table:formula="of:=[.$D57]+(1/5000)*[.$D57]" office:value-type="float" office:value="0.00619840528813535" calcext:value-type="float">
            <text:p>0.006198405288135</text:p>
          </table:table-cell>
          <table:table-cell/>
          <table:table-cell table:formula="of:=[.$D57]+(1/10000)*[.$D57]" office:value-type="float" office:value="0.00619778557154986" calcext:value-type="float">
            <text:p>0.006197785571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f4</text:p>
          </table:table-cell>
          <table:table-cell office:value-type="float" office:value="25.0157384084507" calcext:value-type="float">
            <text:p>25.0157384084507</text:p>
          </table:table-cell>
          <table:table-cell table:formula="of:=[.$D58]+2*(1/10)*[.$D58]" office:value-type="float" office:value="30.0188860901408" calcext:value-type="float">
            <text:p>30.0188860901408</text:p>
          </table:table-cell>
          <table:table-cell/>
          <table:table-cell table:formula="of:=[.$D58]+2*(1/50)*[.$D58]" office:value-type="float" office:value="26.0163679447887" calcext:value-type="float">
            <text:p>26.0163679447887</text:p>
          </table:table-cell>
          <table:table-cell/>
          <table:table-cell table:formula="of:=[.$D58]+2*(1/100)*[.$D58]" office:value-type="float" office:value="25.5160531766197" calcext:value-type="float">
            <text:p>25.5160531766197</text:p>
          </table:table-cell>
          <table:table-cell/>
          <table:table-cell table:formula="of:=[.$D58]+2*(1/500)*[.$D58]" office:value-type="float" office:value="25.1158013620845" calcext:value-type="float">
            <text:p>25.1158013620845</text:p>
          </table:table-cell>
          <table:table-cell/>
          <table:table-cell table:formula="of:=[.$D58]+(1/1000)*[.$D58]" office:value-type="float" office:value="25.0407541468592" calcext:value-type="float">
            <text:p>25.0407541468592</text:p>
          </table:table-cell>
          <table:table-cell/>
          <table:table-cell table:formula="of:=[.$D58]+(1/5000)*[.$D58]" office:value-type="float" office:value="25.0207415561324" calcext:value-type="float">
            <text:p>25.0207415561324</text:p>
          </table:table-cell>
          <table:table-cell/>
          <table:table-cell table:formula="of:=[.$D58]+(1/10000)*[.$D58]" office:value-type="float" office:value="25.0182399822915" calcext:value-type="float">
            <text:p>25.0182399822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b4</text:p>
          </table:table-cell>
          <table:table-cell office:value-type="float" office:value="0.00528920709445636" calcext:value-type="float">
            <text:p>0.005289207094456</text:p>
          </table:table-cell>
          <table:table-cell table:formula="of:=[.$D59]+2*(1/10)*[.$D59]" office:value-type="float" office:value="0.00634704851334763" calcext:value-type="float">
            <text:p>0.006347048513348</text:p>
          </table:table-cell>
          <table:table-cell/>
          <table:table-cell table:formula="of:=[.$D59]+2*(1/50)*[.$D59]" office:value-type="float" office:value="0.00550077537823461" calcext:value-type="float">
            <text:p>0.005500775378235</text:p>
          </table:table-cell>
          <table:table-cell/>
          <table:table-cell table:formula="of:=[.$D59]+2*(1/100)*[.$D59]" office:value-type="float" office:value="0.00539499123634549" calcext:value-type="float">
            <text:p>0.005394991236345</text:p>
          </table:table-cell>
          <table:table-cell/>
          <table:table-cell table:formula="of:=[.$D59]+2*(1/500)*[.$D59]" office:value-type="float" office:value="0.00531036392283419" calcext:value-type="float">
            <text:p>0.005310363922834</text:p>
          </table:table-cell>
          <table:table-cell/>
          <table:table-cell table:formula="of:=[.$D59]+(1/1000)*[.$D59]" office:value-type="float" office:value="0.00529449630155082" calcext:value-type="float">
            <text:p>0.005294496301551</text:p>
          </table:table-cell>
          <table:table-cell/>
          <table:table-cell table:formula="of:=[.$D59]+(1/5000)*[.$D59]" office:value-type="float" office:value="0.00529026493587525" calcext:value-type="float">
            <text:p>0.005290264935875</text:p>
          </table:table-cell>
          <table:table-cell/>
          <table:table-cell table:formula="of:=[.$D59]+(1/10000)*[.$D59]" office:value-type="float" office:value="0.00528973601516581" calcext:value-type="float">
            <text:p>0.005289736015166</text:p>
          </table:table-cell>
          <table:table-cell table:number-columns-repeated="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Subtraction</text:p>
          </table:table-cell>
          <table:table-cell table:number-columns-repeated="2"/>
          <table:table-cell table:style-name="ce1" office:value-type="string" calcext:value-type="string">
            <text:p>1 / 10</text:p>
          </table:table-cell>
          <table:table-cell/>
          <table:table-cell office:value-type="string" calcext:value-type="string">
            <text:p>1 / 50</text:p>
          </table:table-cell>
          <table:table-cell/>
          <table:table-cell office:value-type="string" calcext:value-type="string">
            <text:p>1 / 100</text:p>
          </table:table-cell>
          <table:table-cell/>
          <table:table-cell office:value-type="string" calcext:value-type="string">
            <text:p>1 / 500</text:p>
          </table:table-cell>
          <table:table-cell/>
          <table:table-cell office:value-type="string" calcext:value-type="string">
            <text:p>1 / 1000</text:p>
          </table:table-cell>
          <table:table-cell/>
          <table:table-cell office:value-type="string" calcext:value-type="string">
            <text:p>1 / 5000</text:p>
          </table:table-cell>
          <table:table-cell/>
          <table:table-cell office:value-type="string" calcext:value-type="string">
            <text:p>1 / 1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Parameter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f1</text:p>
          </table:table-cell>
          <table:table-cell office:value-type="float" office:value="1.24995235090175" calcext:value-type="float">
            <text:p>1.24995235090175</text:p>
          </table:table-cell>
          <table:table-cell table:formula="of:=[.$D64]-2*(1/10)*[.$D64]" office:value-type="float" office:value="0.9999618807214" calcext:value-type="float">
            <text:p>0.9999618807214</text:p>
          </table:table-cell>
          <table:table-cell/>
          <table:table-cell table:formula="of:=[.$D64]-2*(1/50)*[.$D64]" office:value-type="float" office:value="1.19995425686568" calcext:value-type="float">
            <text:p>1.19995425686568</text:p>
          </table:table-cell>
          <table:table-cell/>
          <table:table-cell table:formula="of:=[.$D64]-2*(1/100)*[.$D64]" office:value-type="float" office:value="1.22495330388372" calcext:value-type="float">
            <text:p>1.22495330388372</text:p>
          </table:table-cell>
          <table:table-cell/>
          <table:table-cell table:formula="of:=[.$D64]-2*(1/500)*[.$D64]" office:value-type="float" office:value="1.24495254149814" calcext:value-type="float">
            <text:p>1.24495254149814</text:p>
          </table:table-cell>
          <table:table-cell/>
          <table:table-cell table:formula="of:=[.$D64]-2*(1/1000)*[.$D64]" office:value-type="float" office:value="1.24745244619995" calcext:value-type="float">
            <text:p>1.24745244619995</text:p>
          </table:table-cell>
          <table:table-cell/>
          <table:table-cell table:formula="of:=[.$D64]-2*(1/5000)*[.$D64]" office:value-type="float" office:value="1.24945236996139" calcext:value-type="float">
            <text:p>1.24945236996139</text:p>
          </table:table-cell>
          <table:table-cell/>
          <table:table-cell table:formula="of:=[.$D64]-2*(1/10000)*[.$D64]" office:value-type="float" office:value="1.24970236043157" calcext:value-type="float">
            <text:p>1.249702360431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b1</text:p>
          </table:table-cell>
          <table:table-cell office:value-type="float" office:value="0.0000324923652092156" calcext:value-type="float">
            <text:p>3.24923652092156E-05</text:p>
          </table:table-cell>
          <table:table-cell table:formula="of:=[.$D65]-2*(1/10)*[.$D65]" office:value-type="float" office:value="0.0000259938921673725" calcext:value-type="float">
            <text:p>2.59938921673725E-05</text:p>
          </table:table-cell>
          <table:table-cell/>
          <table:table-cell table:formula="of:=[.$D65]-2*(1/50)*[.$D65]" office:value-type="float" office:value="0.000031192670600847" calcext:value-type="float">
            <text:p>3.1192670600847E-05</text:p>
          </table:table-cell>
          <table:table-cell/>
          <table:table-cell table:formula="of:=[.$D65]-2*(1/100)*[.$D65]" office:value-type="float" office:value="0.0000318425179050313" calcext:value-type="float">
            <text:p>3.18425179050313E-05</text:p>
          </table:table-cell>
          <table:table-cell/>
          <table:table-cell table:formula="of:=[.$D65]-2*(1/500)*[.$D65]" office:value-type="float" office:value="0.0000323623957483787" calcext:value-type="float">
            <text:p>3.23623957483787E-05</text:p>
          </table:table-cell>
          <table:table-cell/>
          <table:table-cell table:formula="of:=[.$D65]-2*(1/1000)*[.$D65]" office:value-type="float" office:value="0.0000324273804787972" calcext:value-type="float">
            <text:p>3.24273804787972E-05</text:p>
          </table:table-cell>
          <table:table-cell/>
          <table:table-cell table:formula="of:=[.$D65]-2*(1/5000)*[.$D65]" office:value-type="float" office:value="0.0000324793682631319" calcext:value-type="float">
            <text:p>3.24793682631319E-05</text:p>
          </table:table-cell>
          <table:table-cell/>
          <table:table-cell table:formula="of:=[.$D65]-2*(1/10000)*[.$D65]" office:value-type="float" office:value="0.0000324858667361738" calcext:value-type="float">
            <text:p>3.24858667361738E-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f2</text:p>
          </table:table-cell>
          <table:table-cell office:value-type="float" office:value="0.00470222341941004" calcext:value-type="float">
            <text:p>0.00470222341941</text:p>
          </table:table-cell>
          <table:table-cell table:formula="of:=[.$D66]-2*(1/10)*[.$D66]" office:value-type="float" office:value="0.00376177873552803" calcext:value-type="float">
            <text:p>0.003761778735528</text:p>
          </table:table-cell>
          <table:table-cell/>
          <table:table-cell table:formula="of:=[.$D66]-2*(1/50)*[.$D66]" office:value-type="float" office:value="0.00451413448263364" calcext:value-type="float">
            <text:p>0.004514134482634</text:p>
          </table:table-cell>
          <table:table-cell/>
          <table:table-cell table:formula="of:=[.$D66]-2*(1/100)*[.$D66]" office:value-type="float" office:value="0.00460817895102184" calcext:value-type="float">
            <text:p>0.004608178951022</text:p>
          </table:table-cell>
          <table:table-cell/>
          <table:table-cell table:formula="of:=[.$D66]-2*(1/500)*[.$D66]" office:value-type="float" office:value="0.0046834145257324" calcext:value-type="float">
            <text:p>0.004683414525732</text:p>
          </table:table-cell>
          <table:table-cell/>
          <table:table-cell table:formula="of:=[.$D66]-2*(1/1000)*[.$D66]" office:value-type="float" office:value="0.00469281897257122" calcext:value-type="float">
            <text:p>0.004692818972571</text:p>
          </table:table-cell>
          <table:table-cell/>
          <table:table-cell table:formula="of:=[.$D66]-2*(1/5000)*[.$D66]" office:value-type="float" office:value="0.00470034253004228" calcext:value-type="float">
            <text:p>0.004700342530042</text:p>
          </table:table-cell>
          <table:table-cell/>
          <table:table-cell table:formula="of:=[.$D66]-2*(1/10000)*[.$D66]" office:value-type="float" office:value="0.00470128297472616" calcext:value-type="float">
            <text:p>0.0047012829747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b2</text:p>
          </table:table-cell>
          <table:table-cell office:value-type="float" office:value="0" calcext:value-type="float">
            <text:p>0</text:p>
          </table:table-cell>
          <table:table-cell table:formula="of:=[.$D67]-2*(1/10)*[.$D67]" office:value-type="float" office:value="0" calcext:value-type="float">
            <text:p>0</text:p>
          </table:table-cell>
          <table:table-cell/>
          <table:table-cell table:formula="of:=[.$D67]-2*(1/50)*[.$D67]" office:value-type="float" office:value="0" calcext:value-type="float">
            <text:p>0</text:p>
          </table:table-cell>
          <table:table-cell/>
          <table:table-cell table:formula="of:=[.$D67]-2*(1/100)*[.$D67]" office:value-type="float" office:value="0" calcext:value-type="float">
            <text:p>0</text:p>
          </table:table-cell>
          <table:table-cell/>
          <table:table-cell table:formula="of:=[.$D67]-2*(1/500)*[.$D67]" office:value-type="float" office:value="0" calcext:value-type="float">
            <text:p>0</text:p>
          </table:table-cell>
          <table:table-cell/>
          <table:table-cell table:formula="of:=[.$D67]-2*(1/1000)*[.$D67]" office:value-type="float" office:value="0" calcext:value-type="float">
            <text:p>0</text:p>
          </table:table-cell>
          <table:table-cell/>
          <table:table-cell table:formula="of:=[.$D67]-2*(1/5000)*[.$D67]" office:value-type="float" office:value="0" calcext:value-type="float">
            <text:p>0</text:p>
          </table:table-cell>
          <table:table-cell/>
          <table:table-cell table:formula="of:=[.$D67]-2*(1/10000)*[.$D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f3</text:p>
          </table:table-cell>
          <table:table-cell office:value-type="float" office:value="10.3854909350185" calcext:value-type="float">
            <text:p>10.3854909350185</text:p>
          </table:table-cell>
          <table:table-cell table:formula="of:=[.$D68]-2*(1/10)*[.$D68]" office:value-type="float" office:value="8.3083927480148" calcext:value-type="float">
            <text:p>8.3083927480148</text:p>
          </table:table-cell>
          <table:table-cell/>
          <table:table-cell table:formula="of:=[.$D68]-2*(1/50)*[.$D68]" office:value-type="float" office:value="9.97007129761776" calcext:value-type="float">
            <text:p>9.97007129761776</text:p>
          </table:table-cell>
          <table:table-cell/>
          <table:table-cell table:formula="of:=[.$D68]-2*(1/100)*[.$D68]" office:value-type="float" office:value="10.1777811163181" calcext:value-type="float">
            <text:p>10.1777811163181</text:p>
          </table:table-cell>
          <table:table-cell/>
          <table:table-cell table:formula="of:=[.$D68]-2*(1/500)*[.$D68]" office:value-type="float" office:value="10.3439489712784" calcext:value-type="float">
            <text:p>10.3439489712784</text:p>
          </table:table-cell>
          <table:table-cell/>
          <table:table-cell table:formula="of:=[.$D68]-2*(1/1000)*[.$D68]" office:value-type="float" office:value="10.3647199531485" calcext:value-type="float">
            <text:p>10.3647199531485</text:p>
          </table:table-cell>
          <table:table-cell/>
          <table:table-cell table:formula="of:=[.$D68]-2*(1/5000)*[.$D68]" office:value-type="float" office:value="10.3813367386445" calcext:value-type="float">
            <text:p>10.3813367386445</text:p>
          </table:table-cell>
          <table:table-cell/>
          <table:table-cell table:formula="of:=[.$D68]-2*(1/10000)*[.$D68]" office:value-type="float" office:value="10.3834138368315" calcext:value-type="float">
            <text:p>10.38341383683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b3</text:p>
          </table:table-cell>
          <table:table-cell office:value-type="float" office:value="0.00619716585496436" calcext:value-type="float">
            <text:p>0.006197165854964</text:p>
          </table:table-cell>
          <table:table-cell table:formula="of:=[.$D69]-2*(1/10)*[.$D69]" office:value-type="float" office:value="0.00495773268397149" calcext:value-type="float">
            <text:p>0.004957732683971</text:p>
          </table:table-cell>
          <table:table-cell/>
          <table:table-cell table:formula="of:=[.$D69]-2*(1/50)*[.$D69]" office:value-type="float" office:value="0.00594927922076579" calcext:value-type="float">
            <text:p>0.005949279220766</text:p>
          </table:table-cell>
          <table:table-cell/>
          <table:table-cell table:formula="of:=[.$D69]-2*(1/100)*[.$D69]" office:value-type="float" office:value="0.00607322253786507" calcext:value-type="float">
            <text:p>0.006073222537865</text:p>
          </table:table-cell>
          <table:table-cell/>
          <table:table-cell table:formula="of:=[.$D69]-2*(1/500)*[.$D69]" office:value-type="float" office:value="0.0061723771915445" calcext:value-type="float">
            <text:p>0.006172377191545</text:p>
          </table:table-cell>
          <table:table-cell/>
          <table:table-cell table:formula="of:=[.$D69]-2*(1/1000)*[.$D69]" office:value-type="float" office:value="0.00618477152325443" calcext:value-type="float">
            <text:p>0.006184771523254</text:p>
          </table:table-cell>
          <table:table-cell/>
          <table:table-cell table:formula="of:=[.$D69]-2*(1/5000)*[.$D69]" office:value-type="float" office:value="0.00619468698862238" calcext:value-type="float">
            <text:p>0.006194686988622</text:p>
          </table:table-cell>
          <table:table-cell/>
          <table:table-cell table:formula="of:=[.$D69]-2*(1/10000)*[.$D69]" office:value-type="float" office:value="0.00619592642179337" calcext:value-type="float">
            <text:p>0.0061959264217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f4</text:p>
          </table:table-cell>
          <table:table-cell office:value-type="float" office:value="25.0157384084507" calcext:value-type="float">
            <text:p>25.0157384084507</text:p>
          </table:table-cell>
          <table:table-cell table:formula="of:=[.$D70]-2*(1/10)*[.$D70]" office:value-type="float" office:value="20.0125907267606" calcext:value-type="float">
            <text:p>20.0125907267606</text:p>
          </table:table-cell>
          <table:table-cell/>
          <table:table-cell table:formula="of:=[.$D70]-2*(1/50)*[.$D70]" office:value-type="float" office:value="24.0151088721127" calcext:value-type="float">
            <text:p>24.0151088721127</text:p>
          </table:table-cell>
          <table:table-cell/>
          <table:table-cell table:formula="of:=[.$D70]-2*(1/100)*[.$D70]" office:value-type="float" office:value="24.5154236402817" calcext:value-type="float">
            <text:p>24.5154236402817</text:p>
          </table:table-cell>
          <table:table-cell/>
          <table:table-cell table:formula="of:=[.$D70]-2*(1/500)*[.$D70]" office:value-type="float" office:value="24.9156754548169" calcext:value-type="float">
            <text:p>24.9156754548169</text:p>
          </table:table-cell>
          <table:table-cell/>
          <table:table-cell table:formula="of:=[.$D70]-2*(1/1000)*[.$D70]" office:value-type="float" office:value="24.9657069316338" calcext:value-type="float">
            <text:p>24.9657069316338</text:p>
          </table:table-cell>
          <table:table-cell/>
          <table:table-cell table:formula="of:=[.$D70]-2*(1/5000)*[.$D70]" office:value-type="float" office:value="25.0057321130873" calcext:value-type="float">
            <text:p>25.0057321130873</text:p>
          </table:table-cell>
          <table:table-cell/>
          <table:table-cell table:formula="of:=[.$D70]-2*(1/10000)*[.$D70]" office:value-type="float" office:value="25.010735260769" calcext:value-type="float">
            <text:p>25.0107352607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b4</text:p>
          </table:table-cell>
          <table:table-cell office:value-type="float" office:value="0.00528920709445636" calcext:value-type="float">
            <text:p>0.005289207094456</text:p>
          </table:table-cell>
          <table:table-cell table:formula="of:=[.$D71]-2*(1/10)*[.$D71]" office:value-type="float" office:value="0.00423136567556509" calcext:value-type="float">
            <text:p>0.004231365675565</text:p>
          </table:table-cell>
          <table:table-cell/>
          <table:table-cell table:formula="of:=[.$D71]-2*(1/50)*[.$D71]" office:value-type="float" office:value="0.00507763881067811" calcext:value-type="float">
            <text:p>0.005077638810678</text:p>
          </table:table-cell>
          <table:table-cell/>
          <table:table-cell table:formula="of:=[.$D71]-2*(1/100)*[.$D71]" office:value-type="float" office:value="0.00518342295256723" calcext:value-type="float">
            <text:p>0.005183422952567</text:p>
          </table:table-cell>
          <table:table-cell/>
          <table:table-cell table:formula="of:=[.$D71]-2*(1/500)*[.$D71]" office:value-type="float" office:value="0.00526805026607854" calcext:value-type="float">
            <text:p>0.005268050266079</text:p>
          </table:table-cell>
          <table:table-cell/>
          <table:table-cell table:formula="of:=[.$D71]-2*(1/1000)*[.$D71]" office:value-type="float" office:value="0.00527862868026745" calcext:value-type="float">
            <text:p>0.005278628680267</text:p>
          </table:table-cell>
          <table:table-cell/>
          <table:table-cell table:formula="of:=[.$D71]-2*(1/5000)*[.$D71]" office:value-type="float" office:value="0.00528709141161858" calcext:value-type="float">
            <text:p>0.005287091411619</text:p>
          </table:table-cell>
          <table:table-cell/>
          <table:table-cell table:formula="of:=[.$D71]-2*(1/10000)*[.$D71]" office:value-type="float" office:value="0.00528814925303747" calcext:value-type="float">
            <text:p>0.005288149253037</text:p>
          </table:table-cell>
          <table:table-cell table:number-columns-repeated="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/>
          <table:table-cell office:value-type="string" calcext:value-type="string">
            <text:p>Hessian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1 / 100</text:p>
          </table:table-cell>
          <table:table-cell table:number-columns-repeated="3"/>
          <table:table-cell office:value-type="string" calcext:value-type="string">
            <text:p>1 / 1000</text:p>
          </table:table-cell>
          <table:table-cell table:number-columns-repeated="3"/>
          <table:table-cell office:value-type="string" calcext:value-type="string">
            <text:p>1 / 10000</text:p>
          </table:table-cell>
          <table:table-cell table:number-columns-repeated="3"/>
          <table:table-cell office:value-type="string" calcext:value-type="string">
            <text:p>Automatic Differenti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f1</text:p>
          </table:table-cell>
          <table:table-cell table:number-columns-repeated="3"/>
          <table:table-cell table:formula="of:=(-[.H4]+16*[.J4]-30*[.$D$1]+16*[.J16]-[.H16])/(12*([.$D64]*(1/100)^2))" office:value-type="float" office:value="22.4729198913535" calcext:value-type="float">
            <text:p>22.4729198913535</text:p>
          </table:table-cell>
          <table:table-cell table:number-columns-repeated="3"/>
          <table:table-cell table:formula="of:=(-[.L4]+16*[.N4]-30*[.$D$1]+16*[.N16]-[.L16])/(12*([.$D64]*(1/1000)^2))" office:value-type="float" office:value="22.4729198744236" calcext:value-type="float">
            <text:p>22.4729198744236</text:p>
          </table:table-cell>
          <table:table-cell table:number-columns-repeated="3"/>
          <table:table-cell table:formula="of:=(-[.P4]+16*[.R4]-30*[.$D$1]+16*[.R16]-[.P16])/(12*([.$D64]*(1/10000)^2))" office:value-type="float" office:value="22.4729202103824" calcext:value-type="float">
            <text:p>22.4729202103824</text:p>
          </table:table-cell>
          <table:table-cell/>
          <table:table-cell table:formula="of:=[.O77]/[.T77]" office:value-type="float" office:value="1.00000197973695" calcext:value-type="float">
            <text:p>1.00000197973695</text:p>
          </table:table-cell>
          <table:table-cell/>
          <table:table-cell table:style-name="ce2" office:value-type="float" office:value="46.76174223" calcext:value-type="float">
            <text:p>4.68E+01</text:p>
          </table:table-cell>
          <table:table-cell office:value-type="float" office:value="22.47287572" calcext:value-type="float">
            <text:p>22.472875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1</text:p>
          </table:table-cell>
          <table:table-cell table:number-columns-repeated="3"/>
          <table:table-cell table:formula="of:=(-[.H5]+16*[.J5]-30*[.$D$1]+16*[.J17]-[.H17])/(12*([.$D65]*(1/100)^2))" office:value-type="float" office:value="-0.0738512451482131" calcext:value-type="float">
            <text:p>-0.073851245148213</text:p>
          </table:table-cell>
          <table:table-cell table:number-columns-repeated="3"/>
          <table:table-cell table:formula="of:=(-[.L5]+16*[.N5]-30*[.$D$1]+16*[.N17]-[.L17])/(12*([.$D65]*(1/1000)^2))" office:value-type="float" office:value="0.00000412872217658148" calcext:value-type="float">
            <text:p>4.12872217658148E-06</text:p>
          </table:table-cell>
          <table:table-cell table:number-columns-repeated="3"/>
          <table:table-cell table:formula="of:=(-[.P5]+16*[.R5]-30*[.$D$1]+16*[.R17]-[.P17])/(12*([.$D65]*(1/10000)^2))" office:value-type="float" office:value="0" calcext:value-type="float">
            <text:p>0</text:p>
          </table:table-cell>
          <table:table-cell/>
          <table:table-cell table:formula="of:=[.O78]/[.T78]" office:value-type="float" office:value="0" calcext:value-type="float">
            <text:p>0</text:p>
          </table:table-cell>
          <table:table-cell/>
          <table:table-cell table:style-name="ce2" office:value-type="float" office:value="-0.0000805735423" calcext:value-type="float">
            <text:p>-8.06E-05</text:p>
          </table:table-cell>
          <table:table-cell table:style-name="ce2" office:value-type="float" office:value="0.0000000909387291" calcext:value-type="float">
            <text:p>9.09E-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f2</text:p>
          </table:table-cell>
          <table:table-cell table:number-columns-repeated="3"/>
          <table:table-cell table:formula="of:=(-[.H6]+16*[.J6]-30*[.$D$1]+16*[.J18]-[.H18])/(12*([.$D66]*(1/100)^2))" office:value-type="float" office:value="5896.73877616978" calcext:value-type="float">
            <text:p>5896.73877616978</text:p>
          </table:table-cell>
          <table:table-cell table:number-columns-repeated="3"/>
          <table:table-cell table:formula="of:=(-[.L6]+16*[.N6]-30*[.$D$1]+16*[.N18]-[.L18])/(12*([.$D66]*(1/1000)^2))" office:value-type="float" office:value="5896.73884314237" calcext:value-type="float">
            <text:p>5896.73884314237</text:p>
          </table:table-cell>
          <table:table-cell table:number-columns-repeated="3"/>
          <table:table-cell table:formula="of:=(-[.P6]+16*[.R6]-30*[.$D$1]+16*[.R18]-[.P18])/(12*([.$D66]*(1/10000)^2))" office:value-type="float" office:value="5896.73895431188" calcext:value-type="float">
            <text:p>5896.73895431188</text:p>
          </table:table-cell>
          <table:table-cell/>
          <table:table-cell table:formula="of:=[.O79]/[.T79]" office:value-type="float" office:value="0.999997722884183" calcext:value-type="float">
            <text:p>0.999997722884183</text:p>
          </table:table-cell>
          <table:table-cell/>
          <table:table-cell office:value-type="float" office:value="57265063.9608937" calcext:value-type="float">
            <text:p>57265063.9608937</text:p>
          </table:table-cell>
          <table:table-cell office:value-type="float" office:value="5896.7523819" calcext:value-type="float">
            <text:p>5896.7523819</text:p>
          </table:table-cell>
        </table:table-row>
        <table:table-row table:style-name="ro1">
          <table:table-cell table:number-columns-repeated="6"/>
          <table:table-cell table:formula="of:=(-[.H7]+16*[.J7]-30*[.$D$1]+16*[.J19]-[.H19])/(12*((1/100)^2))" office:value-type="float" office:value="0.0000027203919441184" calcext:value-type="float">
            <text:p>2.7203919441184E-06</text:p>
          </table:table-cell>
          <table:table-cell table:number-columns-repeated="3"/>
          <table:table-cell table:formula="of:=(-[.L7]+16*[.N7]-30*[.$D$1]+16*[.N19]-[.L19])/(12*((1/1000)^2))" office:value-type="float" office:value="0.00000272204481177596" calcext:value-type="float">
            <text:p>2.72204481177596E-06</text:p>
          </table:table-cell>
          <table:table-cell table:number-columns-repeated="3"/>
          <table:table-cell table:formula="of:=(-[.P7]+16*[.R7]-30*[.$D$1]+16*[.R19]-[.P19])/(12*((1/10000)^2))" office:value-type="float" office:value="0.00000222507197851958" calcext:value-type="float">
            <text:p>2.22507197851958E-06</text:p>
          </table:table-cell>
          <table:table-cell/>
          <table:table-cell table:formula="of:=[.O80]/[.T80]" office:value-type="string" office:string-value="" calcext:value-type="error">
            <text:p>#DIV/0!</text:p>
          </table:table-cell>
          <table:table-cell/>
          <table:table-cell office:value-type="float" office:value="131.30816433" calcext:value-type="float">
            <text:p>131.30816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f3</text:p>
          </table:table-cell>
          <table:table-cell table:number-columns-repeated="3"/>
          <table:table-cell table:formula="of:=(-[.H8]+16*[.J8]-30*[.$D$1]+16*[.J20]-[.H20])/(12*([.$D68]*(1/100)^2))" office:value-type="float" office:value="0.145673752376596" calcext:value-type="float">
            <text:p>0.145673752376596</text:p>
          </table:table-cell>
          <table:table-cell table:number-columns-repeated="3"/>
          <table:table-cell table:formula="of:=(-[.L8]+16*[.N8]-30*[.$D$1]+16*[.N20]-[.L20])/(12*([.$D68]*(1/1000)^2))" office:value-type="float" office:value="0.145673752950309" calcext:value-type="float">
            <text:p>0.145673752950309</text:p>
          </table:table-cell>
          <table:table-cell table:number-columns-repeated="3"/>
          <table:table-cell table:formula="of:=(-[.P8]+16*[.R8]-30*[.$D$1]+16*[.R20]-[.P20])/(12*([.$D68]*(1/10000)^2))" office:value-type="float" office:value="0.145673718930958" calcext:value-type="float">
            <text:p>0.145673718930958</text:p>
          </table:table-cell>
          <table:table-cell/>
          <table:table-cell table:formula="of:=[.O81]/[.T81]" office:value-type="float" office:value="0.999996285760832" calcext:value-type="float">
            <text:p>0.999996285760832</text:p>
          </table:table-cell>
          <table:table-cell/>
          <table:table-cell office:value-type="float" office:value="0.00105489" calcext:value-type="float">
            <text:p>0.00105489</text:p>
          </table:table-cell>
          <table:table-cell office:value-type="float" office:value="0.14567426" calcext:value-type="float">
            <text:p>0.145674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3</text:p>
          </table:table-cell>
          <table:table-cell table:number-columns-repeated="3"/>
          <table:table-cell table:formula="of:=(-[.H9]+16*[.J9]-30*[.$D$1]+16*[.J21]-[.H21])/(12*([.$D69]*(1/100)^2))" office:value-type="float" office:value="0.0814534299157049" calcext:value-type="float">
            <text:p>0.081453429915705</text:p>
          </table:table-cell>
          <table:table-cell table:number-columns-repeated="3"/>
          <table:table-cell table:formula="of:=(-[.L9]+16*[.N9]-30*[.$D$1]+16*[.N21]-[.L21])/(12*([.$D69]*(1/1000)^2))" office:value-type="float" office:value="0.0814532074037877" calcext:value-type="float">
            <text:p>0.081453207403788</text:p>
          </table:table-cell>
          <table:table-cell table:number-columns-repeated="3"/>
          <table:table-cell table:formula="of:=(-[.P9]+16*[.R9]-30*[.$D$1]+16*[.R21]-[.P21])/(12*([.$D69]*(1/10000)^2))" office:value-type="float" office:value="0.0814177218699624" calcext:value-type="float">
            <text:p>0.081417721869962</text:p>
          </table:table-cell>
          <table:table-cell/>
          <table:table-cell table:formula="of:=[.O82]/[.T82]" office:value-type="float" office:value="0.999563330958914" calcext:value-type="float">
            <text:p>0.999563330958914</text:p>
          </table:table-cell>
          <table:table-cell/>
          <table:table-cell office:value-type="float" office:value="-23.16058263" calcext:value-type="float">
            <text:p>-23.16058263</text:p>
          </table:table-cell>
          <table:table-cell office:value-type="float" office:value="0.08145329" calcext:value-type="float">
            <text:p>0.081453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f4</text:p>
          </table:table-cell>
          <table:table-cell table:number-columns-repeated="3"/>
          <table:table-cell table:formula="of:=(-[.H10]+16*[.J10]-30*[.$D$1]+16*[.J22]-[.H22])/(12*([.$D70]*(1/100)^2))" office:value-type="float" office:value="0.015694248523164" calcext:value-type="float">
            <text:p>0.015694248523164</text:p>
          </table:table-cell>
          <table:table-cell table:number-columns-repeated="3"/>
          <table:table-cell table:formula="of:=(-[.L10]+16*[.N10]-30*[.$D$1]+16*[.N22]-[.L22])/(12*([.$D70]*(1/1000)^2))" office:value-type="float" office:value="0.0156942495250342" calcext:value-type="float">
            <text:p>0.015694249525034</text:p>
          </table:table-cell>
          <table:table-cell table:number-columns-repeated="3"/>
          <table:table-cell table:formula="of:=(-[.P10]+16*[.R10]-30*[.$D$1]+16*[.R22]-[.P22])/(12*([.$D70]*(1/10000)^2))" office:value-type="float" office:value="0.0156942396604364" calcext:value-type="float">
            <text:p>0.015694239660437</text:p>
          </table:table-cell>
          <table:table-cell/>
          <table:table-cell table:formula="of:=[.O83]/[.T83]" office:value-type="float" office:value="0.999947095517027" calcext:value-type="float">
            <text:p>0.999947095517027</text:p>
          </table:table-cell>
          <table:table-cell/>
          <table:table-cell table:style-name="ce2" office:value-type="float" office:value="-0.00000118840037" calcext:value-type="float">
            <text:p>-1.19E-06</text:p>
          </table:table-cell>
          <table:table-cell office:value-type="float" office:value="0.01569507" calcext:value-type="float">
            <text:p>0.015695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4</text:p>
          </table:table-cell>
          <table:table-cell table:number-columns-repeated="3"/>
          <table:table-cell table:formula="of:=(-[.H11]+16*[.J11]-30*[.$D$1]+16*[.J23]-[.H23])/(12*([.$D71]*(1/100)^2))" office:value-type="float" office:value="5.36912141695874" calcext:value-type="float">
            <text:p>5.36912141695874</text:p>
          </table:table-cell>
          <table:table-cell table:number-columns-repeated="3"/>
          <table:table-cell table:formula="of:=(-[.L11]+16*[.N11]-30*[.$D$1]+16*[.N23]-[.L23])/(12*([.$D71]*(1/1000)^2))" office:value-type="float" office:value="5.36912496075934" calcext:value-type="float">
            <text:p>5.36912496075934</text:p>
          </table:table-cell>
          <table:table-cell table:number-columns-repeated="3"/>
          <table:table-cell table:formula="of:=(-[.P11]+16*[.R11]-30*[.$D$1]+16*[.R23]-[.P23])/(12*([.$D71]*(1/10000)^2))" office:value-type="float" office:value="5.36914535988011" calcext:value-type="float">
            <text:p>5.36914535988011</text:p>
          </table:table-cell>
          <table:table-cell/>
          <table:table-cell table:formula="of:=[.O84]/[.T84]" office:value-type="float" office:value="0.999937450173279" calcext:value-type="float">
            <text:p>0.999937450173279</text:p>
          </table:table-cell>
          <table:table-cell/>
          <table:table-cell office:value-type="float" office:value="180.02506968" calcext:value-type="float">
            <text:p>180.02506968</text:p>
          </table:table-cell>
          <table:table-cell office:value-type="float" office:value="5.36948122" calcext:value-type="float">
            <text:p>5.36948122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Central Difference Method</text:p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([.F4]-[.F16])/(2*[.$D4]*(1/10))" office:value-type="float" office:value="2.54467103386983" calcext:value-type="float">
            <text:p>2.54467103386983</text:p>
          </table:table-cell>
          <table:table-cell/>
          <table:table-cell table:formula="of:=([.H4]-[.H16])/(2*[.$D4]*(1/50))" office:value-type="float" office:value="2.59868322396886" calcext:value-type="float">
            <text:p>2.59868322396886</text:p>
          </table:table-cell>
          <table:table-cell/>
          <table:table-cell table:formula="of:=([.J4]-[.J16])/(2*[.$D4]*(1/100))" office:value-type="float" office:value="2.60036992850338" calcext:value-type="float">
            <text:p>2.60036992850338</text:p>
          </table:table-cell>
          <table:table-cell/>
          <table:table-cell table:formula="of:=([.L4]-[.L16])/(2*[.$D4]*(1/500))" office:value-type="float" office:value="2.60090965900621" calcext:value-type="float">
            <text:p>2.60090965900621</text:p>
          </table:table-cell>
          <table:table-cell/>
          <table:table-cell table:formula="of:=([.N4]-[.N16])/(2*[.$D4]*(1/1000))" office:value-type="float" office:value="2.60092652546252" calcext:value-type="float">
            <text:p>2.60092652546252</text:p>
          </table:table-cell>
          <table:table-cell/>
          <table:table-cell table:formula="of:=([.P4]-[.P16])/(2*[.$D4]*(1/5000))" office:value-type="float" office:value="2.60093192272026" calcext:value-type="float">
            <text:p>2.60093192272026</text:p>
          </table:table-cell>
          <table:table-cell/>
          <table:table-cell table:formula="of:=([.R4]-[.R16])/(2*[.$D4]*(1/10000))" office:value-type="float" office:value="2.60093209138911" calcext:value-type="float">
            <text:p>2.60093209138911</text:p>
          </table:table-cell>
          <table:table-cell/>
          <table:table-cell office:value-type="float" office:value="2.60093214460079" calcext:value-type="float">
            <text:p>2.60093214460079</text:p>
          </table:table-cell>
          <table:table-cell/>
        </table:table-row>
        <table:table-row table:style-name="ro1">
          <table:table-cell table:number-columns-repeated="4"/>
          <table:table-cell table:formula="of:=([.F5]-[.F17])/(2*[.$D5]*(1/10))" office:value-type="float" office:value="31902.6917424272" calcext:value-type="float">
            <text:p>31902.6917424272</text:p>
          </table:table-cell>
          <table:table-cell/>
          <table:table-cell table:formula="of:=([.H5]-[.H17])/(2*[.$D5]*(1/50))" office:value-type="float" office:value="-0.0288017985126221" calcext:value-type="float">
            <text:p>-0.028801798512622</text:p>
          </table:table-cell>
          <table:table-cell/>
          <table:table-cell table:formula="of:=([.J5]-[.J17])/(2*[.$D5]*(1/100))" office:value-type="float" office:value="-0.0265862661339978" calcext:value-type="float">
            <text:p>-0.026586266133998</text:p>
          </table:table-cell>
          <table:table-cell/>
          <table:table-cell table:formula="of:=([.L5]-[.L17])/(2*[.$D5]*(1/500))" office:value-type="float" office:value="-0.0443104348721094" calcext:value-type="float">
            <text:p>-0.04431043487211</text:p>
          </table:table-cell>
          <table:table-cell/>
          <table:table-cell table:formula="of:=([.N5]-[.N17])/(2*[.$D5]*(1/1000))" office:value-type="float" office:value="0" calcext:value-type="float">
            <text:p>0</text:p>
          </table:table-cell>
          <table:table-cell/>
          <table:table-cell table:formula="of:=([.P5]-[.P17])/(2*[.$D5]*(1/5000))" office:value-type="float" office:value="0" calcext:value-type="float">
            <text:p>0</text:p>
          </table:table-cell>
          <table:table-cell/>
          <table:table-cell table:formula="of:=([.R5]-[.R17])/(2*[.$D5]*(1/10000))" office:value-type="float" office:value="0" calcext:value-type="float">
            <text:p>0</text:p>
          </table:table-cell>
          <table:table-cell/>
          <table:table-cell office:value-type="float" office:value="-0.0287950306186464" calcext:value-type="float">
            <text:p>-0.028795030618646</text:p>
          </table:table-cell>
          <table:table-cell/>
        </table:table-row>
        <table:table-row table:style-name="ro1">
          <table:table-cell table:number-columns-repeated="4"/>
          <table:table-cell table:formula="of:=([.F6]-[.F18])/(2*[.$D6]*(1/10))" office:value-type="float" office:value="0" calcext:value-type="float">
            <text:p>0</text:p>
          </table:table-cell>
          <table:table-cell/>
          <table:table-cell table:formula="of:=([.H6]-[.H18])/(2*[.$D6]*(1/50))" office:value-type="float" office:value="44.7585128573399" calcext:value-type="float">
            <text:p>44.7585128573399</text:p>
          </table:table-cell>
          <table:table-cell/>
          <table:table-cell table:formula="of:=([.J6]-[.J18])/(2*[.$D6]*(1/100))" office:value-type="float" office:value="45.4421266771018" calcext:value-type="float">
            <text:p>45.4421266771018</text:p>
          </table:table-cell>
          <table:table-cell/>
          <table:table-cell table:formula="of:=([.L6]-[.L18])/(2*[.$D6]*(1/500))" office:value-type="float" office:value="45.6608409850064" calcext:value-type="float">
            <text:p>45.6608409850064</text:p>
          </table:table-cell>
          <table:table-cell/>
          <table:table-cell table:formula="of:=([.N6]-[.N18])/(2*[.$D6]*(1/1000))" office:value-type="float" office:value="45.6676754751899" calcext:value-type="float">
            <text:p>45.6676754751899</text:p>
          </table:table-cell>
          <table:table-cell/>
          <table:table-cell table:formula="of:=([.P6]-[.P18])/(2*[.$D6]*(1/5000))" office:value-type="float" office:value="45.6698625172878" calcext:value-type="float">
            <text:p>45.6698625172878</text:p>
          </table:table-cell>
          <table:table-cell/>
          <table:table-cell table:formula="of:=([.R6]-[.R18])/(2*[.$D6]*(1/10000))" office:value-type="float" office:value="45.6699308645654" calcext:value-type="float">
            <text:p>45.6699308645654</text:p>
          </table:table-cell>
          <table:table-cell/>
          <table:table-cell office:value-type="float" office:value="45.6699542144337" calcext:value-type="float">
            <text:p>45.6699542144337</text:p>
          </table:table-cell>
          <table:table-cell/>
        </table:table-row>
        <table:table-row table:style-name="ro1">
          <table:table-cell table:number-columns-repeated="4"/>
          <table:table-cell table:formula="of:=([.F7]-[.F19])/(2*[.$D7]*(1/10))" office:value-type="string" office:string-value="" calcext:value-type="error">
            <text:p>#DIV/0!</text:p>
          </table:table-cell>
          <table:table-cell/>
          <table:table-cell table:formula="of:=([.H7]-[.H19])/(2*[.$D7]*(1/50))" office:value-type="string" office:string-value="" calcext:value-type="error">
            <text:p>#DIV/0!</text:p>
          </table:table-cell>
          <table:table-cell/>
          <table:table-cell table:formula="of:=([.J7]-[.J19])/(2*[.$D7]*(1/100))" office:value-type="string" office:string-value="" calcext:value-type="error">
            <text:p>#DIV/0!</text:p>
          </table:table-cell>
          <table:table-cell/>
          <table:table-cell table:formula="of:=([.L7]-[.L19])/(2*[.$D7]*(1/500))" office:value-type="string" office:string-value="" calcext:value-type="error">
            <text:p>#DIV/0!</text:p>
          </table:table-cell>
          <table:table-cell/>
          <table:table-cell table:formula="of:=([.N7]-[.N19])/(2*[.$D7]*(1/1000))" office:value-type="string" office:string-value="" calcext:value-type="error">
            <text:p>#DIV/0!</text:p>
          </table:table-cell>
          <table:table-cell/>
          <table:table-cell table:formula="of:=([.P7]-[.P19])/(2*[.$D7]*(1/5000))" office:value-type="string" office:string-value="" calcext:value-type="error">
            <text:p>#DIV/0!</text:p>
          </table:table-cell>
          <table:table-cell/>
          <table:table-cell table:formula="of:=([.R7]-[.R19])/(2*[.$D7]*(1/10000))" office:value-type="string" office:string-value="" calcext:value-type="error">
            <text:p>#DIV/0!</text:p>
          </table:table-cell>
          <table:table-cell/>
          <table:table-cell office:value-type="float" office:value="0.4826765114698" calcext:value-type="float">
            <text:p>0.4826765114698</text:p>
          </table:table-cell>
          <table:table-cell/>
        </table:table-row>
        <table:table-row table:style-name="ro1">
          <table:table-cell table:number-columns-repeated="4"/>
          <table:table-cell table:formula="of:=([.F8]-[.F20])/(2*[.$D8]*(1/10))" office:value-type="float" office:value="0" calcext:value-type="float">
            <text:p>0</text:p>
          </table:table-cell>
          <table:table-cell/>
          <table:table-cell table:formula="of:=([.H8]-[.H20])/(2*[.$D8]*(1/50))" office:value-type="float" office:value="0.0751943724367546" calcext:value-type="float">
            <text:p>0.075194372436755</text:p>
          </table:table-cell>
          <table:table-cell/>
          <table:table-cell table:formula="of:=([.J8]-[.J20])/(2*[.$D8]*(1/100))" office:value-type="float" office:value="0.0752032274897033" calcext:value-type="float">
            <text:p>0.075203227489703</text:p>
          </table:table-cell>
          <table:table-cell/>
          <table:table-cell table:formula="of:=([.L8]-[.L20])/(2*[.$D8]*(1/500))" office:value-type="float" office:value="0.0752060609922146" calcext:value-type="float">
            <text:p>0.075206060992215</text:p>
          </table:table-cell>
          <table:table-cell/>
          <table:table-cell table:formula="of:=([.N8]-[.N20])/(2*[.$D8]*(1/1000))" office:value-type="float" office:value="0.075206149538306" calcext:value-type="float">
            <text:p>0.075206149538306</text:p>
          </table:table-cell>
          <table:table-cell/>
          <table:table-cell table:formula="of:=([.P8]-[.P20])/(2*[.$D8]*(1/5000))" office:value-type="float" office:value="0.075206177873267" calcext:value-type="float">
            <text:p>0.075206177873267</text:p>
          </table:table-cell>
          <table:table-cell/>
          <table:table-cell table:formula="of:=([.R8]-[.R20])/(2*[.$D8]*(1/10000))" office:value-type="float" office:value="0.0752061787578824" calcext:value-type="float">
            <text:p>0.075206178757882</text:p>
          </table:table-cell>
          <table:table-cell/>
          <table:table-cell office:value-type="float" office:value="0.075206179059007" calcext:value-type="float">
            <text:p>0.075206179059007</text:p>
          </table:table-cell>
          <table:table-cell/>
        </table:table-row>
        <table:table-row table:style-name="ro1">
          <table:table-cell table:number-columns-repeated="4"/>
          <table:table-cell table:formula="of:=([.F9]-[.F21])/(2*[.$D9]*(1/10))" office:value-type="float" office:value="0" calcext:value-type="float">
            <text:p>0</text:p>
          </table:table-cell>
          <table:table-cell/>
          <table:table-cell table:formula="of:=([.H9]-[.H21])/(2*[.$D9]*(1/50))" office:value-type="float" office:value="-1.76211450543517" calcext:value-type="float">
            <text:p>-1.76211450543517</text:p>
          </table:table-cell>
          <table:table-cell/>
          <table:table-cell table:formula="of:=([.J9]-[.J21])/(2*[.$D9]*(1/100))" office:value-type="float" office:value="-1.76211446046883" calcext:value-type="float">
            <text:p>-1.76211446046883</text:p>
          </table:table-cell>
          <table:table-cell/>
          <table:table-cell table:formula="of:=([.L9]-[.L21])/(2*[.$D9]*(1/500))" office:value-type="float" office:value="-1.76211444608867" calcext:value-type="float">
            <text:p>-1.76211444608867</text:p>
          </table:table-cell>
          <table:table-cell/>
          <table:table-cell table:formula="of:=([.N9]-[.N21])/(2*[.$D9]*(1/1000))" office:value-type="float" office:value="-1.76211444544037" calcext:value-type="float">
            <text:p>-1.76211444544037</text:p>
          </table:table-cell>
          <table:table-cell/>
          <table:table-cell table:formula="of:=([.P9]-[.P21])/(2*[.$D9]*(1/5000))" office:value-type="float" office:value="-1.76211444514926" calcext:value-type="float">
            <text:p>-1.76211444514926</text:p>
          </table:table-cell>
          <table:table-cell/>
          <table:table-cell table:formula="of:=([.R9]-[.R21])/(2*[.$D9]*(1/10000))" office:value-type="float" office:value="-1.76211444409675" calcext:value-type="float">
            <text:p>-1.76211444409675</text:p>
          </table:table-cell>
          <table:table-cell/>
          <table:table-cell office:value-type="float" office:value="-1.76211444324133" calcext:value-type="float">
            <text:p>-1.76211444324133</text:p>
          </table:table-cell>
          <table:table-cell/>
        </table:table-row>
        <table:table-row table:style-name="ro1">
          <table:table-cell table:number-columns-repeated="4"/>
          <table:table-cell table:formula="of:=([.F10]-[.F22])/(2*[.$D10]*(1/10))" office:value-type="float" office:value="0" calcext:value-type="float">
            <text:p>0</text:p>
          </table:table-cell>
          <table:table-cell/>
          <table:table-cell table:formula="of:=([.H10]-[.H22])/(2*[.$D10]*(1/50))" office:value-type="float" office:value="-0.00189818962856948" calcext:value-type="float">
            <text:p>-0.001898189628569</text:p>
          </table:table-cell>
          <table:table-cell/>
          <table:table-cell table:formula="of:=([.J10]-[.J22])/(2*[.$D10]*(1/100))" office:value-type="float" office:value="-0.00189492347243763" calcext:value-type="float">
            <text:p>-0.001894923472438</text:p>
          </table:table-cell>
          <table:table-cell/>
          <table:table-cell table:formula="of:=([.L10]-[.L22])/(2*[.$D10]*(1/500))" office:value-type="float" office:value="-0.00189387880901291" calcext:value-type="float">
            <text:p>-0.001893878809013</text:p>
          </table:table-cell>
          <table:table-cell/>
          <table:table-cell table:formula="of:=([.N10]-[.N22])/(2*[.$D10]*(1/1000))" office:value-type="float" office:value="-0.00189384616728696" calcext:value-type="float">
            <text:p>-0.001893846167287</text:p>
          </table:table-cell>
          <table:table-cell/>
          <table:table-cell table:formula="of:=([.P10]-[.P22])/(2*[.$D10]*(1/5000))" office:value-type="float" office:value="-0.00189383572201658" calcext:value-type="float">
            <text:p>-0.001893835722017</text:p>
          </table:table-cell>
          <table:table-cell/>
          <table:table-cell table:formula="of:=([.R10]-[.R22])/(2*[.$D10]*(1/10000))" office:value-type="float" office:value="-0.00189383539586907" calcext:value-type="float">
            <text:p>-0.001893835395869</text:p>
          </table:table-cell>
          <table:table-cell/>
          <table:table-cell office:value-type="float" office:value="-0.00189383536377851" calcext:value-type="float">
            <text:p>-0.001893835363779</text:p>
          </table:table-cell>
          <table:table-cell/>
        </table:table-row>
        <table:table-row table:style-name="ro1">
          <table:table-cell table:number-columns-repeated="4"/>
          <table:table-cell table:formula="of:=([.F11]-[.F23])/(2*[.D11]*(1/10))" office:value-type="float" office:value="0" calcext:value-type="float">
            <text:p>0</text:p>
          </table:table-cell>
          <table:table-cell/>
          <table:table-cell table:formula="of:=([.H11]-[.H23])/(2*[.$D11]*(1/50))" office:value-type="float" office:value="0.176693688591284" calcext:value-type="float">
            <text:p>0.176693688591284</text:p>
          </table:table-cell>
          <table:table-cell/>
          <table:table-cell table:formula="of:=([.J11]-[.J23])/(2*[.$D11]*(1/100))" office:value-type="float" office:value="0.176784225765448" calcext:value-type="float">
            <text:p>0.176784225765448</text:p>
          </table:table-cell>
          <table:table-cell/>
          <table:table-cell table:formula="of:=([.L11]-[.L23])/(2*[.$D11]*(1/500))" office:value-type="float" office:value="0.17681318802299" calcext:value-type="float">
            <text:p>0.17681318802299</text:p>
          </table:table-cell>
          <table:table-cell/>
          <table:table-cell table:formula="of:=([.N11]-[.N23])/(2*[.$D11]*(1/1000))" office:value-type="float" office:value="0.176814093508598" calcext:value-type="float">
            <text:p>0.176814093508598</text:p>
          </table:table-cell>
          <table:table-cell/>
          <table:table-cell table:formula="of:=([.P11]-[.P23])/(2*[.$D11]*(1/5000))" office:value-type="float" office:value="0.176814383986165" calcext:value-type="float">
            <text:p>0.176814383986165</text:p>
          </table:table-cell>
          <table:table-cell/>
          <table:table-cell table:formula="of:=([.R11]-[.R23])/(2*[.$D11]*(1/10000))" office:value-type="float" office:value="0.176814393116967" calcext:value-type="float">
            <text:p>0.176814393116967</text:p>
          </table:table-cell>
          <table:table-cell/>
          <table:table-cell office:value-type="float" office:value="0.176814512085559" calcext:value-type="float">
            <text:p>0.176814512085559</text:p>
          </table:table-cell>
          <table:table-cell/>
        </table:table-row>
      </table:table>
      <table:table table:name="Sheet2" table:style-name="ta1">
        <table:table-column table:style-name="co15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number-columns-repeated="4" table:default-cell-style-name="Default"/>
        <table:table-column table:style-name="co20" table:default-cell-style-name="Default"/>
        <table:table-column table:style-name="co15" table:number-columns-repeated="6" table:default-cell-style-name="Default"/>
        <table:table-column table:style-name="co10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Standard</text:p>
          </table:table-cell>
          <table:table-cell office:value-type="float" office:value="104.768713677264" calcext:value-type="float">
            <text:p>104.7687136772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ddition</text:p>
          </table:table-cell>
          <table:table-cell table:number-columns-repeated="2"/>
          <table:table-cell table:style-name="ce1" office:value-type="string" calcext:value-type="string">
            <text:p>1 / 10</text:p>
          </table:table-cell>
          <table:table-cell/>
          <table:table-cell office:value-type="string" calcext:value-type="string">
            <text:p>1 / 50</text:p>
          </table:table-cell>
          <table:table-cell/>
          <table:table-cell office:value-type="string" calcext:value-type="string">
            <text:p>1 / 100</text:p>
          </table:table-cell>
          <table:table-cell/>
          <table:table-cell office:value-type="string" calcext:value-type="string">
            <text:p>1 / 500</text:p>
          </table:table-cell>
          <table:table-cell/>
          <table:table-cell office:value-type="string" calcext:value-type="string">
            <text:p>1 / 1000</text:p>
          </table:table-cell>
          <table:table-cell/>
          <table:table-cell office:value-type="string" calcext:value-type="string">
            <text:p>1 / 5000</text:p>
          </table:table-cell>
          <table:table-cell/>
          <table:table-cell office:value-type="string" calcext:value-type="string">
            <text:p>1 / 1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Parameter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f1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[.$D4]+(1/10)*[.$D4]" office:value-type="float" office:value="0.00000000011" calcext:value-type="float">
            <text:p>1.1E-10</text:p>
          </table:table-cell>
          <table:table-cell office:value-type="float" office:value="104.768713676393" calcext:value-type="float">
            <text:p>104.768713676393</text:p>
          </table:table-cell>
          <table:table-cell table:formula="of:=[.$D4]+(1/50)*[.$D4]" office:value-type="float" office:value="0.000000000102" calcext:value-type="float">
            <text:p>1.02E-10</text:p>
          </table:table-cell>
          <table:table-cell office:value-type="float" office:value="104.768713677089" calcext:value-type="float">
            <text:p>104.768713677089</text:p>
          </table:table-cell>
          <table:table-cell table:formula="of:=[.$D4]+(1/100)*[.$D4]" office:value-type="float" office:value="0.000000000101" calcext:value-type="float">
            <text:p>1.01E-10</text:p>
          </table:table-cell>
          <table:table-cell office:value-type="float" office:value="104.768713677176" calcext:value-type="float">
            <text:p>104.768713677176</text:p>
          </table:table-cell>
          <table:table-cell table:formula="of:=[.$D4]+(1/500)*[.$D4]" office:value-type="float" office:value="0.0000000001002" calcext:value-type="float">
            <text:p>1.002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4]+(1/1000)*[.$D4]" office:value-type="float" office:value="0.0000000001001" calcext:value-type="float">
            <text:p>1.00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4]+(1/5000)*[.$D4]" office:value-type="float" office:value="0.00000000010002" calcext:value-type="float">
            <text:p>1.0002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4]+(1/10000)*[.$D4]" office:value-type="float" office:value="0.00000000010001" calcext:value-type="float">
            <text:p>1.0001E-10</text:p>
          </table:table-cell>
          <table:table-cell office:value-type="float" office:value="104.768713677264" calcext:value-type="float">
            <text:p>104.7687136772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b1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[.$D5]+(1/10)*[.$D5]" office:value-type="float" office:value="0.00000000011" calcext:value-type="float">
            <text:p>1.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5]+(1/50)*[.$D5]" office:value-type="float" office:value="0.000000000102" calcext:value-type="float">
            <text:p>1.02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5]+(1/100)*[.$D5]" office:value-type="float" office:value="0.000000000101" calcext:value-type="float">
            <text:p>1.0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5]+(1/500)*[.$D5]" office:value-type="float" office:value="0.0000000001002" calcext:value-type="float">
            <text:p>1.002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5]+(1/1000)*[.$D5]" office:value-type="float" office:value="0.0000000001001" calcext:value-type="float">
            <text:p>1.00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5]+(1/5000)*[.$D5]" office:value-type="float" office:value="0.00000000010002" calcext:value-type="float">
            <text:p>1.0002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5]+(1/10000)*[.$D5]" office:value-type="float" office:value="0.00000000010001" calcext:value-type="float">
            <text:p>1.0001E-10</text:p>
          </table:table-cell>
          <table:table-cell office:value-type="float" office:value="104.768713677264" calcext:value-type="float">
            <text:p>104.7687136772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f2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[.$D6]+(1/10)*[.$D6]" office:value-type="float" office:value="0.00000000011" calcext:value-type="float">
            <text:p>1.1E-10</text:p>
          </table:table-cell>
          <table:table-cell office:value-type="float" office:value="104.768713448817" calcext:value-type="float">
            <text:p>104.768713448817</text:p>
          </table:table-cell>
          <table:table-cell table:formula="of:=[.$D6]+(1/50)*[.$D6]" office:value-type="float" office:value="0.000000000102" calcext:value-type="float">
            <text:p>1.02E-10</text:p>
          </table:table-cell>
          <table:table-cell office:value-type="float" office:value="104.768713631585" calcext:value-type="float">
            <text:p>104.768713631585</text:p>
          </table:table-cell>
          <table:table-cell table:formula="of:=[.$D6]+(1/100)*[.$D6]" office:value-type="float" office:value="0.000000000101" calcext:value-type="float">
            <text:p>1.01E-10</text:p>
          </table:table-cell>
          <table:table-cell office:value-type="float" office:value="104.768713654409" calcext:value-type="float">
            <text:p>104.768713654409</text:p>
          </table:table-cell>
          <table:table-cell table:formula="of:=[.$D6]+(1/500)*[.$D6]" office:value-type="float" office:value="0.0000000001002" calcext:value-type="float">
            <text:p>1.002E-10</text:p>
          </table:table-cell>
          <table:table-cell office:value-type="float" office:value="104.768713672699" calcext:value-type="float">
            <text:p>104.768713672699</text:p>
          </table:table-cell>
          <table:table-cell table:formula="of:=[.$D6]+(1/1000)*[.$D6]" office:value-type="float" office:value="0.0000000001001" calcext:value-type="float">
            <text:p>1.001E-10</text:p>
          </table:table-cell>
          <table:table-cell office:value-type="float" office:value="104.768713674981" calcext:value-type="float">
            <text:p>104.768713674981</text:p>
          </table:table-cell>
          <table:table-cell table:formula="of:=[.$D6]+(1/5000)*[.$D6]" office:value-type="float" office:value="0.00000000010002" calcext:value-type="float">
            <text:p>1.0002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6]+(1/10000)*[.$D6]" office:value-type="float" office:value="0.00000000010001" calcext:value-type="float">
            <text:p>1.0001E-10</text:p>
          </table:table-cell>
          <table:table-cell office:value-type="float" office:value="104.768713677264" calcext:value-type="float">
            <text:p>104.7687136772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b2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[.$D7]+(1/10)*[.$D7]" office:value-type="float" office:value="0.00000000011" calcext:value-type="float">
            <text:p>1.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7]+(1/50)*[.$D7]" office:value-type="float" office:value="0.000000000102" calcext:value-type="float">
            <text:p>1.02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7]+(1/100)*[.$D7]" office:value-type="float" office:value="0.000000000101" calcext:value-type="float">
            <text:p>1.0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7]+(1/500)*[.$D7]" office:value-type="float" office:value="0.0000000001002" calcext:value-type="float">
            <text:p>1.002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7]+(1/1000)*[.$D7]" office:value-type="float" office:value="0.0000000001001" calcext:value-type="float">
            <text:p>1.00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7]+(1/5000)*[.$D7]" office:value-type="float" office:value="0.00000000010002" calcext:value-type="float">
            <text:p>1.0002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7]+(1/10000)*[.$D7]" office:value-type="float" office:value="0.00000000010001" calcext:value-type="float">
            <text:p>1.0001E-10</text:p>
          </table:table-cell>
          <table:table-cell office:value-type="float" office:value="104.768713677264" calcext:value-type="float">
            <text:p>104.7687136772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f3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[.$D8]+(1/10)*[.$D8]" office:value-type="float" office:value="0.00000000011" calcext:value-type="float">
            <text:p>1.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8]+(1/50)*[.$D8]" office:value-type="float" office:value="0.000000000102" calcext:value-type="float">
            <text:p>1.02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8]+(1/100)*[.$D8]" office:value-type="float" office:value="0.000000000101" calcext:value-type="float">
            <text:p>1.0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8]+(1/500)*[.$D8]" office:value-type="float" office:value="0.0000000001002" calcext:value-type="float">
            <text:p>1.002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8]+(1/1000)*[.$D8]" office:value-type="float" office:value="0.0000000001001" calcext:value-type="float">
            <text:p>1.00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8]+(1/5000)*[.$D8]" office:value-type="float" office:value="0.00000000010002" calcext:value-type="float">
            <text:p>1.0002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8]+(1/10000)*[.$D8]" office:value-type="float" office:value="0.00000000010001" calcext:value-type="float">
            <text:p>1.0001E-10</text:p>
          </table:table-cell>
          <table:table-cell office:value-type="float" office:value="104.768713677264" calcext:value-type="float">
            <text:p>104.7687136772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b3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[.$D9]+(1/10)*[.$D9]" office:value-type="float" office:value="0.00000000011" calcext:value-type="float">
            <text:p>1.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9]+(1/50)*[.$D9]" office:value-type="float" office:value="0.000000000102" calcext:value-type="float">
            <text:p>1.02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9]+(1/100)*[.$D9]" office:value-type="float" office:value="0.000000000101" calcext:value-type="float">
            <text:p>1.0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9]+(1/500)*[.$D9]" office:value-type="float" office:value="0.0000000001002" calcext:value-type="float">
            <text:p>1.002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9]+(1/1000)*[.$D9]" office:value-type="float" office:value="0.0000000001001" calcext:value-type="float">
            <text:p>1.00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9]+(1/5000)*[.$D9]" office:value-type="float" office:value="0.00000000010002" calcext:value-type="float">
            <text:p>1.0002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9]+(1/10000)*[.$D9]" office:value-type="float" office:value="0.00000000010001" calcext:value-type="float">
            <text:p>1.0001E-10</text:p>
          </table:table-cell>
          <table:table-cell office:value-type="float" office:value="104.768713677264" calcext:value-type="float">
            <text:p>104.7687136772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f4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[.$D10]+(1/10)*[.$D10]" office:value-type="float" office:value="0.00000000011" calcext:value-type="float">
            <text:p>1.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0]+(1/50)*[.$D10]" office:value-type="float" office:value="0.000000000102" calcext:value-type="float">
            <text:p>1.02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0]+(1/100)*[.$D10]" office:value-type="float" office:value="0.000000000101" calcext:value-type="float">
            <text:p>1.0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0]+(1/500)*[.$D10]" office:value-type="float" office:value="0.0000000001002" calcext:value-type="float">
            <text:p>1.002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0]+(1/1000)*[.$D10]" office:value-type="float" office:value="0.0000000001001" calcext:value-type="float">
            <text:p>1.00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0]+(1/5000)*[.$D10]" office:value-type="float" office:value="0.00000000010002" calcext:value-type="float">
            <text:p>1.0002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0]+(1/10000)*[.$D10]" office:value-type="float" office:value="0.00000000010001" calcext:value-type="float">
            <text:p>1.0001E-10</text:p>
          </table:table-cell>
          <table:table-cell office:value-type="float" office:value="104.768713677264" calcext:value-type="float">
            <text:p>104.7687136772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b4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[.$D11]+(1/10)*[.$D11]" office:value-type="float" office:value="0.00000000011" calcext:value-type="float">
            <text:p>1.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1]+(1/50)*[.$D11]" office:value-type="float" office:value="0.000000000102" calcext:value-type="float">
            <text:p>1.02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1]+(1/100)*[.$D11]" office:value-type="float" office:value="0.000000000101" calcext:value-type="float">
            <text:p>1.0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1]+(1/500)*[.$D11]" office:value-type="float" office:value="0.0000000001002" calcext:value-type="float">
            <text:p>1.002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1]+(1/1000)*[.$D11]" office:value-type="float" office:value="0.0000000001001" calcext:value-type="float">
            <text:p>1.00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1]+(1/5000)*[.$D11]" office:value-type="float" office:value="0.00000000010002" calcext:value-type="float">
            <text:p>1.0002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1]+(1/10000)*[.$D11]" office:value-type="float" office:value="0.00000000010001" calcext:value-type="float">
            <text:p>1.0001E-10</text:p>
          </table:table-cell>
          <table:table-cell office:value-type="float" office:value="104.768713677264" calcext:value-type="float">
            <text:p>104.76871367726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11]-[.D1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Subtraction</text:p>
          </table:table-cell>
          <table:table-cell table:number-columns-repeated="2"/>
          <table:table-cell table:style-name="ce1" office:value-type="string" calcext:value-type="string">
            <text:p>1 / 10</text:p>
          </table:table-cell>
          <table:table-cell/>
          <table:table-cell office:value-type="string" calcext:value-type="string">
            <text:p>1 / 50</text:p>
          </table:table-cell>
          <table:table-cell/>
          <table:table-cell office:value-type="string" calcext:value-type="string">
            <text:p>1 / 100</text:p>
          </table:table-cell>
          <table:table-cell/>
          <table:table-cell office:value-type="string" calcext:value-type="string">
            <text:p>1 / 500</text:p>
          </table:table-cell>
          <table:table-cell/>
          <table:table-cell office:value-type="string" calcext:value-type="string">
            <text:p>1 / 1000</text:p>
          </table:table-cell>
          <table:table-cell/>
          <table:table-cell office:value-type="string" calcext:value-type="string">
            <text:p>1 / 5000</text:p>
          </table:table-cell>
          <table:table-cell/>
          <table:table-cell office:value-type="string" calcext:value-type="string">
            <text:p>1 / 1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Parameter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office:value-type="string" calcext:value-type="string">
            <text:p>Adjusted Parameter</text:p>
          </table:table-cell>
          <table:table-cell office:value-type="string" calcext:value-type="string">
            <text:p>Objective Val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f1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[.$D16]+(1/10)*[.$D16]" office:value-type="float" office:value="0.00000000011" calcext:value-type="float">
            <text:p>1.1E-10</text:p>
          </table:table-cell>
          <table:table-cell office:value-type="float" office:value="104.768713678134" calcext:value-type="float">
            <text:p>104.768713678134</text:p>
          </table:table-cell>
          <table:table-cell table:formula="of:=[.$D16]-(1/50)*[.$D16]" office:value-type="float" office:value="0.000000000098" calcext:value-type="float">
            <text:p>9.8E-11</text:p>
          </table:table-cell>
          <table:table-cell office:value-type="float" office:value="104.768713677438" calcext:value-type="float">
            <text:p>104.768713677438</text:p>
          </table:table-cell>
          <table:table-cell table:formula="of:=[.$D16]-(1/100)*[.$D16]" office:value-type="float" office:value="0.000000000099" calcext:value-type="float">
            <text:p>9.9E-11</text:p>
          </table:table-cell>
          <table:table-cell office:value-type="float" office:value="104.768713677351" calcext:value-type="float">
            <text:p>104.768713677351</text:p>
          </table:table-cell>
          <table:table-cell table:formula="of:=[.$D16]-(1/500)*[.$D16]" office:value-type="float" office:value="0.0000000000998" calcext:value-type="float">
            <text:p>9.98E-11</text:p>
          </table:table-cell>
          <table:table-cell office:value-type="float" office:value="104.768713677281" calcext:value-type="float">
            <text:p>104.768713677281</text:p>
          </table:table-cell>
          <table:table-cell table:formula="of:=[.$D16]-(1/1000)*[.$D16]" office:value-type="float" office:value="0.0000000000999" calcext:value-type="float">
            <text:p>9.99E-11</text:p>
          </table:table-cell>
          <table:table-cell office:value-type="float" office:value="104.768713677272" calcext:value-type="float">
            <text:p>104.768713677272</text:p>
          </table:table-cell>
          <table:table-cell table:formula="of:=[.$D16]-(1/5000)*[.$D16]" office:value-type="float" office:value="0.00000000009998" calcext:value-type="float">
            <text:p>9.998E-11</text:p>
          </table:table-cell>
          <table:table-cell office:value-type="float" office:value="104.768713677265" calcext:value-type="float">
            <text:p>104.768713677265</text:p>
          </table:table-cell>
          <table:table-cell table:formula="of:=[.$D16]-(1/10000)*[.$D16]" office:value-type="float" office:value="0.00000000009999" calcext:value-type="float">
            <text:p>9.999E-11</text:p>
          </table:table-cell>
          <table:table-cell office:value-type="float" office:value="104.768713677264" calcext:value-type="float">
            <text:p>104.7687136772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b1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[.$D17]+(1/10)*[.$D17]" office:value-type="float" office:value="0.00000000011" calcext:value-type="float">
            <text:p>1.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7]-(1/50)*[.$D17]" office:value-type="float" office:value="0.000000000098" calcext:value-type="float">
            <text:p>9.8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7]-(1/100)*[.$D17]" office:value-type="float" office:value="0.000000000099" calcext:value-type="float">
            <text:p>9.9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7]-(1/500)*[.$D17]" office:value-type="float" office:value="0.0000000000998" calcext:value-type="float">
            <text:p>9.98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7]-(1/1000)*[.$D17]" office:value-type="float" office:value="0.0000000000999" calcext:value-type="float">
            <text:p>9.99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7]-(1/5000)*[.$D17]" office:value-type="float" office:value="0.00000000009998" calcext:value-type="float">
            <text:p>9.998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7]-(1/10000)*[.$D17]" office:value-type="float" office:value="0.00000000009999" calcext:value-type="float">
            <text:p>9.999E-11</text:p>
          </table:table-cell>
          <table:table-cell office:value-type="float" office:value="104.768713677264" calcext:value-type="float">
            <text:p>104.7687136772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f2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[.$D18]+(1/10)*[.$D18]" office:value-type="float" office:value="0.00000000011" calcext:value-type="float">
            <text:p>1.1E-10</text:p>
          </table:table-cell>
          <table:table-cell office:value-type="float" office:value="104.768713905672" calcext:value-type="float">
            <text:p>104.768713905672</text:p>
          </table:table-cell>
          <table:table-cell table:formula="of:=[.$D18]-(1/50)*[.$D18]" office:value-type="float" office:value="0.000000000098" calcext:value-type="float">
            <text:p>9.8E-11</text:p>
          </table:table-cell>
          <table:table-cell office:value-type="float" office:value="104.768713722967" calcext:value-type="float">
            <text:p>104.768713722967</text:p>
          </table:table-cell>
          <table:table-cell table:formula="of:=[.$D18]-(1/100)*[.$D18]" office:value-type="float" office:value="0.000000000099" calcext:value-type="float">
            <text:p>9.9E-11</text:p>
          </table:table-cell>
          <table:table-cell office:value-type="float" office:value="104.768713700088" calcext:value-type="float">
            <text:p>104.768713700088</text:p>
          </table:table-cell>
          <table:table-cell table:formula="of:=[.$D18]-(1/500)*[.$D18]" office:value-type="float" office:value="0.0000000000998" calcext:value-type="float">
            <text:p>9.98E-11</text:p>
          </table:table-cell>
          <table:table-cell office:value-type="float" office:value="104.768713681828" calcext:value-type="float">
            <text:p>104.768713681828</text:p>
          </table:table-cell>
          <table:table-cell table:formula="of:=[.$D18]-(1/1000)*[.$D18]" office:value-type="float" office:value="0.0000000000999" calcext:value-type="float">
            <text:p>9.99E-11</text:p>
          </table:table-cell>
          <table:table-cell office:value-type="float" office:value="104.768713679546" calcext:value-type="float">
            <text:p>104.768713679546</text:p>
          </table:table-cell>
          <table:table-cell table:formula="of:=[.$D18]-(1/5000)*[.$D18]" office:value-type="float" office:value="0.00000000009998" calcext:value-type="float">
            <text:p>9.998E-11</text:p>
          </table:table-cell>
          <table:table-cell office:value-type="float" office:value="104.76871367772" calcext:value-type="float">
            <text:p>104.76871367772</text:p>
          </table:table-cell>
          <table:table-cell table:formula="of:=[.$D18]-(1/10000)*[.$D18]" office:value-type="float" office:value="0.00000000009999" calcext:value-type="float">
            <text:p>9.999E-11</text:p>
          </table:table-cell>
          <table:table-cell office:value-type="float" office:value="104.768713677492" calcext:value-type="float">
            <text:p>104.7687136774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b2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[.$D19]+(1/10)*[.$D19]" office:value-type="float" office:value="0.00000000011" calcext:value-type="float">
            <text:p>1.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9]-(1/50)*[.$D19]" office:value-type="float" office:value="0.000000000098" calcext:value-type="float">
            <text:p>9.8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9]-(1/100)*[.$D19]" office:value-type="float" office:value="0.000000000099" calcext:value-type="float">
            <text:p>9.9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9]-(1/500)*[.$D19]" office:value-type="float" office:value="0.0000000000998" calcext:value-type="float">
            <text:p>9.98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9]-(1/1000)*[.$D19]" office:value-type="float" office:value="0.0000000000999" calcext:value-type="float">
            <text:p>9.99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9]-(1/5000)*[.$D19]" office:value-type="float" office:value="0.00000000009998" calcext:value-type="float">
            <text:p>9.998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19]-(1/10000)*[.$D19]" office:value-type="float" office:value="0.00000000009999" calcext:value-type="float">
            <text:p>9.999E-11</text:p>
          </table:table-cell>
          <table:table-cell office:value-type="float" office:value="104.768713677264" calcext:value-type="float">
            <text:p>104.7687136772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f3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[.$D20]+(1/10)*[.$D20]" office:value-type="float" office:value="0.00000000011" calcext:value-type="float">
            <text:p>1.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0]-(1/50)*[.$D20]" office:value-type="float" office:value="0.000000000098" calcext:value-type="float">
            <text:p>9.8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0]-(1/100)*[.$D20]" office:value-type="float" office:value="0.000000000099" calcext:value-type="float">
            <text:p>9.9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0]-(1/500)*[.$D20]" office:value-type="float" office:value="0.0000000000998" calcext:value-type="float">
            <text:p>9.98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0]-(1/1000)*[.$D20]" office:value-type="float" office:value="0.0000000000999" calcext:value-type="float">
            <text:p>9.99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0]-(1/5000)*[.$D20]" office:value-type="float" office:value="0.00000000009998" calcext:value-type="float">
            <text:p>9.998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0]-(1/10000)*[.$D20]" office:value-type="float" office:value="0.00000000009999" calcext:value-type="float">
            <text:p>9.999E-11</text:p>
          </table:table-cell>
          <table:table-cell office:value-type="float" office:value="104.768713677264" calcext:value-type="float">
            <text:p>104.7687136772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b3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[.$D21]+(1/10)*[.$D21]" office:value-type="float" office:value="0.00000000011" calcext:value-type="float">
            <text:p>1.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1]-(1/50)*[.$D21]" office:value-type="float" office:value="0.000000000098" calcext:value-type="float">
            <text:p>9.8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1]-(1/100)*[.$D21]" office:value-type="float" office:value="0.000000000099" calcext:value-type="float">
            <text:p>9.9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1]-(1/500)*[.$D21]" office:value-type="float" office:value="0.0000000000998" calcext:value-type="float">
            <text:p>9.98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1]-(1/1000)*[.$D21]" office:value-type="float" office:value="0.0000000000999" calcext:value-type="float">
            <text:p>9.99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1]-(1/5000)*[.$D21]" office:value-type="float" office:value="0.00000000009998" calcext:value-type="float">
            <text:p>9.998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1]-(1/10000)*[.$D21]" office:value-type="float" office:value="0.00000000009999" calcext:value-type="float">
            <text:p>9.999E-11</text:p>
          </table:table-cell>
          <table:table-cell office:value-type="float" office:value="104.768713677264" calcext:value-type="float">
            <text:p>104.7687136772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f4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[.$D22]+(1/10)*[.$D22]" office:value-type="float" office:value="0.00000000011" calcext:value-type="float">
            <text:p>1.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2]-(1/50)*[.$D22]" office:value-type="float" office:value="0.000000000098" calcext:value-type="float">
            <text:p>9.8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2]-(1/100)*[.$D22]" office:value-type="float" office:value="0.000000000099" calcext:value-type="float">
            <text:p>9.9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2]-(1/500)*[.$D22]" office:value-type="float" office:value="0.0000000000998" calcext:value-type="float">
            <text:p>9.98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2]-(1/1000)*[.$D22]" office:value-type="float" office:value="0.0000000000999" calcext:value-type="float">
            <text:p>9.99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2]-(1/5000)*[.$D22]" office:value-type="float" office:value="0.00000000009998" calcext:value-type="float">
            <text:p>9.998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2]-(1/10000)*[.$D22]" office:value-type="float" office:value="0.00000000009999" calcext:value-type="float">
            <text:p>9.999E-11</text:p>
          </table:table-cell>
          <table:table-cell office:value-type="float" office:value="104.768713677264" calcext:value-type="float">
            <text:p>104.7687136772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b4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[.$D23]+(1/10)*[.$D23]" office:value-type="float" office:value="0.00000000011" calcext:value-type="float">
            <text:p>1.1E-10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3]-(1/50)*[.$D23]" office:value-type="float" office:value="0.000000000098" calcext:value-type="float">
            <text:p>9.8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3]-(1/100)*[.$D23]" office:value-type="float" office:value="0.000000000099" calcext:value-type="float">
            <text:p>9.9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3]-(1/500)*[.$D23]" office:value-type="float" office:value="0.0000000000998" calcext:value-type="float">
            <text:p>9.98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3]-(1/1000)*[.$D23]" office:value-type="float" office:value="0.0000000000999" calcext:value-type="float">
            <text:p>9.99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3]-(1/5000)*[.$D23]" office:value-type="float" office:value="0.00000000009998" calcext:value-type="float">
            <text:p>9.998E-11</text:p>
          </table:table-cell>
          <table:table-cell office:value-type="float" office:value="104.768713677264" calcext:value-type="float">
            <text:p>104.768713677264</text:p>
          </table:table-cell>
          <table:table-cell table:formula="of:=[.$D23]-(1/10000)*[.$D23]" office:value-type="float" office:value="0.00000000009999" calcext:value-type="float">
            <text:p>9.999E-11</text:p>
          </table:table-cell>
          <table:table-cell office:value-type="float" office:value="104.768713677264" calcext:value-type="float">
            <text:p>104.768713677264</text:p>
          </table:table-cell>
          <table:table-cell table:number-columns-repeated="2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4"/>
          <table:table-cell table:style-name="ce1" office:value-type="string" calcext:value-type="string">
            <text:p>1 / 10</text:p>
          </table:table-cell>
          <table:table-cell/>
          <table:table-cell office:value-type="string" calcext:value-type="string">
            <text:p>1 / 50</text:p>
          </table:table-cell>
          <table:table-cell/>
          <table:table-cell office:value-type="string" calcext:value-type="string">
            <text:p>1 / 100</text:p>
          </table:table-cell>
          <table:table-cell/>
          <table:table-cell office:value-type="string" calcext:value-type="string">
            <text:p>1 / 500</text:p>
          </table:table-cell>
          <table:table-cell/>
          <table:table-cell office:value-type="string" calcext:value-type="string">
            <text:p>1 / 1000</text:p>
          </table:table-cell>
          <table:table-cell/>
          <table:table-cell office:value-type="string" calcext:value-type="string">
            <text:p>1 / 5000</text:p>
          </table:table-cell>
          <table:table-cell/>
          <table:table-cell office:value-type="string" calcext:value-type="string">
            <text:p>1 / 10000</text:p>
          </table:table-cell>
          <table:table-cell/>
          <table:table-cell office:value-type="string" calcext:value-type="string">
            <text:p>Automatic Differenti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ope Positive</text:p>
          </table:table-cell>
          <table:table-cell table:number-columns-repeated="2"/>
          <table:table-cell table:formula="of:=([.F4]-[.$D$1])/([.$D4]*(1/10))" office:value-type="float" office:value="-87.0883809511724" calcext:value-type="float">
            <text:p>-87.0883809511724</text:p>
          </table:table-cell>
          <table:table-cell/>
          <table:table-cell table:formula="of:=([.H4]-[.$D$1])/([.$D4]*(1/50))" office:value-type="float" office:value="-87.1409611136187" calcext:value-type="float">
            <text:p>-87.1409611136187</text:p>
          </table:table-cell>
          <table:table-cell/>
          <table:table-cell table:formula="of:=([.J4]-[.$D$1])/([.$D4]*(1/100))" office:value-type="float" office:value="-87.1409611136187" calcext:value-type="float">
            <text:p>-87.1409611136187</text:p>
          </table:table-cell>
          <table:table-cell/>
          <table:table-cell table:formula="of:=([.L4]-[.$D$1])/([.$D4]*(1/500))" office:value-type="float" office:value="0" calcext:value-type="float">
            <text:p>0</text:p>
          </table:table-cell>
          <table:table-cell/>
          <table:table-cell table:formula="of:=([.N4]-[.$D$1])/([.$D4]*(1/1000))" office:value-type="float" office:value="0" calcext:value-type="float">
            <text:p>0</text:p>
          </table:table-cell>
          <table:table-cell/>
          <table:table-cell table:formula="of:=([.P4]-[.$D$1])/([.$D4]*(1/5000))" office:value-type="float" office:value="0" calcext:value-type="float">
            <text:p>0</text:p>
          </table:table-cell>
          <table:table-cell/>
          <table:table-cell table:formula="of:=([.R4]-[.$D$1])/([.$D4]*(1/10000))" office:value-type="float" office:value="0" calcext:value-type="float">
            <text:p>0</text:p>
          </table:table-cell>
          <table:table-cell/>
          <table:table-cell office:value-type="float" office:value="-87.1344141284481" calcext:value-type="float">
            <text:p>-87.1344141284481</text:p>
          </table:table-cell>
          <table:table-cell/>
        </table:table-row>
        <table:table-row table:style-name="ro1">
          <table:table-cell table:number-columns-repeated="4"/>
          <table:table-cell table:formula="of:=([.F5]-[.$D$1])/([.$D5]*(1/10))" office:value-type="float" office:value="0" calcext:value-type="float">
            <text:p>0</text:p>
          </table:table-cell>
          <table:table-cell/>
          <table:table-cell table:formula="of:=([.H17]-[.$D$1])/([.$D5]*(1/50))" office:value-type="float" office:value="0" calcext:value-type="float">
            <text:p>0</text:p>
          </table:table-cell>
          <table:table-cell/>
          <table:table-cell table:formula="of:=([.J5]-[.$D$1])/([.$D5]*(1/100))" office:value-type="float" office:value="0" calcext:value-type="float">
            <text:p>0</text:p>
          </table:table-cell>
          <table:table-cell/>
          <table:table-cell table:formula="of:=([.L5]-[.$D$1])/([.$D5]*(1/500))" office:value-type="float" office:value="0" calcext:value-type="float">
            <text:p>0</text:p>
          </table:table-cell>
          <table:table-cell/>
          <table:table-cell table:formula="of:=([.N5]-[.$D$1])/([.$D5]*(1/1000))" office:value-type="float" office:value="0" calcext:value-type="float">
            <text:p>0</text:p>
          </table:table-cell>
          <table:table-cell/>
          <table:table-cell table:formula="of:=([.P5]-[.$D$1])/([.$D5]*(1/5000))" office:value-type="float" office:value="0" calcext:value-type="float">
            <text:p>0</text:p>
          </table:table-cell>
          <table:table-cell/>
          <table:table-cell table:formula="of:=([.R5]-[.$D$1])/([.$D5]*(1/10000))" office:value-type="float" office:value="0" calcext:value-type="float">
            <text:p>0</text:p>
          </table:table-cell>
          <table:table-cell/>
          <table:table-cell table:style-name="ce2" office:value-type="float" office:value="0.00000000104267491268832" calcext:value-type="float">
            <text:p>1.04E-09</text:p>
          </table:table-cell>
          <table:table-cell/>
        </table:table-row>
        <table:table-row table:style-name="ro1">
          <table:table-cell table:number-columns-repeated="4"/>
          <table:table-cell table:formula="of:=([.H6]-[.$D$1])/([.$D6]*(1/10))" office:value-type="float" office:value="-4567.83624258605" calcext:value-type="float">
            <text:p>-4567.83624258605</text:p>
          </table:table-cell>
          <table:table-cell/>
          <table:table-cell table:formula="of:=([.H6]-[.$D$1])/([.$D6]*(1/50))" office:value-type="float" office:value="-22839.1812129303" calcext:value-type="float">
            <text:p>-22839.1812129303</text:p>
          </table:table-cell>
          <table:table-cell/>
          <table:table-cell table:formula="of:=([.J6]-[.$D$1])/([.$D6]*(1/100))" office:value-type="float" office:value="-22854.7349934161" calcext:value-type="float">
            <text:p>-22854.7349934161</text:p>
          </table:table-cell>
          <table:table-cell/>
          <table:table-cell table:formula="of:=([.L6]-[.$D$1])/([.$D6]*(1/500))" office:value-type="float" office:value="-22822.703726888" calcext:value-type="float">
            <text:p>-22822.703726888</text:p>
          </table:table-cell>
          <table:table-cell/>
          <table:table-cell table:formula="of:=([.N6]-[.$D$1])/([.$D6]*(1/1000))" office:value-type="float" office:value="-22822.7747811616" calcext:value-type="float">
            <text:p>-22822.7747811616</text:p>
          </table:table-cell>
          <table:table-cell/>
          <table:table-cell table:formula="of:=([.P6]-[.$D$1])/([.$D6]*(1/5000))" office:value-type="float" office:value="0" calcext:value-type="float">
            <text:p>0</text:p>
          </table:table-cell>
          <table:table-cell/>
          <table:table-cell table:formula="of:=([.R6]-[.$D$1])/([.$D6]*(1/10000))" office:value-type="float" office:value="0" calcext:value-type="float">
            <text:p>0</text:p>
          </table:table-cell>
          <table:table-cell/>
          <table:table-cell office:value-type="float" office:value="-22842.1379820072" calcext:value-type="float">
            <text:p>-22842.1379820072</text:p>
          </table:table-cell>
          <table:table-cell/>
        </table:table-row>
        <table:table-row table:style-name="ro1">
          <table:table-cell table:number-columns-repeated="4"/>
          <table:table-cell table:formula="of:=([.F7]-[.$D$1])/([.$D7]*(1/10))" office:value-type="float" office:value="0" calcext:value-type="float">
            <text:p>0</text:p>
          </table:table-cell>
          <table:table-cell/>
          <table:table-cell table:formula="of:=([.H7]-[.$D$1])/([.$D7]*(1/50))" office:value-type="float" office:value="0" calcext:value-type="float">
            <text:p>0</text:p>
          </table:table-cell>
          <table:table-cell/>
          <table:table-cell table:formula="of:=([.J7]-[.$D$1])/([.$D7]*(1/100))" office:value-type="float" office:value="0" calcext:value-type="float">
            <text:p>0</text:p>
          </table:table-cell>
          <table:table-cell/>
          <table:table-cell table:formula="of:=([.L7]-[.$D$1])/([.$D7]*(1/500))" office:value-type="float" office:value="0" calcext:value-type="float">
            <text:p>0</text:p>
          </table:table-cell>
          <table:table-cell/>
          <table:table-cell table:formula="of:=([.N7]-[.$D$1])/([.$D7]*(1/1000))" office:value-type="float" office:value="0" calcext:value-type="float">
            <text:p>0</text:p>
          </table:table-cell>
          <table:table-cell/>
          <table:table-cell table:formula="of:=([.P7]-[.$D$1])/([.$D7]*(1/5000))" office:value-type="float" office:value="0" calcext:value-type="float">
            <text:p>0</text:p>
          </table:table-cell>
          <table:table-cell/>
          <table:table-cell table:formula="of:=([.R7]-[.$D$1])/([.$D7]*(1/10000))" office:value-type="float" office:value="0" calcext:value-type="float">
            <text:p>0</text:p>
          </table:table-cell>
          <table:table-cell/>
          <table:table-cell table:style-name="ce2" office:value-type="float" office:value="0.000000000000562506994780667" calcext:value-type="float">
            <text:p>5.63E-13</text:p>
          </table:table-cell>
          <table:table-cell/>
        </table:table-row>
        <table:table-row table:style-name="ro1">
          <table:table-cell table:number-columns-repeated="4"/>
          <table:table-cell table:formula="of:=([.F8]-[.$D$1])/([.$D8]*(1/10))" office:value-type="float" office:value="0" calcext:value-type="float">
            <text:p>0</text:p>
          </table:table-cell>
          <table:table-cell/>
          <table:table-cell table:formula="of:=([.H8]-[.$D$1])/([.$D8]*(1/50))" office:value-type="float" office:value="0" calcext:value-type="float">
            <text:p>0</text:p>
          </table:table-cell>
          <table:table-cell/>
          <table:table-cell table:formula="of:=([.J8]-[.$D$1])/([.$D8]*(1/100))" office:value-type="float" office:value="0" calcext:value-type="float">
            <text:p>0</text:p>
          </table:table-cell>
          <table:table-cell/>
          <table:table-cell table:formula="of:=([.L8]-[.$D$1])/([.$D8]*(1/500))" office:value-type="float" office:value="0" calcext:value-type="float">
            <text:p>0</text:p>
          </table:table-cell>
          <table:table-cell/>
          <table:table-cell table:formula="of:=([.N8]-[.$D$1])/([.$D8]*(1/1000))" office:value-type="float" office:value="0" calcext:value-type="float">
            <text:p>0</text:p>
          </table:table-cell>
          <table:table-cell/>
          <table:table-cell table:formula="of:=([.P8]-[.$D$1])/([.$D8]*(1/5000))" office:value-type="float" office:value="0" calcext:value-type="float">
            <text:p>0</text:p>
          </table:table-cell>
          <table:table-cell/>
          <table:table-cell table:formula="of:=([.R8]-[.$D$1])/([.$D8]*(1/10000))" office:value-type="float" office:value="0" calcext:value-type="float">
            <text:p>0</text:p>
          </table:table-cell>
          <table:table-cell/>
          <table:table-cell table:style-name="ce2" office:value-type="float" office:value="-0.000000331631709366633" calcext:value-type="float">
            <text:p>-3.32E-07</text:p>
          </table:table-cell>
          <table:table-cell/>
        </table:table-row>
        <table:table-row table:style-name="ro1">
          <table:table-cell table:number-columns-repeated="4"/>
          <table:table-cell table:formula="of:=([.F9]-[.$D$1])/([.$D9]*(1/10))" office:value-type="float" office:value="0" calcext:value-type="float">
            <text:p>0</text:p>
          </table:table-cell>
          <table:table-cell/>
          <table:table-cell table:formula="of:=([.H9]-[.$D$1])/([.$D9]*(1/50))" office:value-type="float" office:value="0" calcext:value-type="float">
            <text:p>0</text:p>
          </table:table-cell>
          <table:table-cell/>
          <table:table-cell table:formula="of:=([.J9]-[.$D$1])/([.$D9]*(1/100))" office:value-type="float" office:value="0" calcext:value-type="float">
            <text:p>0</text:p>
          </table:table-cell>
          <table:table-cell/>
          <table:table-cell table:formula="of:=([.L9]-[.$D$1])/([.$D9]*(1/500))" office:value-type="float" office:value="0" calcext:value-type="float">
            <text:p>0</text:p>
          </table:table-cell>
          <table:table-cell/>
          <table:table-cell table:formula="of:=([.N9]-[.$D$1])/([.$D9]*(1/1000))" office:value-type="float" office:value="0" calcext:value-type="float">
            <text:p>0</text:p>
          </table:table-cell>
          <table:table-cell/>
          <table:table-cell table:formula="of:=([.P9]-[.$D$1])/([.$D9]*(1/5000))" office:value-type="float" office:value="0" calcext:value-type="float">
            <text:p>0</text:p>
          </table:table-cell>
          <table:table-cell/>
          <table:table-cell table:formula="of:=([.R9]-[.$D$1])/([.$D9]*(1/10000))" office:value-type="float" office:value="0" calcext:value-type="float">
            <text:p>0</text:p>
          </table:table-cell>
          <table:table-cell/>
          <table:table-cell table:style-name="ce2" office:value-type="float" office:value="1.49686343874159E-017" calcext:value-type="float">
            <text:p>1.50E-17</text:p>
          </table:table-cell>
          <table:table-cell/>
        </table:table-row>
        <table:table-row table:style-name="ro1">
          <table:table-cell table:number-columns-repeated="4"/>
          <table:table-cell table:formula="of:=([.F10]-[.$D$1])/([.$D10]*(1/10))" office:value-type="float" office:value="0" calcext:value-type="float">
            <text:p>0</text:p>
          </table:table-cell>
          <table:table-cell/>
          <table:table-cell table:formula="of:=([.H10]-[.$D$1])/([.$D10]*(1/50))" office:value-type="float" office:value="0" calcext:value-type="float">
            <text:p>0</text:p>
          </table:table-cell>
          <table:table-cell/>
          <table:table-cell table:formula="of:=([.J10]-[.$D$1])/([.$D10]*(1/100))" office:value-type="float" office:value="0" calcext:value-type="float">
            <text:p>0</text:p>
          </table:table-cell>
          <table:table-cell/>
          <table:table-cell table:formula="of:=([.L10]-[.$D$1])/([.$D10]*(1/500))" office:value-type="float" office:value="0" calcext:value-type="float">
            <text:p>0</text:p>
          </table:table-cell>
          <table:table-cell/>
          <table:table-cell table:formula="of:=([.N10]-[.$D$1])/([.$D10]*(1/1000))" office:value-type="float" office:value="0" calcext:value-type="float">
            <text:p>0</text:p>
          </table:table-cell>
          <table:table-cell/>
          <table:table-cell table:formula="of:=([.P10]-[.$D$1])/([.$D10]*(1/5000))" office:value-type="float" office:value="0" calcext:value-type="float">
            <text:p>0</text:p>
          </table:table-cell>
          <table:table-cell/>
          <table:table-cell table:formula="of:=([.R10]-[.$D$1])/([.$D10]*(1/10000))" office:value-type="float" office:value="0" calcext:value-type="float">
            <text:p>0</text:p>
          </table:table-cell>
          <table:table-cell/>
          <table:table-cell table:style-name="ce2" office:value-type="float" office:value="-1.02665483848281E-015" calcext:value-type="float">
            <text:p>-1.03E-15</text:p>
          </table:table-cell>
          <table:table-cell/>
        </table:table-row>
        <table:table-row table:style-name="ro1">
          <table:table-cell table:number-columns-repeated="4"/>
          <table:table-cell table:formula="of:=([.F11]-[.$D$1])/([.$D11]*(1/10))" office:value-type="float" office:value="0" calcext:value-type="float">
            <text:p>0</text:p>
          </table:table-cell>
          <table:table-cell/>
          <table:table-cell table:formula="of:=([.H11]-[.$D$1])/([.$D11]*(1/50))" office:value-type="float" office:value="0" calcext:value-type="float">
            <text:p>0</text:p>
          </table:table-cell>
          <table:table-cell/>
          <table:table-cell table:formula="of:=([.J11]-[.$D$1])/([.$D11]*(1/100))" office:value-type="float" office:value="0" calcext:value-type="float">
            <text:p>0</text:p>
          </table:table-cell>
          <table:table-cell/>
          <table:table-cell table:formula="of:=([.L11]-[.$D$1])/([.$D11]*(1/500))" office:value-type="float" office:value="0" calcext:value-type="float">
            <text:p>0</text:p>
          </table:table-cell>
          <table:table-cell/>
          <table:table-cell table:formula="of:=([.N11]-[.$D$1])/([.$D11]*(1/1000))" office:value-type="float" office:value="0" calcext:value-type="float">
            <text:p>0</text:p>
          </table:table-cell>
          <table:table-cell/>
          <table:table-cell table:formula="of:=([.P11]-[.$D$1])/([.$D11]*(1/5000))" office:value-type="float" office:value="0" calcext:value-type="float">
            <text:p>0</text:p>
          </table:table-cell>
          <table:table-cell/>
          <table:table-cell table:formula="of:=([.R11]-[.$D$1])/([.$D11]*(1/10000))" office:value-type="float" office:value="0" calcext:value-type="float">
            <text:p>0</text:p>
          </table:table-cell>
          <table:table-cell/>
          <table:table-cell table:style-name="ce2" office:value-type="float" office:value="2.00416459511015E-015" calcext:value-type="float">
            <text:p>2.00E-15</text:p>
          </table:table-cell>
          <table:table-cell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4"/>
          <table:table-cell table:style-name="ce1" office:value-type="string" calcext:value-type="string">
            <text:p>1 / 10</text:p>
          </table:table-cell>
          <table:table-cell/>
          <table:table-cell office:value-type="string" calcext:value-type="string">
            <text:p>1 / 50</text:p>
          </table:table-cell>
          <table:table-cell/>
          <table:table-cell office:value-type="string" calcext:value-type="string">
            <text:p>1 / 100</text:p>
          </table:table-cell>
          <table:table-cell/>
          <table:table-cell office:value-type="string" calcext:value-type="string">
            <text:p>1 / 500</text:p>
          </table:table-cell>
          <table:table-cell/>
          <table:table-cell office:value-type="string" calcext:value-type="string">
            <text:p>1 / 1000</text:p>
          </table:table-cell>
          <table:table-cell/>
          <table:table-cell office:value-type="string" calcext:value-type="string">
            <text:p>1 / 5000</text:p>
          </table:table-cell>
          <table:table-cell/>
          <table:table-cell office:value-type="string" calcext:value-type="string">
            <text:p>1 / 10000</text:p>
          </table:table-cell>
          <table:table-cell/>
          <table:table-cell office:value-type="string" calcext:value-type="string">
            <text:p>Automatic Differentiation</text:p>
          </table:table-cell>
          <table:table-cell/>
        </table:table-row>
        <table:table-row table:style-name="ro1">
          <table:table-cell table:number-columns-repeated="4"/>
          <table:table-cell table:formula="of:=([.F16]-[.$D$1])/([.$D16]*(1/10))" office:value-type="float" office:value="87.0684857545711" calcext:value-type="float">
            <text:p>87.0684857545711</text:p>
          </table:table-cell>
          <table:table-cell/>
          <table:table-cell table:formula="of:=([.H16]-[.$D$1])/([.$D16]*(1/50))" office:value-type="float" office:value="87.0414851306123" calcext:value-type="float">
            <text:p>87.0414851306123</text:p>
          </table:table-cell>
          <table:table-cell/>
          <table:table-cell table:formula="of:=([.J16]-[.$D$1])/([.$D16]*(1/100))" office:value-type="float" office:value="86.9988525664667" calcext:value-type="float">
            <text:p>86.9988525664667</text:p>
          </table:table-cell>
          <table:table-cell/>
          <table:table-cell table:formula="of:=([.L16]-[.$D$1])/([.$D16]*(1/500))" office:value-type="float" office:value="86.7572680363082" calcext:value-type="float">
            <text:p>86.7572680363082</text:p>
          </table:table-cell>
          <table:table-cell/>
          <table:table-cell table:formula="of:=([.N16]-[.$D$1])/([.$D16]*(1/1000))" office:value-type="float" office:value="85.9756710269721" calcext:value-type="float">
            <text:p>85.9756710269721</text:p>
          </table:table-cell>
          <table:table-cell/>
          <table:table-cell table:formula="of:=([.P16]-[.$D$1])/([.$D16]*(1/5000))" office:value-type="float" office:value="83.8440428196918" calcext:value-type="float">
            <text:p>83.8440428196918</text:p>
          </table:table-cell>
          <table:table-cell/>
          <table:table-cell table:formula="of:=([.R16]-[.$D$1])/([.$D16]*(1/10000))" office:value-type="float" office:value="78.159700933611" calcext:value-type="float">
            <text:p>78.159700933611</text:p>
          </table:table-cell>
          <table:table-cell/>
          <table:table-cell office:value-type="float" office:value="-87.1344141284481" calcext:value-type="float">
            <text:p>-87.1344141284481</text:p>
          </table:table-cell>
          <table:table-cell/>
        </table:table-row>
        <table:table-row table:style-name="ro1">
          <table:table-cell table:number-columns-repeated="4"/>
          <table:table-cell table:formula="of:=([.F17]-[.$D$1])/([.$D17]*(1/10))" office:value-type="float" office:value="0" calcext:value-type="float">
            <text:p>0</text:p>
          </table:table-cell>
          <table:table-cell/>
          <table:table-cell table:formula="of:=([.H17]-[.$D$1])/([.$D17]*(1/50))" office:value-type="float" office:value="0" calcext:value-type="float">
            <text:p>0</text:p>
          </table:table-cell>
          <table:table-cell/>
          <table:table-cell table:formula="of:=([.J17]-[.$D$1])/([.$D17]*(1/100))" office:value-type="float" office:value="0" calcext:value-type="float">
            <text:p>0</text:p>
          </table:table-cell>
          <table:table-cell/>
          <table:table-cell table:formula="of:=([.L17]-[.$D$1])/([.$D17]*(1/500))" office:value-type="float" office:value="0" calcext:value-type="float">
            <text:p>0</text:p>
          </table:table-cell>
          <table:table-cell/>
          <table:table-cell table:formula="of:=([.N17]-[.$D$1])/([.$D17]*(1/1000))" office:value-type="float" office:value="0" calcext:value-type="float">
            <text:p>0</text:p>
          </table:table-cell>
          <table:table-cell/>
          <table:table-cell table:formula="of:=([.P17]-[.$D$1])/([.$D17]*(1/5000))" office:value-type="float" office:value="0" calcext:value-type="float">
            <text:p>0</text:p>
          </table:table-cell>
          <table:table-cell/>
          <table:table-cell table:formula="of:=([.R17]-[.$D$1])/([.$D17]*(1/10000))" office:value-type="float" office:value="0" calcext:value-type="float">
            <text:p>0</text:p>
          </table:table-cell>
          <table:table-cell/>
          <table:table-cell table:style-name="ce2" office:value-type="float" office:value="0.00000000104267491268832" calcext:value-type="float">
            <text:p>1.04E-09</text:p>
          </table:table-cell>
          <table:table-cell/>
        </table:table-row>
        <table:table-row table:style-name="ro1">
          <table:table-cell table:number-columns-repeated="4"/>
          <table:table-cell table:formula="of:=([.F18]-[.$D$1])/([.$D18]*(1/10))" office:value-type="float" office:value="22840.8254088208" calcext:value-type="float">
            <text:p>22840.8254088208</text:p>
          </table:table-cell>
          <table:table-cell/>
          <table:table-cell table:formula="of:=([.H18]-[.$D$1])/([.$D18]*(1/50))" office:value-type="float" office:value="22851.9141387551" calcext:value-type="float">
            <text:p>22851.9141387551</text:p>
          </table:table-cell>
          <table:table-cell/>
          <table:table-cell table:formula="of:=([.J18]-[.$D$1])/([.$D18]*(1/100))" office:value-type="float" office:value="22824.0537580859" calcext:value-type="float">
            <text:p>22824.0537580859</text:p>
          </table:table-cell>
          <table:table-cell/>
          <table:table-cell table:formula="of:=([.L18]-[.$D$1])/([.$D18]*(1/500))" office:value-type="float" office:value="22822.8458354351" calcext:value-type="float">
            <text:p>22822.8458354351</text:p>
          </table:table-cell>
          <table:table-cell/>
          <table:table-cell table:formula="of:=([.N18]-[.$D$1])/([.$D18]*(1/1000))" office:value-type="float" office:value="22822.9168897087" calcext:value-type="float">
            <text:p>22822.9168897087</text:p>
          </table:table-cell>
          <table:table-cell/>
          <table:table-cell table:formula="of:=([.P18]-[.$D$1])/([.$D18]*(1/5000))" office:value-type="float" office:value="22821.2115871429" calcext:value-type="float">
            <text:p>22821.2115871429</text:p>
          </table:table-cell>
          <table:table-cell/>
          <table:table-cell table:formula="of:=([.R18]-[.$D$1])/([.$D18]*(1/10000))" office:value-type="float" office:value="22826.895929029" calcext:value-type="float">
            <text:p>22826.895929029</text:p>
          </table:table-cell>
          <table:table-cell/>
          <table:table-cell office:value-type="float" office:value="-22842.1379820072" calcext:value-type="float">
            <text:p>-22842.1379820072</text:p>
          </table:table-cell>
          <table:table-cell/>
        </table:table-row>
        <table:table-row table:style-name="ro1">
          <table:table-cell table:number-columns-repeated="4"/>
          <table:table-cell table:formula="of:=([.F19]-[.$D$1])/([.$D19]*(1/10))" office:value-type="float" office:value="0" calcext:value-type="float">
            <text:p>0</text:p>
          </table:table-cell>
          <table:table-cell/>
          <table:table-cell table:formula="of:=([.H19]-[.$D$1])/([.$D19]*(1/50))" office:value-type="float" office:value="0" calcext:value-type="float">
            <text:p>0</text:p>
          </table:table-cell>
          <table:table-cell/>
          <table:table-cell table:formula="of:=([.J19]-[.$D$1])/([.$D19]*(1/100))" office:value-type="float" office:value="0" calcext:value-type="float">
            <text:p>0</text:p>
          </table:table-cell>
          <table:table-cell/>
          <table:table-cell table:formula="of:=([.L19]-[.$D$1])/([.$D19]*(1/500))" office:value-type="float" office:value="0" calcext:value-type="float">
            <text:p>0</text:p>
          </table:table-cell>
          <table:table-cell/>
          <table:table-cell table:formula="of:=([.N19]-[.$D$1])/([.$D19]*(1/1000))" office:value-type="float" office:value="0" calcext:value-type="float">
            <text:p>0</text:p>
          </table:table-cell>
          <table:table-cell/>
          <table:table-cell table:formula="of:=([.P19]-[.$D$1])/([.$D19]*(1/5000))" office:value-type="float" office:value="0" calcext:value-type="float">
            <text:p>0</text:p>
          </table:table-cell>
          <table:table-cell/>
          <table:table-cell table:formula="of:=([.R19]-[.$D$1])/([.$D19]*(1/10000))" office:value-type="float" office:value="0" calcext:value-type="float">
            <text:p>0</text:p>
          </table:table-cell>
          <table:table-cell/>
          <table:table-cell table:style-name="ce2" office:value-type="float" office:value="0.000000000000562506994780667" calcext:value-type="float">
            <text:p>5.63E-13</text:p>
          </table:table-cell>
          <table:table-cell/>
        </table:table-row>
        <table:table-row table:style-name="ro1">
          <table:table-cell table:number-columns-repeated="4"/>
          <table:table-cell table:formula="of:=([.F20]-[.$D$1])/([.$D20]*(1/10))" office:value-type="float" office:value="0" calcext:value-type="float">
            <text:p>0</text:p>
          </table:table-cell>
          <table:table-cell/>
          <table:table-cell table:formula="of:=([.H20]-[.$D$1])/([.$D20]*(1/50))" office:value-type="float" office:value="0" calcext:value-type="float">
            <text:p>0</text:p>
          </table:table-cell>
          <table:table-cell/>
          <table:table-cell table:formula="of:=([.J20]-[.$D$1])/([.$D20]*(1/100))" office:value-type="float" office:value="0" calcext:value-type="float">
            <text:p>0</text:p>
          </table:table-cell>
          <table:table-cell/>
          <table:table-cell table:formula="of:=([.L20]-[.$D$1])/([.$D20]*(1/500))" office:value-type="float" office:value="0" calcext:value-type="float">
            <text:p>0</text:p>
          </table:table-cell>
          <table:table-cell/>
          <table:table-cell table:formula="of:=([.N20]-[.$D$1])/([.$D20]*(1/1000))" office:value-type="float" office:value="0" calcext:value-type="float">
            <text:p>0</text:p>
          </table:table-cell>
          <table:table-cell/>
          <table:table-cell table:formula="of:=([.P20]-[.$D$1])/([.$D20]*(1/5000))" office:value-type="float" office:value="0" calcext:value-type="float">
            <text:p>0</text:p>
          </table:table-cell>
          <table:table-cell/>
          <table:table-cell table:formula="of:=([.R20]-[.$D$1])/([.$D20]*(1/10000))" office:value-type="float" office:value="0" calcext:value-type="float">
            <text:p>0</text:p>
          </table:table-cell>
          <table:table-cell/>
          <table:table-cell table:style-name="ce2" office:value-type="float" office:value="-0.000000331631709366633" calcext:value-type="float">
            <text:p>-3.32E-07</text:p>
          </table:table-cell>
          <table:table-cell/>
        </table:table-row>
        <table:table-row table:style-name="ro1">
          <table:table-cell table:number-columns-repeated="4"/>
          <table:table-cell table:formula="of:=([.F21]-[.$D$1])/([.$D21]*(1/10))" office:value-type="float" office:value="0" calcext:value-type="float">
            <text:p>0</text:p>
          </table:table-cell>
          <table:table-cell/>
          <table:table-cell table:formula="of:=([.H21]-[.$D$1])/([.$D21]*(1/50))" office:value-type="float" office:value="0" calcext:value-type="float">
            <text:p>0</text:p>
          </table:table-cell>
          <table:table-cell/>
          <table:table-cell table:formula="of:=([.J21]-[.$D$1])/([.$D21]*(1/100))" office:value-type="float" office:value="0" calcext:value-type="float">
            <text:p>0</text:p>
          </table:table-cell>
          <table:table-cell/>
          <table:table-cell table:formula="of:=([.L21]-[.$D$1])/([.$D21]*(1/500))" office:value-type="float" office:value="0" calcext:value-type="float">
            <text:p>0</text:p>
          </table:table-cell>
          <table:table-cell/>
          <table:table-cell table:formula="of:=([.N21]-[.$D$1])/([.$D21]*(1/1000))" office:value-type="float" office:value="0" calcext:value-type="float">
            <text:p>0</text:p>
          </table:table-cell>
          <table:table-cell/>
          <table:table-cell table:formula="of:=([.P21]-[.$D$1])/([.$D21]*(1/5000))" office:value-type="float" office:value="0" calcext:value-type="float">
            <text:p>0</text:p>
          </table:table-cell>
          <table:table-cell/>
          <table:table-cell table:formula="of:=([.R21]-[.$D$1])/([.$D21]*(1/10000))" office:value-type="float" office:value="0" calcext:value-type="float">
            <text:p>0</text:p>
          </table:table-cell>
          <table:table-cell/>
          <table:table-cell table:style-name="ce2" office:value-type="float" office:value="1.49686343874159E-017" calcext:value-type="float">
            <text:p>1.50E-17</text:p>
          </table:table-cell>
          <table:table-cell/>
        </table:table-row>
        <table:table-row table:style-name="ro1">
          <table:table-cell table:number-columns-repeated="4"/>
          <table:table-cell table:formula="of:=([.F22]-[.$D$1])/([.$D22]*(1/10))" office:value-type="float" office:value="0" calcext:value-type="float">
            <text:p>0</text:p>
          </table:table-cell>
          <table:table-cell/>
          <table:table-cell table:formula="of:=([.H22]-[.$D$1])/([.$D22]*(1/50))" office:value-type="float" office:value="0" calcext:value-type="float">
            <text:p>0</text:p>
          </table:table-cell>
          <table:table-cell/>
          <table:table-cell table:formula="of:=([.J22]-[.$D$1])/([.$D22]*(1/100))" office:value-type="float" office:value="0" calcext:value-type="float">
            <text:p>0</text:p>
          </table:table-cell>
          <table:table-cell/>
          <table:table-cell table:formula="of:=([.L22]-[.$D$1])/([.$D22]*(1/500))" office:value-type="float" office:value="0" calcext:value-type="float">
            <text:p>0</text:p>
          </table:table-cell>
          <table:table-cell/>
          <table:table-cell table:formula="of:=([.N22]-[.$D$1])/([.$D22]*(1/1000))" office:value-type="float" office:value="0" calcext:value-type="float">
            <text:p>0</text:p>
          </table:table-cell>
          <table:table-cell/>
          <table:table-cell table:formula="of:=([.P22]-[.$D$1])/([.$D22]*(1/5000))" office:value-type="float" office:value="0" calcext:value-type="float">
            <text:p>0</text:p>
          </table:table-cell>
          <table:table-cell/>
          <table:table-cell table:formula="of:=([.R22]-[.$D$1])/([.$D22]*(1/10000))" office:value-type="float" office:value="0" calcext:value-type="float">
            <text:p>0</text:p>
          </table:table-cell>
          <table:table-cell/>
          <table:table-cell table:style-name="ce2" office:value-type="float" office:value="-1.02665483848281E-015" calcext:value-type="float">
            <text:p>-1.03E-15</text:p>
          </table:table-cell>
          <table:table-cell/>
        </table:table-row>
        <table:table-row table:style-name="ro1">
          <table:table-cell table:number-columns-repeated="4"/>
          <table:table-cell table:formula="of:=([.F23]-[.$D$1])/([.$D23]*(1/10))" office:value-type="float" office:value="0" calcext:value-type="float">
            <text:p>0</text:p>
          </table:table-cell>
          <table:table-cell/>
          <table:table-cell table:formula="of:=([.H23]-[.$D$1])/([.$D23]*(1/50))" office:value-type="float" office:value="0" calcext:value-type="float">
            <text:p>0</text:p>
          </table:table-cell>
          <table:table-cell/>
          <table:table-cell table:formula="of:=([.J23]-[.$D$1])/([.$D23]*(1/100))" office:value-type="float" office:value="0" calcext:value-type="float">
            <text:p>0</text:p>
          </table:table-cell>
          <table:table-cell/>
          <table:table-cell table:formula="of:=([.L23]-[.$D$1])/([.$D23]*(1/500))" office:value-type="float" office:value="0" calcext:value-type="float">
            <text:p>0</text:p>
          </table:table-cell>
          <table:table-cell/>
          <table:table-cell table:formula="of:=([.N23]-[.$D$1])/([.$D23]*(1/1000))" office:value-type="float" office:value="0" calcext:value-type="float">
            <text:p>0</text:p>
          </table:table-cell>
          <table:table-cell/>
          <table:table-cell table:formula="of:=([.P23]-[.$D$1])/([.$D23]*(1/5000))" office:value-type="float" office:value="0" calcext:value-type="float">
            <text:p>0</text:p>
          </table:table-cell>
          <table:table-cell/>
          <table:table-cell table:formula="of:=([.R23]-[.$D$1])/([.$D23]*(1/10000))" office:value-type="float" office:value="0" calcext:value-type="float">
            <text:p>0</text:p>
          </table:table-cell>
          <table:table-cell/>
          <table:table-cell table:style-name="ce2" office:value-type="float" office:value="2.00416459511015E-015" calcext:value-type="float">
            <text:p>2.00E-15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table:style-name="ce1"/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 table:number-rows-repeated="10">
          <table:table-cell table:number-columns-repeated="20"/>
        </table:table-row>
        <table:table-row table:style-name="ro1">
          <table:table-cell table:number-columns-repeated="4"/>
          <table:table-cell table:style-name="ce1"/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 table:number-rows-repeated="12">
          <table:table-cell table:number-columns-repeated="20"/>
        </table:table-row>
        <table:table-row table:style-name="ro1">
          <table:table-cell/>
          <table:table-cell office:value-type="string" calcext:value-type="string">
            <text:p>Hessian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1 / 100</text:p>
          </table:table-cell>
          <table:table-cell table:number-columns-repeated="3"/>
          <table:table-cell office:value-type="string" calcext:value-type="string">
            <text:p>1 / 1000</text:p>
          </table:table-cell>
          <table:table-cell table:number-columns-repeated="3"/>
          <table:table-cell office:value-type="string" calcext:value-type="string">
            <text:p>1 / 10000</text:p>
          </table:table-cell>
          <table:table-cell table:number-columns-repeated="3"/>
          <table:table-cell office:value-type="string" calcext:value-type="string">
            <text:p>Automatic Differenti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f1</text:p>
          </table:table-cell>
          <table:table-cell table:number-columns-repeated="3"/>
          <table:table-cell table:formula="of:=(-[.H4]+16*[.J4]-30*[.$D$1]+16*[.J16]-[.H16])/(12*([.$D4]*(1/100)^2))" office:value-type="float" office:value="-18.3556873404693" calcext:value-type="float">
            <text:p>-18.3556873404693</text:p>
          </table:table-cell>
          <table:table-cell table:number-columns-repeated="3"/>
          <table:table-cell table:formula="of:=(-[.L4]+16*[.N4]-30*[.$D$1]+16*[.N16]-[.L16])/(12*([.$D4]*(1/1000)^2))" office:value-type="float" office:value="100162.840984315" calcext:value-type="float">
            <text:p>100162.840984315</text:p>
          </table:table-cell>
          <table:table-cell table:number-columns-repeated="3"/>
          <table:table-cell table:formula="of:=(-[.P4]+16*[.R4]-30*[.$D$1]+16*[.R16]-[.P16])/(12*([.$D4]*(1/10000)^2))" office:value-type="float" office:value="901205.036522394" calcext:value-type="float">
            <text:p>901205.036522394</text:p>
          </table:table-cell>
          <table:table-cell table:number-columns-repeated="3"/>
          <table:table-cell table:style-name="ce2" office:value-type="float" office:value="46.76174223" calcext:value-type="float">
            <text:p>4.68E+01</text:p>
          </table:table-cell>
          <table:table-cell office:value-type="float" office:value="22.47287572" calcext:value-type="float">
            <text:p>22.472875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1</text:p>
          </table:table-cell>
          <table:table-cell table:number-columns-repeated="3"/>
          <table:table-cell table:formula="of:=(-[.H5]+16*[.J5]-30*[.$D$1]+16*[.J17]-[.H17])/(12*([.$D5]*(1/100)^2))" office:value-type="float" office:value="0" calcext:value-type="float">
            <text:p>0</text:p>
          </table:table-cell>
          <table:table-cell table:number-columns-repeated="3"/>
          <table:table-cell table:formula="of:=(-[.L5]+16*[.N5]-30*[.$D$1]+16*[.N17]-[.L17])/(12*([.$D5]*(1/1000)^2))" office:value-type="float" office:value="0" calcext:value-type="float">
            <text:p>0</text:p>
          </table:table-cell>
          <table:table-cell table:number-columns-repeated="3"/>
          <table:table-cell table:formula="of:=(-[.P5]+16*[.R5]-30*[.$D$1]+16*[.R17]-[.P17])/(12*([.$D5]*(1/10000)^2))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-0.0000805735423" calcext:value-type="float">
            <text:p>-8.06E-05</text:p>
          </table:table-cell>
          <table:table-cell table:style-name="ce2" office:value-type="float" office:value="0.0000000909387291" calcext:value-type="float">
            <text:p>9.09E-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f2</text:p>
          </table:table-cell>
          <table:table-cell table:number-columns-repeated="3"/>
          <table:table-cell table:formula="of:=(-[.H6]+16*[.J6]-30*[.$D$1]+16*[.J18]-[.H18])/(12*([.$D6]*(1/100)^2))" office:value-type="float" office:value="-4304.2310456561" calcext:value-type="float">
            <text:p>-4304.2310456561</text:p>
          </table:table-cell>
          <table:table-cell table:number-columns-repeated="3"/>
          <table:table-cell table:formula="of:=(-[.L6]+16*[.N6]-30*[.$D$1]+16*[.N18]-[.L18])/(12*([.$D6]*(1/1000)^2))" office:value-type="float" office:value="0" calcext:value-type="float">
            <text:p>0</text:p>
          </table:table-cell>
          <table:table-cell table:number-columns-repeated="3"/>
          <table:table-cell table:formula="of:=(-[.P6]+16*[.R6]-30*[.$D$1]+16*[.R18]-[.P18])/(12*([.$D6]*(1/10000)^2))" office:value-type="float" office:value="266322075.503922" calcext:value-type="float">
            <text:p>266322075.503922</text:p>
          </table:table-cell>
          <table:table-cell table:number-columns-repeated="3"/>
          <table:table-cell office:value-type="float" office:value="57265063.9608937" calcext:value-type="float">
            <text:p>57265063.9608937</text:p>
          </table:table-cell>
          <table:table-cell office:value-type="float" office:value="5896.7523819" calcext:value-type="float">
            <text:p>5896.7523819</text:p>
          </table:table-cell>
        </table:table-row>
        <table:table-row table:style-name="ro1">
          <table:table-cell table:number-columns-repeated="6"/>
          <table:table-cell table:formula="of:=(-[.H7]+16*[.J7]-30*[.$D$1]+16*[.J19]-[.H19])/(12*([.$D7]*(1/100)^2))" office:value-type="float" office:value="0" calcext:value-type="float">
            <text:p>0</text:p>
          </table:table-cell>
          <table:table-cell table:number-columns-repeated="3"/>
          <table:table-cell table:formula="of:=(-[.L7]+16*[.N7]-30*[.$D$1]+16*[.N19]-[.L19])/(12*([.$D7]*(1/1000)^2))" office:value-type="float" office:value="0" calcext:value-type="float">
            <text:p>0</text:p>
          </table:table-cell>
          <table:table-cell table:number-columns-repeated="3"/>
          <table:table-cell table:formula="of:=(-[.P7]+16*[.R7]-30*[.$D$1]+16*[.R19]-[.P19])/(12*([.$D7]*(1/10000)^2))" office:value-type="float" office:value="0" calcext:value-type="float">
            <text:p>0</text:p>
          </table:table-cell>
          <table:table-cell table:number-columns-repeated="3"/>
          <table:table-cell office:value-type="float" office:value="131.30816433" calcext:value-type="float">
            <text:p>131.30816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f3</text:p>
          </table:table-cell>
          <table:table-cell table:number-columns-repeated="3"/>
          <table:table-cell table:formula="of:=(-[.H8]+16*[.J8]-30*[.$D$1]+16*[.J20]-[.H20])/(12*([.$D8]*(1/100)^2))" office:value-type="float" office:value="0" calcext:value-type="float">
            <text:p>0</text:p>
          </table:table-cell>
          <table:table-cell table:number-columns-repeated="3"/>
          <table:table-cell table:formula="of:=(-[.L8]+16*[.N8]-30*[.$D$1]+16*[.N20]-[.L20])/(12*([.$D8]*(1/1000)^2))" office:value-type="float" office:value="0" calcext:value-type="float">
            <text:p>0</text:p>
          </table:table-cell>
          <table:table-cell table:number-columns-repeated="3"/>
          <table:table-cell table:formula="of:=(-[.P8]+16*[.R8]-30*[.$D$1]+16*[.R20]-[.P20])/(12*([.$D8]*(1/10000)^2))" office:value-type="float" office:value="0" calcext:value-type="float">
            <text:p>0</text:p>
          </table:table-cell>
          <table:table-cell table:number-columns-repeated="3"/>
          <table:table-cell office:value-type="float" office:value="0.00105489" calcext:value-type="float">
            <text:p>0.00105489</text:p>
          </table:table-cell>
          <table:table-cell office:value-type="float" office:value="0.14567426" calcext:value-type="float">
            <text:p>0.145674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3</text:p>
          </table:table-cell>
          <table:table-cell table:number-columns-repeated="3"/>
          <table:table-cell table:formula="of:=(-[.H9]+16*[.J9]-30*[.$D$1]+16*[.J21]-[.H21])/(12*([.$D9]*(1/100)^2))" office:value-type="float" office:value="0" calcext:value-type="float">
            <text:p>0</text:p>
          </table:table-cell>
          <table:table-cell table:number-columns-repeated="3"/>
          <table:table-cell table:formula="of:=(-[.L9]+16*[.N9]-30*[.$D$1]+16*[.N21]-[.L21])/(12*([.$D9]*(1/1000)^2))" office:value-type="float" office:value="0" calcext:value-type="float">
            <text:p>0</text:p>
          </table:table-cell>
          <table:table-cell table:number-columns-repeated="3"/>
          <table:table-cell table:formula="of:=(-[.P9]+16*[.R9]-30*[.$D$1]+16*[.R21]-[.P21])/(12*([.$D9]*(1/10000)^2))" office:value-type="float" office:value="0" calcext:value-type="float">
            <text:p>0</text:p>
          </table:table-cell>
          <table:table-cell table:number-columns-repeated="3"/>
          <table:table-cell office:value-type="float" office:value="-23.16058263" calcext:value-type="float">
            <text:p>-23.16058263</text:p>
          </table:table-cell>
          <table:table-cell office:value-type="float" office:value="0.08145329" calcext:value-type="float">
            <text:p>0.081453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f4</text:p>
          </table:table-cell>
          <table:table-cell table:number-columns-repeated="3"/>
          <table:table-cell table:formula="of:=(-[.H10]+16*[.J10]-30*[.$D$1]+16*[.J22]-[.H22])/(12*([.$D10]*(1/100)^2))" office:value-type="float" office:value="-10.7765648256949" calcext:value-type="float">
            <text:p>-10.7765648256949</text:p>
          </table:table-cell>
          <table:table-cell table:number-columns-repeated="3"/>
          <table:table-cell table:formula="of:=(-[.L10]+16*[.N10]-30*[.$D$1]+16*[.N22]-[.L22])/(12*([.$D10]*(1/1000)^2))" office:value-type="float" office:value="-1077.65648256949" calcext:value-type="float">
            <text:p>-1077.65648256949</text:p>
          </table:table-cell>
          <table:table-cell table:number-columns-repeated="3"/>
          <table:table-cell table:formula="of:=(-[.P10]+16*[.R10]-30*[.$D$1]+16*[.R22]-[.P22])/(12*([.$D10]*(1/10000)^2))" office:value-type="float" office:value="-107765.648256949" calcext:value-type="float">
            <text:p>-107765.648256949</text:p>
          </table:table-cell>
          <table:table-cell table:number-columns-repeated="3"/>
          <table:table-cell table:style-name="ce2" office:value-type="float" office:value="-0.00000118840037" calcext:value-type="float">
            <text:p>-1.19E-06</text:p>
          </table:table-cell>
          <table:table-cell office:value-type="float" office:value="0.01569507" calcext:value-type="float">
            <text:p>0.015695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4</text:p>
          </table:table-cell>
          <table:table-cell table:number-columns-repeated="3"/>
          <table:table-cell table:formula="of:=(-[.H11]+16*[.J11]-30*[.$D$1]+16*[.J23]-[.H23])/(12*([.$D11]*(1/100)^2))" office:value-type="float" office:value="0" calcext:value-type="float">
            <text:p>0</text:p>
          </table:table-cell>
          <table:table-cell table:number-columns-repeated="3"/>
          <table:table-cell table:formula="of:=(-[.L11]+16*[.N11]-30*[.$D$1]+16*[.N23]-[.L23])/(12*([.$D11]*(1/1000)^2))" office:value-type="float" office:value="0" calcext:value-type="float">
            <text:p>0</text:p>
          </table:table-cell>
          <table:table-cell table:number-columns-repeated="3"/>
          <table:table-cell table:formula="of:=(-[.P11]+16*[.R11]-30*[.$D$1]+16*[.R23]-[.P23])/(12*([.$D11]*(1/10000)^2))" office:value-type="float" office:value="0" calcext:value-type="float">
            <text:p>0</text:p>
          </table:table-cell>
          <table:table-cell table:number-columns-repeated="3"/>
          <table:table-cell office:value-type="float" office:value="180.02506968" calcext:value-type="float">
            <text:p>180.02506968</text:p>
          </table:table-cell>
          <table:table-cell office:value-type="float" office:value="5.36948122" calcext:value-type="float">
            <text:p>5.36948122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Central Difference Method</text:p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([.F4]-[.F16])/(2*(1/10))" office:value-type="float" office:value="-0.00000000870784333528718" calcext:value-type="float">
            <text:p>-8.70784333528718E-09</text:p>
          </table:table-cell>
          <table:table-cell/>
          <table:table-cell table:formula="of:=([.H4]-[.H16])/(2*(1/50))" office:value-type="float" office:value="-0.00000000870912231221155" calcext:value-type="float">
            <text:p>-8.70912231221155E-09</text:p>
          </table:table-cell>
          <table:table-cell/>
          <table:table-cell table:formula="of:=([.J4]-[.J16])/(2*(1/100))" office:value-type="float" office:value="-0.00000000870699068400427" calcext:value-type="float">
            <text:p>-8.70699068400427E-09</text:p>
          </table:table-cell>
          <table:table-cell/>
          <table:table-cell table:formula="of:=([.L4]-[.L16])/(2*(1/500))" office:value-type="float" office:value="-0.00000000433786340181541" calcext:value-type="float">
            <text:p>-4.33786340181541E-09</text:p>
          </table:table-cell>
          <table:table-cell/>
          <table:table-cell table:formula="of:=([.N4]-[.N16])/(2*(1/1000))" office:value-type="float" office:value="-0.00000000429878355134861" calcext:value-type="float">
            <text:p>-4.29878355134861E-09</text:p>
          </table:table-cell>
          <table:table-cell/>
          <table:table-cell table:formula="of:=([.P4]-[.P16])/(2*(1/5000))" office:value-type="float" office:value="-0.00000000419220214098459" calcext:value-type="float">
            <text:p>-4.19220214098459E-09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([.F5]-[.F17])/(2*(1/10))" office:value-type="float" office:value="0" calcext:value-type="float">
            <text:p>0</text:p>
          </table:table-cell>
          <table:table-cell/>
          <table:table-cell table:formula="of:=([.H6]-[.H17])/(2*(1/50))" office:value-type="float" office:value="-0.00000114195906064651" calcext:value-type="float">
            <text:p>-1.14195906064651E-06</text:p>
          </table:table-cell>
          <table:table-cell/>
          <table:table-cell table:formula="of:=([.J6]-[.J17])/(2*(1/100))" office:value-type="float" office:value="-0.0000011427367496708" calcext:value-type="float">
            <text:p>-1.1427367496708E-06</text:p>
          </table:table-cell>
          <table:table-cell/>
          <table:table-cell table:formula="of:=([.L5]-[.L17])/(2*(1/500))" office:value-type="float" office:value="0" calcext:value-type="float">
            <text:p>0</text:p>
          </table:table-cell>
          <table:table-cell/>
          <table:table-cell table:formula="of:=([.N5]-[.N17])/(2*(1/1000))" office:value-type="float" office:value="0" calcext:value-type="float">
            <text:p>0</text:p>
          </table:table-cell>
          <table:table-cell/>
          <table:table-cell table:formula="of:=([.P5]-[.P17])/(2*(1/5000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([.F6]-[.F18])/(2*(1/10))" office:value-type="float" office:value="-0.0000022842760927233" calcext:value-type="float">
            <text:p>-2.2842760927233E-06</text:p>
          </table:table-cell>
          <table:table-cell/>
          <table:table-cell table:formula="of:=([.H6]-[.H18])/(2*(1/50))" office:value-type="float" office:value="-0.00000228455476758427" calcext:value-type="float">
            <text:p>-2.28455476758427E-06</text:p>
          </table:table-cell>
          <table:table-cell/>
          <table:table-cell table:formula="of:=([.J6]-[.J18])/(2*(1/100))" office:value-type="float" office:value="-0.0000022839394375751" calcext:value-type="float">
            <text:p>-2.2839394375751E-06</text:p>
          </table:table-cell>
          <table:table-cell/>
          <table:table-cell table:formula="of:=([.L6]-[.L18])/(2*(1/500))" office:value-type="float" office:value="-0.00000228227747811616" calcext:value-type="float">
            <text:p>-2.28227747811616E-06</text:p>
          </table:table-cell>
          <table:table-cell/>
          <table:table-cell table:formula="of:=([.N6]-[.N18])/(2*(1/1000))" office:value-type="float" office:value="-0.00000228228458354351" calcext:value-type="float">
            <text:p>-2.28228458354351E-06</text:p>
          </table:table-cell>
          <table:table-cell/>
          <table:table-cell table:formula="of:=([.P6]-[.P18])/(2*(1/5000))" office:value-type="float" office:value="-0.00000114106057935714" calcext:value-type="float">
            <text:p>-1.14106057935714E-06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([.F7]-[.F19])/(2*(1/10))" office:value-type="float" office:value="0" calcext:value-type="float">
            <text:p>0</text:p>
          </table:table-cell>
          <table:table-cell/>
          <table:table-cell table:formula="of:=([.H7]-[.H19])/(2*(1/50))" office:value-type="float" office:value="0" calcext:value-type="float">
            <text:p>0</text:p>
          </table:table-cell>
          <table:table-cell/>
          <table:table-cell table:formula="of:=([.J7]-[.J19])/(2*(1/100))" office:value-type="float" office:value="0" calcext:value-type="float">
            <text:p>0</text:p>
          </table:table-cell>
          <table:table-cell/>
          <table:table-cell table:formula="of:=([.L7]-[.L19])/(2*(1/500))" office:value-type="float" office:value="0" calcext:value-type="float">
            <text:p>0</text:p>
          </table:table-cell>
          <table:table-cell/>
          <table:table-cell table:formula="of:=([.N7]-[.N19])/(2*(1/1000))" office:value-type="float" office:value="0" calcext:value-type="float">
            <text:p>0</text:p>
          </table:table-cell>
          <table:table-cell/>
          <table:table-cell table:formula="of:=([.P7]-[.P19])/(2*(1/5000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([.F8]-[.F20])/(2*(1/10))" office:value-type="float" office:value="0" calcext:value-type="float">
            <text:p>0</text:p>
          </table:table-cell>
          <table:table-cell/>
          <table:table-cell table:formula="of:=([.H8]-[.H20])/(2*(1/50))" office:value-type="float" office:value="0" calcext:value-type="float">
            <text:p>0</text:p>
          </table:table-cell>
          <table:table-cell/>
          <table:table-cell table:formula="of:=([.J8]-[.J20])/(2*(1/100))" office:value-type="float" office:value="0" calcext:value-type="float">
            <text:p>0</text:p>
          </table:table-cell>
          <table:table-cell/>
          <table:table-cell table:formula="of:=([.L8]-[.L20])/(2*(1/500))" office:value-type="float" office:value="0" calcext:value-type="float">
            <text:p>0</text:p>
          </table:table-cell>
          <table:table-cell/>
          <table:table-cell table:formula="of:=([.N8]-[.N20])/(2*(1/1000))" office:value-type="float" office:value="0" calcext:value-type="float">
            <text:p>0</text:p>
          </table:table-cell>
          <table:table-cell/>
          <table:table-cell table:formula="of:=([.P8]-[.P20])/(2*(1/5000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([.F9]-[.F21])/(2*(1/10))" office:value-type="float" office:value="0" calcext:value-type="float">
            <text:p>0</text:p>
          </table:table-cell>
          <table:table-cell/>
          <table:table-cell table:formula="of:=([.H9]-[.H21])/(2*(1/50))" office:value-type="float" office:value="0" calcext:value-type="float">
            <text:p>0</text:p>
          </table:table-cell>
          <table:table-cell/>
          <table:table-cell table:formula="of:=([.J9]-[.J21])/(2*(1/100))" office:value-type="float" office:value="0" calcext:value-type="float">
            <text:p>0</text:p>
          </table:table-cell>
          <table:table-cell/>
          <table:table-cell table:formula="of:=([.L9]-[.L21])/(2*(1/500))" office:value-type="float" office:value="0" calcext:value-type="float">
            <text:p>0</text:p>
          </table:table-cell>
          <table:table-cell/>
          <table:table-cell table:formula="of:=([.N9]-[.N21])/(2*(1/1000))" office:value-type="float" office:value="0" calcext:value-type="float">
            <text:p>0</text:p>
          </table:table-cell>
          <table:table-cell/>
          <table:table-cell table:formula="of:=([.P9]-[.P21])/(2*(1/5000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([.F10]-[.F22])/(2*(1/10))" office:value-type="float" office:value="0" calcext:value-type="float">
            <text:p>0</text:p>
          </table:table-cell>
          <table:table-cell/>
          <table:table-cell table:formula="of:=([.H10]-[.H22])/(2*(1/50))" office:value-type="float" office:value="0" calcext:value-type="float">
            <text:p>0</text:p>
          </table:table-cell>
          <table:table-cell/>
          <table:table-cell table:formula="of:=([.J10]-[.J22])/(2*(1/100))" office:value-type="float" office:value="0" calcext:value-type="float">
            <text:p>0</text:p>
          </table:table-cell>
          <table:table-cell/>
          <table:table-cell table:formula="of:=([.L10]-[.L22])/(2*(1/500))" office:value-type="float" office:value="0" calcext:value-type="float">
            <text:p>0</text:p>
          </table:table-cell>
          <table:table-cell/>
          <table:table-cell table:formula="of:=([.N10]-[.N22])/(2*(1/1000))" office:value-type="float" office:value="0" calcext:value-type="float">
            <text:p>0</text:p>
          </table:table-cell>
          <table:table-cell/>
          <table:table-cell table:formula="of:=([.P10]-[.P22])/(2*(1/5000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([.F11]-[.F23])/(2*(1/10))" office:value-type="float" office:value="0" calcext:value-type="float">
            <text:p>0</text:p>
          </table:table-cell>
          <table:table-cell/>
          <table:table-cell table:formula="of:=([.H11]-[.H23])/(2*(1/50))" office:value-type="float" office:value="0" calcext:value-type="float">
            <text:p>0</text:p>
          </table:table-cell>
          <table:table-cell/>
          <table:table-cell table:formula="of:=([.J11]-[.J23])/(2*(1/100))" office:value-type="float" office:value="0" calcext:value-type="float">
            <text:p>0</text:p>
          </table:table-cell>
          <table:table-cell/>
          <table:table-cell table:formula="of:=([.L11]-[.L23])/(2*(1/500))" office:value-type="float" office:value="0" calcext:value-type="float">
            <text:p>0</text:p>
          </table:table-cell>
          <table:table-cell/>
          <table:table-cell table:formula="of:=([.N11]-[.N23])/(2*(1/1000))" office:value-type="float" office:value="0" calcext:value-type="float">
            <text:p>0</text:p>
          </table:table-cell>
          <table:table-cell/>
          <table:table-cell table:formula="of:=([.P11]-[.P23])/(2*(1/5000)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4:14:35.709977524</meta:creation-date>
    <dc:date>2020-03-10T15:16:57.438574866</dc:date>
    <meta:editing-duration>PT6H45M6S</meta:editing-duration>
    <meta:editing-cycles>36</meta:editing-cycles>
    <meta:generator>LibreOffice/5.3.1.2$Linux_X86_64 LibreOffice_project/30m0$Build-2</meta:generator>
    <meta:document-statistic meta:table-count="2" meta:cell-count="1310" meta:object-count="0"/>
  </office:meta>
</office:document-meta>
</file>